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000000001F40000015080BE87473828E56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Lucida Sans Unicode1" svg:font-family="'Lucida Sans Unicode'" style:font-pitch="variable"/>
    <style:font-face style:name="MS Gothic1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0" style:family="table">
      <style:table-properties style:width="9.149cm" fo:margin-top="0cm" fo:margin-bottom="0cm" table:align="left" fo:background-color="transparent">
        <style:background-image/>
      </style:table-properties>
    </style:style>
    <style:style style:name="Tableau30.A" style:family="table-column">
      <style:table-column-properties style:column-width="2.63cm"/>
    </style:style>
    <style:style style:name="Tableau30.B" style:family="table-column">
      <style:table-column-properties style:column-width="1.63cm"/>
    </style:style>
    <style:style style:name="Tableau30.1" style:family="table-row">
      <style:table-row-properties style:min-row-height="0.011cm" fo:background-color="transparent">
        <style:background-image/>
      </style:table-row-properties>
    </style:style>
    <style:style style:name="Tableau30.A1" style:family="table-cell">
      <style:table-cell-properties style:vertical-align="middle" fo:background-color="#e8c32a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30.B1" style:family="table-cell" style:data-style-name="N0">
      <style:table-cell-properties style:vertical-align="middle" fo:padding="0cm" fo:border-left="0.5pt solid #000000" fo:border-right="none" fo:border-top="0.5pt solid #000000" fo:border-bottom="0.5pt solid #000000"/>
    </style:style>
    <style:style style:name="Tableau30.C1" style:family="table-cell" style:data-style-name="N0">
      <style:table-cell-properties style:vertical-align="middle" fo:padding="0cm" fo:border-left="0.5pt solid #000000" fo:border-right="none" fo:border-top="0.5pt solid #000000" fo:border-bottom="0.5pt solid #000000"/>
    </style:style>
    <style:style style:name="Tableau30.D1" style:family="table-cell" style:data-style-name="N0">
      <style:table-cell-properties style:vertical-align="middle" fo:padding="0cm" fo:border-left="0.5pt solid #000000" fo:border-right="none" fo:border-top="0.5pt solid #000000" fo:border-bottom="0.5pt solid #000000"/>
    </style:style>
    <style:style style:name="Tableau30.E1" style:family="table-cell" style:data-style-name="N0">
      <style:table-cell-properties style:vertical-align="middle" fo:padding="0cm" fo:border="0.5pt solid #000000"/>
    </style:style>
    <style:style style:name="Tableau30.2" style:family="table-row">
      <style:table-row-properties style:row-height="1.499cm" fo:background-color="transparent">
        <style:background-image/>
      </style:table-row-properties>
    </style:style>
    <style:style style:name="Tableau30.A2" style:family="table-cell">
      <style:table-cell-properties style:vertical-align="middle" fo:background-color="#e8c32a" fo:padding="0cm" fo:border-left="0.5pt solid #000000" fo:border-right="none" fo:border-top="none" fo:border-bottom="0.5pt solid #000000">
        <style:background-image/>
      </style:table-cell-properties>
    </style:style>
    <style:style style:name="Tableau30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au30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au30.D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au30.E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au30.B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au30.C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au30.D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au30.E3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au31" style:family="table">
      <style:table-properties style:width="2.099cm" table:align="margins"/>
    </style:style>
    <style:style style:name="Tableau31.A" style:family="table-column">
      <style:table-column-properties style:column-width="2.099cm" style:rel-column-width="65535*"/>
    </style:style>
    <style:style style:name="Tableau31.1" style:family="table-row">
      <style:table-row-properties style:min-row-height="2.401cm"/>
    </style:style>
    <style:style style:name="Tableau31.A1" style:family="table-cell">
      <style:table-cell-properties style:vertical-align="middle"/>
    </style:style>
    <style:style style:name="Tableau32" style:family="table">
      <style:table-properties style:width="4.346cm" table:align="margins"/>
    </style:style>
    <style:style style:name="Tableau32.A" style:family="table-column">
      <style:table-column-properties style:column-width="4.346cm" style:rel-column-width="65535*"/>
    </style:style>
    <style:style style:name="Tableau32.1" style:family="table-row">
      <style:table-row-properties style:min-row-height="2.401cm"/>
    </style:style>
    <style:style style:name="Tableau32.A1" style:family="table-cell">
      <style:table-cell-properties style:vertical-align="middle"/>
    </style:style>
    <style:style style:name="Tableau33" style:family="table">
      <style:table-properties style:width="2.512cm" table:align="margins"/>
    </style:style>
    <style:style style:name="Tableau33.A" style:family="table-column">
      <style:table-column-properties style:column-width="2.512cm" style:rel-column-width="65535*"/>
    </style:style>
    <style:style style:name="Tableau33.1" style:family="table-row">
      <style:table-row-properties style:min-row-height="2.401cm"/>
    </style:style>
    <style:style style:name="Tableau33.A1" style:family="table-cell">
      <style:table-cell-properties style:vertical-align="middle"/>
    </style:style>
    <style:style style:name="Tableau34" style:family="table">
      <style:table-properties style:width="9.151cm" fo:margin-top="0cm" fo:margin-bottom="0cm" table:align="margins" fo:background-color="transparent">
        <style:background-image/>
      </style:table-properties>
    </style:style>
    <style:style style:name="Tableau34.A" style:family="table-column">
      <style:table-column-properties style:column-width="2.288cm" style:rel-column-width="16383*"/>
    </style:style>
    <style:style style:name="Tableau34.D" style:family="table-column">
      <style:table-column-properties style:column-width="2.288cm" style:rel-column-width="16386*"/>
    </style:style>
    <style:style style:name="Tableau34.1" style:family="table-row">
      <style:table-row-properties fo:background-color="transparent">
        <style:background-image/>
      </style:table-row-properties>
    </style:style>
    <style:style style:name="Tableau34.A1" style:family="table-cell">
      <style:table-cell-properties fo:background-color="#e8c32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4.B1" style:family="table-cell" style:data-style-name="N0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34.D1" style:family="table-cell">
      <style:table-cell-properties fo:padding="0.097cm" fo:border="0.5pt solid #000000"/>
    </style:style>
    <style:style style:name="Tableau34.2" style:family="table-row">
      <style:table-row-properties style:row-height="1.184cm" fo:background-color="transparent">
        <style:background-image/>
      </style:table-row-properties>
    </style:style>
    <style:style style:name="Tableau34.A2" style:family="table-cell">
      <style:table-cell-properties fo:background-color="#e8c32a" fo:padding="0.097cm" fo:border-left="0.5pt solid #000000" fo:border-right="none" fo:border-top="none" fo:border-bottom="0.5pt solid #000000">
        <style:background-image/>
      </style:table-cell-properties>
    </style:style>
    <style:style style:name="Tableau3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4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4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5" style:family="table">
      <style:table-properties style:width="9.151cm" table:align="margins" fo:background-color="transparent">
        <style:background-image/>
      </style:table-properties>
    </style:style>
    <style:style style:name="Tableau35.A" style:family="table-column">
      <style:table-column-properties style:column-width="0.967cm" style:rel-column-width="6926*"/>
    </style:style>
    <style:style style:name="Tableau35.B" style:family="table-column">
      <style:table-column-properties style:column-width="2.076cm" style:rel-column-width="14867*"/>
    </style:style>
    <style:style style:name="Tableau35.C" style:family="table-column">
      <style:table-column-properties style:column-width="2.013cm" style:rel-column-width="14417*"/>
    </style:style>
    <style:style style:name="Tableau35.D" style:family="table-column">
      <style:table-column-properties style:column-width="2.055cm" style:rel-column-width="14713*"/>
    </style:style>
    <style:style style:name="Tableau35.E" style:family="table-column">
      <style:table-column-properties style:column-width="2.041cm" style:rel-column-width="14612*"/>
    </style:style>
    <style:style style:name="Tableau35.1" style:family="table-row">
      <style:table-row-properties style:row-height="1cm" fo:background-color="transparent">
        <style:background-image/>
      </style:table-row-properties>
    </style:style>
    <style:style style:name="Tableau35.A1" style:family="table-cell">
      <style:table-cell-properties style:vertical-align="middle" fo:background-color="#e8c32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5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5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5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5.E1" style:family="table-cell">
      <style:table-cell-properties style:vertical-align="middle" fo:padding="0.097cm" fo:border="0.5pt solid #000000"/>
    </style:style>
    <style:style style:name="Tableau35.A2" style:family="table-cell">
      <style:table-cell-properties style:vertical-align="middle" fo:background-color="#e8c32a" fo:padding="0.097cm" fo:border-left="0.5pt solid #000000" fo:border-right="none" fo:border-top="none" fo:border-bottom="0.5pt solid #000000">
        <style:background-image/>
      </style:table-cell-properties>
    </style:style>
    <style:style style:name="Tableau3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5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5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5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6" style:family="table">
      <style:table-properties style:width="9.151cm" table:align="margins" fo:background-color="transparent">
        <style:background-image/>
      </style:table-properties>
    </style:style>
    <style:style style:name="Tableau36.A" style:family="table-column">
      <style:table-column-properties style:column-width="0.967cm" style:rel-column-width="6926*"/>
    </style:style>
    <style:style style:name="Tableau36.B" style:family="table-column">
      <style:table-column-properties style:column-width="2.055cm" style:rel-column-width="14713*"/>
    </style:style>
    <style:style style:name="Tableau36.C" style:family="table-column">
      <style:table-column-properties style:column-width="2.034cm" style:rel-column-width="14571*"/>
    </style:style>
    <style:style style:name="Tableau36.E" style:family="table-column">
      <style:table-column-properties style:column-width="2.041cm" style:rel-column-width="14612*"/>
    </style:style>
    <style:style style:name="Tableau36.1" style:family="table-row">
      <style:table-row-properties style:row-height="1cm" fo:background-color="transparent">
        <style:background-image/>
      </style:table-row-properties>
    </style:style>
    <style:style style:name="Tableau36.A1" style:family="table-cell">
      <style:table-cell-properties style:vertical-align="middle" fo:background-color="#e8c32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6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6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6.E1" style:family="table-cell">
      <style:table-cell-properties style:vertical-align="middle" fo:padding="0.097cm" fo:border="0.5pt solid #000000"/>
    </style:style>
    <style:style style:name="Tableau36.A2" style:family="table-cell">
      <style:table-cell-properties style:vertical-align="middle" fo:background-color="#e8c32a" fo:padding="0.097cm" fo:border-left="0.5pt solid #000000" fo:border-right="none" fo:border-top="none" fo:border-bottom="0.5pt solid #000000">
        <style:background-image/>
      </style:table-cell-properties>
    </style:style>
    <style:style style:name="Tableau3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6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6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6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6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6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6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6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7" style:family="table">
      <style:table-properties style:width="9.149cm" fo:margin-top="0.101cm" fo:margin-bottom="0cm" table:align="left" fo:background-color="transparent">
        <style:background-image/>
      </style:table-properties>
    </style:style>
    <style:style style:name="Tableau37.A" style:family="table-column">
      <style:table-column-properties style:column-width="3.695cm"/>
    </style:style>
    <style:style style:name="Tableau37.B" style:family="table-column">
      <style:table-column-properties style:column-width="1.233cm"/>
    </style:style>
    <style:style style:name="Tableau37.C" style:family="table-column">
      <style:table-column-properties style:column-width="1.348cm"/>
    </style:style>
    <style:style style:name="Tableau37.D" style:family="table-column">
      <style:table-column-properties style:column-width="1.401cm"/>
    </style:style>
    <style:style style:name="Tableau37.E" style:family="table-column">
      <style:table-column-properties style:column-width="1.473cm"/>
    </style:style>
    <style:style style:name="Tableau37.1" style:family="table-row">
      <style:table-row-properties fo:background-color="transparent">
        <style:background-image/>
      </style:table-row-properties>
    </style:style>
    <style:style style:name="Tableau37.A1" style:family="table-cell">
      <style:table-cell-properties style:vertical-align="middle" fo:background-color="#e8c32a" fo:padding-left="0cm" fo:padding-right="0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au37.B1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0.5pt solid #000000" fo:border-bottom="0.5pt solid #000000"/>
    </style:style>
    <style:style style:name="Tableau37.C1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0.5pt solid #000000" fo:border-bottom="0.5pt solid #000000"/>
    </style:style>
    <style:style style:name="Tableau37.D1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0.5pt solid #000000" fo:border-bottom="0.5pt solid #000000"/>
    </style:style>
    <style:style style:name="Tableau37.E1" style:family="table-cell" style:data-style-name="N0">
      <style:table-cell-properties style:vertical-align="middle" fo:padding-left="0cm" fo:padding-right="0cm" fo:padding-top="0.101cm" fo:padding-bottom="0.101cm" fo:border="0.5pt solid #000000"/>
    </style:style>
    <style:style style:name="Tableau37.2" style:family="table-row">
      <style:table-row-properties style:row-height="0.96cm" fo:background-color="transparent">
        <style:background-image/>
      </style:table-row-properties>
    </style:style>
    <style:style style:name="Tableau37.A2" style:family="table-cell">
      <style:table-cell-properties style:vertical-align="middle" fo:background-color="#e8c32a" fo:padding="0cm" fo:border-left="0.5pt solid #000000" fo:border-right="none" fo:border-top="none" fo:border-bottom="0.5pt solid #000000">
        <style:background-image/>
      </style:table-cell-properties>
    </style:style>
    <style:style style:name="Tableau37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37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au37.D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au37.E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au37.3" style:family="table-row">
      <style:table-row-properties style:row-height="0.801cm" fo:background-color="transparent">
        <style:background-image/>
      </style:table-row-properties>
    </style:style>
    <style:style style:name="Tableau37.B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37.C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au37.D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au37.E3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1" style:family="table">
      <style:table-properties style:width="9.151cm" table:align="margins" fo:background-color="transparent">
        <style:background-image/>
      </style:table-properties>
    </style:style>
    <style:style style:name="Table1.A" style:family="table-column">
      <style:table-column-properties style:column-width="0.967cm" style:rel-column-width="6922*"/>
    </style:style>
    <style:style style:name="Table1.B" style:family="table-column">
      <style:table-column-properties style:column-width="2.053cm" style:rel-column-width="14704*"/>
    </style:style>
    <style:style style:name="Table1.C" style:family="table-column">
      <style:table-column-properties style:column-width="2.036cm" style:rel-column-width="14576*"/>
    </style:style>
    <style:style style:name="Table1.D" style:family="table-column">
      <style:table-column-properties style:column-width="2.055cm" style:rel-column-width="14717*"/>
    </style:style>
    <style:style style:name="Table1.E" style:family="table-column">
      <style:table-column-properties style:column-width="2.041cm" style:rel-column-width="14616*"/>
    </style:style>
    <style:style style:name="Table1.1" style:family="table-row">
      <style:table-row-properties style:row-height="0.801cm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e8c32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bottom" fo:padding="0.097cm" fo:border="0.5pt solid #000000"/>
    </style:style>
    <style:style style:name="Table1.A2" style:family="table-cell">
      <style:table-cell-properties style:vertical-align="middle" fo:background-color="#e8c32a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D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1.B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D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E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/>
      <style:text-properties officeooo:paragraph-rsid="0211dd7e"/>
    </style:style>
    <style:style style:name="P2" style:family="paragraph" style:parent-style-name="Header">
      <style:paragraph-properties fo:text-align="start" style:justify-single-word="false"/>
      <style:text-properties officeooo:paragraph-rsid="0289fb01"/>
    </style:style>
    <style:style style:name="P3" style:family="paragraph" style:parent-style-name="Header">
      <style:paragraph-properties fo:text-align="start" style:justify-single-word="false"/>
      <style:text-properties officeooo:paragraph-rsid="02a56131"/>
    </style:style>
    <style:style style:name="P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" style:family="paragraph" style:parent-style-name="Header">
      <style:paragraph-properties fo:text-align="center" style:justify-single-word="false"/>
      <style:text-properties officeooo:paragraph-rsid="00ab054e"/>
    </style:style>
    <style:style style:name="P8" style:family="paragraph" style:parent-style-name="Header">
      <style:paragraph-properties fo:text-align="center" style:justify-single-word="false"/>
      <style:text-properties officeooo:paragraph-rsid="00c10aa6"/>
    </style:style>
    <style:style style:name="P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1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12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1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4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Footer">
      <style:text-properties officeooo:paragraph-rsid="00c384cf"/>
    </style:style>
    <style:style style:name="P19" style:family="paragraph" style:parent-style-name="Footer">
      <style:paragraph-properties fo:text-align="start" style:justify-single-word="false"/>
      <style:text-properties officeooo:paragraph-rsid="0211dd7e"/>
    </style:style>
    <style:style style:name="P20" style:family="paragraph" style:parent-style-name="Footer">
      <style:paragraph-properties fo:text-align="start" style:justify-single-word="false"/>
      <style:text-properties officeooo:paragraph-rsid="00d4df5c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rsid="0242edd8" officeooo:paragraph-rsid="0242edd8"/>
    </style:style>
    <style:style style:name="P23" style:family="paragraph" style:parent-style-name="Footer">
      <style:text-properties officeooo:paragraph-rsid="008d016c"/>
    </style:style>
    <style:style style:name="P24" style:family="paragraph" style:parent-style-name="Footer">
      <style:text-properties officeooo:paragraph-rsid="010f7046"/>
    </style:style>
    <style:style style:name="P25" style:family="paragraph" style:parent-style-name="Footer">
      <style:text-properties officeooo:paragraph-rsid="01120261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3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58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9" style:family="paragraph" style:parent-style-name="Footer">
      <style:paragraph-properties fo:text-align="end" style:justify-single-word="false"/>
      <style:text-properties officeooo:paragraph-rsid="00d4df5c"/>
    </style:style>
    <style:style style:name="P60" style:family="paragraph" style:parent-style-name="Footer">
      <style:text-properties officeooo:paragraph-rsid="00d4df5c"/>
    </style:style>
    <style:style style:name="P61" style:family="paragraph" style:parent-style-name="Footer">
      <style:text-properties officeooo:paragraph-rsid="00863005"/>
    </style:style>
    <style:style style:name="P62" style:family="paragraph" style:parent-style-name="Footer">
      <style:text-properties officeooo:paragraph-rsid="030c4d7d"/>
    </style:style>
    <style:style style:name="P63" style:family="paragraph" style:parent-style-name="Footer">
      <style:text-properties officeooo:paragraph-rsid="00a59a60"/>
    </style:style>
    <style:style style:name="P64" style:family="paragraph" style:parent-style-name="Footer">
      <style:text-properties officeooo:paragraph-rsid="004274bc"/>
    </style:style>
    <style:style style:name="P65" style:family="paragraph" style:parent-style-name="Footer">
      <style:text-properties officeooo:paragraph-rsid="00d8520c"/>
    </style:style>
    <style:style style:name="P66" style:family="paragraph" style:parent-style-name="Footer">
      <style:text-properties officeooo:paragraph-rsid="002aa84d"/>
    </style:style>
    <style:style style:name="P67" style:family="paragraph" style:parent-style-name="Footer">
      <style:text-properties officeooo:rsid="001f8a2d" officeooo:paragraph-rsid="00bd36bc"/>
    </style:style>
    <style:style style:name="P68" style:family="paragraph" style:parent-style-name="Footer">
      <style:text-properties officeooo:rsid="001f8a2d" officeooo:paragraph-rsid="002b33ed"/>
    </style:style>
    <style:style style:name="P69" style:family="paragraph" style:parent-style-name="Footer">
      <style:text-properties officeooo:rsid="011350d1" officeooo:paragraph-rsid="011350d1"/>
    </style:style>
    <style:style style:name="P70" style:family="paragraph" style:parent-style-name="Footer">
      <style:text-properties officeooo:rsid="0096b4e2" officeooo:paragraph-rsid="0096b4e2"/>
    </style:style>
    <style:style style:name="P71" style:family="paragraph" style:parent-style-name="Footer">
      <style:text-properties officeooo:paragraph-rsid="0096b4e2"/>
    </style:style>
    <style:style style:name="P72" style:family="paragraph" style:parent-style-name="Footer">
      <style:text-properties officeooo:paragraph-rsid="02a682f9"/>
    </style:style>
    <style:style style:name="P73" style:family="paragraph" style:parent-style-name="Header">
      <style:paragraph-properties fo:margin-left="0cm" fo:margin-right="0cm" fo:text-indent="0cm" style:auto-text-indent="false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P7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0" style:family="paragraph" style:parent-style-name="_5f_Header_20_D_20_page_20_impaire_20__28_D_29_">
      <style:text-properties officeooo:paragraph-rsid="01a13e78"/>
    </style:style>
    <style:style style:name="P81" style:family="paragraph" style:parent-style-name="_5f_Header_20_G_20_page_20_impaire_20__28_D_29_">
      <style:text-properties officeooo:paragraph-rsid="01259ec2"/>
    </style:style>
    <style:style style:name="P82" style:family="paragraph" style:parent-style-name="_5f_Header_20_G_20_page_20_impaire_20__28_D_29_">
      <style:text-properties officeooo:paragraph-rsid="00c87b35"/>
    </style:style>
    <style:style style:name="P83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4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5" style:family="paragraph" style:parent-style-name="_5f_Header_20_G_20_page_20_paire_20__28_G_29_">
      <style:text-properties officeooo:paragraph-rsid="00eb2abc"/>
    </style:style>
    <style:style style:name="P86" style:family="paragraph" style:parent-style-name="_5f_Header_20_G_20_page_20_paire_20__28_G_29_">
      <style:paragraph-properties fo:text-align="start" style:justify-single-word="false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N_20_page_20_impaire_20__28_D_29_">
      <style:paragraph-properties fo:text-align="start" style:justify-single-word="false"/>
    </style:style>
    <style:style style:name="P89" style:family="paragraph" style:parent-style-name="_5f_Header_20_N_20_page_20_impaire_20__28_D_29_">
      <style:text-properties officeooo:rsid="0277791e" officeooo:paragraph-rsid="0277791e"/>
    </style:style>
    <style:style style:name="P90" style:family="paragraph" style:parent-style-name="_5f_Header_20_N_20_page_20_impaire_20__28_D_29_">
      <style:text-properties officeooo:rsid="027aa87d" officeooo:paragraph-rsid="027aa87d"/>
    </style:style>
    <style:style style:name="P9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10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Standard" style:list-style-name="_5f_Numérotation_20_des_20_exercices_20_livrets"/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paire_20__28_G_29_"/>
    <style:style style:name="P105" style:family="paragraph" style:parent-style-name="_5f_Footer_20_page_20_paire_20__28_G_29_">
      <style:text-properties fo:font-size="9pt" style:font-size-asian="9pt" style:font-size-complex="9pt"/>
    </style:style>
    <style:style style:name="P106" style:family="paragraph" style:parent-style-name="_5f_Paragraphe" style:list-style-name="_5f_Numérotation_20_des_20_exercices"/>
    <style:style style:name="P107" style:family="paragraph" style:parent-style-name="_5f_Paragraphe_5f_Réponse_5f_Elève" style:list-style-name="_5f_Numérotation_20_des_20_exercices"/>
    <style:style style:name="P10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9" style:family="paragraph" style:parent-style-name="_5f_Paragraphe_5f_avec_5f_Num_5f_Question" style:list-style-name="_5f_Numérotation_20_des_20_exercices"/>
    <style:style style:name="P110" style:family="paragraph" style:parent-style-name="_5f_Paragraphe_5f_avec_5f_Num_5f_Question" style:list-style-name="_5f_Numérotation_20_des_20_exercices">
      <style:paragraph-properties fo:text-align="start" style:justify-single-word="false"/>
    </style:style>
    <style:style style:name="P111" style:family="paragraph" style:parent-style-name="_5f_Premier_5f_Titre_5f_Exercices_5f_avec_5f_Num_5f_Exo_5f_sans_5f_Titre" style:master-page-name="_35__5f_1_5f_SERIE_5f_N_5f_GAUCHE_5f_ET_5f_DROITE_5f_2COL">
      <style:paragraph-properties style:page-number="186" fo:break-before="auto" fo:break-after="auto"/>
    </style:style>
    <style:style style:name="P112" style:family="paragraph" style:parent-style-name="_5f_Tableau_5f_Centré" style:list-style-name="_5f_Numérotation_20_des_20_exercices_20_livrets"/>
    <style:style style:name="P113" style:family="paragraph" style:parent-style-name="_5f_Tableau_5f_Centré_5f_Gras" style:list-style-name="_5f_Numérotation_20_des_20_exercices_20_livrets">
      <style:text-properties officeooo:rsid="02453990" officeooo:paragraph-rsid="02453990"/>
    </style:style>
    <style:style style:name="P114" style:family="paragraph" style:parent-style-name="_5f_Titre_5f_Exercices_5f_sans_5f_Titre" style:list-style-name="_5f_Numérotation_20_des_20_exercices"/>
    <style:style style:name="P115" style:family="paragraph" style:parent-style-name="_5f_Titre_5f_Exercices_5f_sans_5f_Titre" style:list-style-name=""/>
    <style:style style:name="P116" style:family="paragraph">
      <style:paragraph-properties fo:text-align="center"/>
    </style:style>
    <style:style style:name="P11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d7e12c"/>
    </style:style>
    <style:style style:name="P12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24" style:family="paragraph">
      <loext:graphic-properties draw:fill="solid" draw:fill-color="#7fb241"/>
    </style:style>
    <style:style style:name="P125" style:family="paragraph">
      <loext:graphic-properties draw:fill="solid" draw:fill-color="#1ca2b8"/>
    </style:style>
    <style:style style:name="P12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d62e4e"/>
    </style:style>
    <style:style style:name="P12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29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style:paragraph-properties fo:margin-left="0cm" fo:margin-right="0cm" fo:margin-top="0cm" fo:margin-bottom="0cm" fo:line-height="100%" fo:text-indent="0cm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2" fo:font-size="7pt" fo:font-style="normal" fo:text-shadow="none" style:text-underline-style="none" fo:font-weight="normal" style:letter-kerning="true" style:font-name-asian="Lucida Sans Unicode1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style:paragraph-properties fo:margin-left="0cm" fo:margin-right="0cm" fo:margin-top="0cm" fo:margin-bottom="0cm" fo:line-height="100%" fo:text-align="center" fo:text-indent="0cm"/>
    </style:style>
    <style:style style:name="P13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7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4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2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Bitstream Vera Sans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1" style:font-size-asian="8pt" style:language-asian="zxx" style:country-asian="none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80%" style:font-relief="none" style:text-overline-style="none" style:text-overline-color="font-color" fo:hyphenate="false"/>
    </style:style>
    <style:style style:name="P143" style:family="paragraph">
      <loext:graphic-properties draw:fill="solid" draw:fill-color="#5e11a6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4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5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46" style:family="paragraph">
      <loext:graphic-properties draw:fill="none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T19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T21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T23" style:family="text">
      <style:text-properties fo:font-variant="small-caps" fo:color="#d7e12c" loext:opacity="100%" style:font-name="Bitstream Vera Sans" fo:font-size="16pt" fo:font-weight="bold" officeooo:rsid="0244a749"/>
    </style:style>
    <style:style style:name="T24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T25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T26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T27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T28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T29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30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1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32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33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34" style:family="text">
      <style:text-properties fo:font-variant="small-caps" fo:color="#9d0f89" loext:opacity="100%" style:font-name="Bitstream Vera Sans" fo:font-size="16pt" fo:font-weight="bold" officeooo:rsid="01a13e78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3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64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T65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T66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T67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T68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T69" style:family="text">
      <style:text-properties fo:font-variant="small-caps" officeooo:rsid="0054f64f"/>
    </style:style>
    <style:style style:name="T70" style:family="text">
      <style:text-properties fo:font-variant="small-caps" officeooo:rsid="0096b4e2"/>
    </style:style>
    <style:style style:name="T71" style:family="text">
      <style:text-properties fo:font-variant="small-caps" officeooo:rsid="00a847d5"/>
    </style:style>
    <style:style style:name="T72" style:family="text">
      <style:text-properties fo:font-variant="small-caps" officeooo:rsid="007d7a6f"/>
    </style:style>
    <style:style style:name="T73" style:family="text">
      <style:text-properties fo:font-variant="small-caps" officeooo:rsid="00990660"/>
    </style:style>
    <style:style style:name="T74" style:family="text">
      <style:text-properties fo:font-variant="small-caps" officeooo:rsid="00b5d2d1"/>
    </style:style>
    <style:style style:name="T75" style:family="text">
      <style:text-properties fo:font-variant="small-caps" officeooo:rsid="00b6801f"/>
    </style:style>
    <style:style style:name="T7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10c4d3a"/>
    </style:style>
    <style:style style:name="T150" style:family="text">
      <style:text-properties officeooo:rsid="00b6801f"/>
    </style:style>
    <style:style style:name="T151" style:family="text">
      <style:text-properties fo:font-size="16pt" style:font-size-asian="16pt" style:font-size-complex="16pt"/>
    </style:style>
    <style:style style:name="T152" style:family="text">
      <style:text-properties officeooo:rsid="01f8729d"/>
    </style:style>
    <style:style style:name="T153" style:family="text">
      <style:text-properties officeooo:rsid="01b6dc57"/>
    </style:style>
    <style:style style:name="T154" style:family="text">
      <style:text-properties officeooo:rsid="00b5d2d1"/>
    </style:style>
    <style:style style:name="T155" style:family="text">
      <style:text-properties officeooo:rsid="015f088a"/>
    </style:style>
    <style:style style:name="T156" style:family="text">
      <style:text-properties officeooo:rsid="0160d7ef"/>
    </style:style>
    <style:style style:name="T157" style:family="text">
      <style:text-properties officeooo:rsid="02735980"/>
    </style:style>
    <style:style style:name="T158" style:family="text">
      <style:text-properties officeooo:rsid="02757f12"/>
    </style:style>
    <style:style style:name="T159" style:family="text">
      <style:text-properties officeooo:rsid="0272f9e5"/>
    </style:style>
    <style:style style:name="T160" style:family="text">
      <style:text-properties officeooo:rsid="026ec296"/>
    </style:style>
    <style:style style:name="T161" style:family="text">
      <style:text-properties officeooo:rsid="0268e0aa"/>
    </style:style>
    <style:style style:name="T162" style:family="text">
      <style:text-properties officeooo:rsid="0072f07f"/>
    </style:style>
    <style:style style:name="T163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64" style:family="text">
      <style:text-properties officeooo:rsid="014407b5"/>
    </style:style>
    <style:style style:name="T165" style:family="text">
      <style:text-properties officeooo:rsid="0334a5be"/>
    </style:style>
    <style:style style:name="T166" style:family="text">
      <style:text-properties officeooo:rsid="0315af39"/>
    </style:style>
    <style:style style:name="T167" style:family="text">
      <style:text-properties officeooo:rsid="008d016c"/>
    </style:style>
    <style:style style:name="T168" style:family="text">
      <style:text-properties officeooo:rsid="009e3fdd"/>
    </style:style>
    <style:style style:name="T169" style:family="text">
      <style:text-properties officeooo:rsid="00a4cf55"/>
    </style:style>
    <style:style style:name="T170" style:family="text">
      <style:text-properties officeooo:rsid="005a3fa8"/>
    </style:style>
    <style:style style:name="T171" style:family="text">
      <style:text-properties officeooo:rsid="00415f3a"/>
    </style:style>
    <style:style style:name="T172" style:family="text">
      <style:text-properties officeooo:rsid="00386ebd"/>
    </style:style>
    <style:style style:name="T17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officeooo:rsid="00a59a60"/>
    </style:style>
    <style:style style:name="T176" style:family="text">
      <style:text-properties officeooo:rsid="01fe03f2"/>
    </style:style>
    <style:style style:name="T177" style:family="text">
      <style:text-properties officeooo:rsid="0096b4e2"/>
    </style:style>
    <style:style style:name="T178" style:family="text">
      <style:text-properties officeooo:rsid="0032e83a"/>
    </style:style>
    <style:style style:name="T179" style:family="text">
      <style:text-properties officeooo:rsid="002b33ed"/>
    </style:style>
    <style:style style:name="T180" style:family="text">
      <style:text-properties officeooo:rsid="00a59037"/>
    </style:style>
    <style:style style:name="T181" style:family="text"/>
    <style:style style:name="T18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83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84" style:family="text">
      <style:text-properties fo:color="#000000" loext:opacity="100%" style:text-outline="false" style:text-line-through-style="none" style:text-line-through-type="none" style:font-name="Bitstream Vera Sans2" fo:font-size="7pt" fo:font-style="normal" fo:text-shadow="none" style:text-underline-style="none" fo:font-weight="normal" style:letter-kerning="true" style:font-name-asian="Lucida Sans Unicode1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color="#000000" loext:opacity="100%" style:text-outline="false" style:text-line-through-style="none" style:text-line-through-type="none" style:text-position="0% 100%" style:font-name="Bitstream Vera Sans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1" style:font-size-asian="8pt" style:language-asian="zxx" style:country-asian="none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80%" style:font-relief="none" style:text-overline-style="none" style:text-overline-color="font-color"/>
    </style:style>
    <style:style style:name="T187" style:family="text">
      <style:text-properties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.198cm">
          <style:column-sep style:width="0.035cm" style:color="#d7e12c" style:height="100%" style:style="solid"/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>
          <style:column style:rel-width="1197*" fo:start-indent="0cm" fo:end-indent="0.048cm"/>
          <style:column style:rel-width="2478*" fo:start-indent="0.048cm" fo:end-indent="0.049cm"/>
          <style:column style:rel-width="1427*" fo:start-indent="0.049cm" fo:end-indent="0cm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tyle:run-through="foreground"/>
    </style:style>
    <style:style style:name="gr24" style:family="graphic">
      <style:graphic-properties draw:stroke="solid" svg:stroke-width="0.019cm" svg:stroke-color="#99ccff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3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2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26cm" fo:min-width="0.61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solid" svg:stroke-width="0.03cm" svg:stroke-color="#00000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41cm" fo:padding-bottom="0.141cm" fo:padding-left="0.265cm" fo:padding-right="0.265cm" draw:shadow="hidden" draw:shadow-offset-x="0.199cm" draw:shadow-offset-y="0.199cm" draw:shadow-color="#808080" style:run-through="foreground"/>
    </style:style>
    <style:style style:name="gr28" style:family="graphic">
      <style:graphic-properties draw:stroke="dash" draw:stroke-dash="Ultrafine_20_Dashed" svg:stroke-width="0.03cm" svg:stroke-color="#00000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41cm" fo:padding-bottom="0.141cm" fo:padding-left="0.265cm" fo:padding-right="0.265cm" draw:shadow="hidden" draw:shadow-offset-x="0.199cm" draw:shadow-offset-y="0.199cm" draw:shadow-color="#808080" style:run-through="foreground"/>
    </style:style>
    <style:style style:name="gr29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svg:stroke-width="0.03cm" svg:stroke-color="#000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41cm" fo:padding-bottom="0.141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6694" svg:stroke-width="0.019cm" svg:stroke-color="#808080" draw:marker-start="" draw:marker-start-width="0.333cm" draw:marker-start-center="false" draw:marker-end="" draw:marker-end-width="0.333cm" draw:marker-end-center="false" draw:fill="none" draw:fill-color="#ffffff" draw:fill-image-width="0cm" draw:fill-image-height="0cm" draw:textarea-horizontal-align="justify" fo:min-height="0.41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none" draw:stroke-dash="Dash_20_6695" svg:stroke-width="0.019cm" svg:stroke-color="#808080" draw:marker-start="" draw:marker-start-width="0.333cm" draw:marker-start-center="false" draw:marker-end="" draw:marker-end-width="0.333cm" draw:marker-end-center="false" draw:fill="none" draw:fill-color="#ffffff" draw:fill-image-width="0cm" draw:fill-image-height="0cm" draw:textarea-horizontal-align="justify" fo:min-height="0.41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3cm" draw:shadow-offset-y="0.3cm" draw:shadow-color="#808080" draw:shadow-opacity="100%" draw:color-mode="standard" draw:luminance="0%" draw:contrast="0%" draw:gamma="100%" draw:red="0%" draw:green="0%" draw:blue="0%" draw:image-opacity="100%" style:mirror="none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cfe7f5" draw:textarea-horizontal-align="justify" draw:textarea-vertical-align="middle" draw:auto-grow-height="false" fo:min-height="3.263cm" fo:min-width="3.01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5" style:family="graphic">
      <style:graphic-properties draw:stroke="dash" draw:stroke-dash="Ultrafine_20_Dashed" svg:stroke-width="0.019cm" svg:stroke-color="#000000" draw:marker-start="" draw:marker-start-width="0.229cm" draw:marker-start-center="false" draw:marker-end="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draw:stroke-dash="Dash_20_7395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solid" draw:stroke-dash="Dash_20_7396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solid" draw:stroke-dash="Dash_20_7397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solid" draw:stroke-dash="Dash_20_7398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solid" draw:stroke-dash="Dash_20_7399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solid" draw:stroke-dash="Dash_20_7400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solid" draw:stroke-dash="Dash_20_7401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draw:stroke="solid" draw:stroke-dash="Dash_20_7402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" style:family="graphic">
      <style:graphic-properties draw:stroke="solid" draw:stroke-dash="Dash_20_7403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" style:family="graphic">
      <style:graphic-properties draw:stroke="solid" draw:stroke-dash="Dash_20_7404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solid" draw:stroke-dash="Dash_20_7405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solid" draw:stroke-dash="Dash_20_7406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solid" draw:stroke-dash="Dash_20_7407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solid" draw:stroke-dash="Dash_20_7408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none" draw:stroke-dash="Dash_20_6695" svg:stroke-width="0.019cm" svg:stroke-color="#808080" draw:marker-start="" draw:marker-start-width="0.333cm" draw:marker-start-center="false" draw:marker-end="" draw:marker-end-width="0.333cm" draw:marker-end-center="false" draw:fill="none" draw:fill-color="#ffffff" draw:fill-image-width="0cm" draw:fill-image-height="0cm" draw:textarea-horizontal-align="justify" draw:auto-grow-width="true" fo:min-height="0.413cm" fo:min-width="1.11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cfe7f5" draw:textarea-horizontal-align="justify" draw:textarea-vertical-align="middle" draw:auto-grow-height="false" fo:min-height="0.432cm" fo:min-width="0.182cm" fo:padding-top="0.148cm" fo:padding-bottom="0.148cm" fo:padding-left="0.273cm" fo:padding-right="0.273cm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6694" svg:stroke-width="0.019cm" svg:stroke-color="#808080" draw:marker-start="" draw:marker-start-width="0.333cm" draw:marker-start-center="false" draw:marker-end="" draw:marker-end-width="0.333cm" draw:marker-end-center="false" draw:fill="none" draw:fill-color="#ffffff" draw:fill-image-width="0cm" draw:fill-image-height="0cm" draw:textarea-horizontal-align="justify" draw:auto-grow-width="true" fo:min-height="0.413cm" fo:min-width="0.9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solid" draw:stroke-dash="Dash_20_7409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solid" draw:stroke-dash="Dash_20_7410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solid" draw:stroke-dash="Dash_20_7411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solid" draw:stroke-dash="Dash_20_7412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solid" draw:stroke-dash="Dash_20_7413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solid" draw:stroke-dash="Dash_20_7414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solid" svg:stroke-width="0.03cm" svg:stroke-color="#000000" draw:marker-start="" draw:marker-start-width="0.215cm" draw:marker-start-center="false" draw:marker-end="" draw:marker-end-width="0.215cm" draw:marker-end-center="false" draw:fill="solid" draw:fill-color="#cfe7f5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1" style:family="graphic">
      <style:graphic-properties draw:stroke="solid" draw:stroke-dash="Dash_20_7376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2" style:family="graphic">
      <style:graphic-properties draw:stroke="solid" draw:stroke-dash="Dash_20_7377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solid" draw:stroke-dash="Dash_20_7378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_20_7379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solid" draw:stroke-dash="Dash_20_7380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_20_7381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draw:stroke-dash="Dash_20_7382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solid" draw:stroke-dash="Dash_20_7383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solid" draw:stroke-dash="Dash_20_7384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solid" draw:stroke-dash="Dash_20_7385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solid" draw:stroke-dash="Dash_20_7386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solid" draw:stroke-dash="Dash_20_7387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>
      <style:graphic-properties draw:stroke="solid" draw:stroke-dash="Dash_20_7388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solid" draw:stroke-dash="Dash_20_7389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solid" draw:stroke-dash="Dash_20_7390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solid" draw:stroke-dash="Dash_20_7391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solid" draw:stroke-dash="Dash_20_7392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" style:family="graphic">
      <style:graphic-properties draw:stroke="solid" draw:stroke-dash="Dash_20_7393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9" style:family="graphic">
      <style:graphic-properties draw:stroke="solid" draw:stroke-dash="Dash_20_7394" svg:stroke-width="0.03cm" svg:stroke-color="#00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0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cfe7f5" draw:textarea-horizontal-align="justify" draw:textarea-vertical-align="middle" draw:auto-grow-height="false" fo:min-height="0.43cm" fo:min-width="0.1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2" style:family="graphic">
      <style:graphic-properties draw:stroke="solid" draw:stroke-dash="Dash_20_7247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3" style:family="graphic">
      <style:graphic-properties draw:stroke="solid" draw:stroke-dash="Dash_20_7248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4" style:family="graphic">
      <style:graphic-properties draw:stroke="solid" draw:stroke-dash="Dash_20_7249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5" style:family="graphic">
      <style:graphic-properties draw:stroke="solid" draw:stroke-dash="Dash_20_7250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6" style:family="graphic">
      <style:graphic-properties draw:stroke="solid" draw:stroke-dash="Dash_20_7251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7" style:family="graphic">
      <style:graphic-properties draw:stroke="solid" draw:stroke-dash="Dash_20_7252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solid" draw:stroke-dash="Dash_20_7253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9" style:family="graphic">
      <style:graphic-properties draw:stroke="solid" draw:stroke-dash="Dash_20_7254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solid" draw:stroke-dash="Dash_20_7255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solid" draw:stroke-dash="Dash_20_7256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solid" draw:stroke-dash="Dash_20_7257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solid" draw:stroke-dash="Dash_20_7258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4" style:family="graphic">
      <style:graphic-properties draw:stroke="solid" draw:stroke-dash="Dash_20_7259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5" style:family="graphic">
      <style:graphic-properties draw:stroke="solid" draw:stroke-dash="Dash_20_7260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6" style:family="graphic">
      <style:graphic-properties draw:stroke="solid" draw:stroke-dash="Dash_20_7261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7" style:family="graphic">
      <style:graphic-properties draw:stroke="solid" draw:stroke-dash="Dash_20_7262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8" style:family="graphic">
      <style:graphic-properties draw:stroke="solid" draw:stroke-dash="Dash_20_7263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9" style:family="graphic">
      <style:graphic-properties draw:stroke="solid" draw:stroke-dash="Dash_20_7264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0" style:family="graphic">
      <style:graphic-properties draw:stroke="solid" draw:stroke-dash="Dash_20_7265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1" style:family="graphic">
      <style:graphic-properties draw:stroke="solid" draw:stroke-dash="Dash_20_7266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2" style:family="graphic">
      <style:graphic-properties draw:stroke="solid" draw:stroke-dash="Dash_20_7267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3" style:family="graphic">
      <style:graphic-properties draw:stroke="solid" draw:stroke-dash="Dash_20_7268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4" style:family="graphic">
      <style:graphic-properties draw:stroke="solid" draw:stroke-dash="Dash_20_7269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5" style:family="graphic">
      <style:graphic-properties draw:stroke="solid" draw:stroke-dash="Dash_20_7270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6" style:family="graphic">
      <style:graphic-properties draw:stroke="solid" draw:stroke-dash="Dash_20_7271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7" style:family="graphic">
      <style:graphic-properties draw:stroke="solid" draw:stroke-dash="Dash_20_7272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8" style:family="graphic">
      <style:graphic-properties draw:stroke="solid" draw:stroke-dash="Dash_20_7273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9" style:family="graphic">
      <style:graphic-properties draw:stroke="solid" draw:stroke-dash="Dash_20_7274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0" style:family="graphic">
      <style:graphic-properties draw:stroke="none" draw:stroke-dash="Dash_20_5172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style:shrink-to-fit="false" draw:fit-to-contour="false" fo:max-height="0cm" fo:max-width="0cm" fo:min-height="0.372cm" fo:min-width="0.71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1" style:family="graphic">
      <style:graphic-properties draw:stroke="solid" draw:stroke-dash="Dash_20_7275" svg:stroke-width="0.019cm" svg:stroke-color="#000000" draw:marker-start="Dimension_20_Lines" draw:marker-start-width="0.229cm" draw:marker-start-center="true" draw:marker-end="Dimension_20_Lines" draw:marker-end-width="0.229cm" draw:marker-end-center="tru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2" style:family="graphic">
      <style:graphic-properties draw:stroke="solid" draw:stroke-dash="Dash_20_7290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3" style:family="graphic">
      <style:graphic-properties draw:stroke="solid" draw:stroke-dash="Dash_20_7291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4" style:family="graphic">
      <style:graphic-properties draw:stroke="solid" draw:stroke-dash="Dash_20_7292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5" style:family="graphic">
      <style:graphic-properties draw:stroke="solid" draw:stroke-dash="Dash_20_7293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6" style:family="graphic">
      <style:graphic-properties draw:stroke="solid" draw:stroke-dash="Dash_20_7294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7" style:family="graphic">
      <style:graphic-properties draw:stroke="solid" draw:stroke-dash="Dash_20_7295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8" style:family="graphic">
      <style:graphic-properties draw:stroke="solid" draw:stroke-dash="Dash_20_7296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9" style:family="graphic">
      <style:graphic-properties draw:stroke="solid" draw:stroke-dash="Dash_20_7297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0" style:family="graphic">
      <style:graphic-properties draw:stroke="solid" draw:stroke-dash="Dash_20_7298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1" style:family="graphic">
      <style:graphic-properties draw:stroke="solid" draw:stroke-dash="Dash_20_7299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2" style:family="graphic">
      <style:graphic-properties draw:stroke="solid" draw:stroke-dash="Dash_20_7300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3" style:family="graphic">
      <style:graphic-properties draw:stroke="solid" draw:stroke-dash="Dash_20_7301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4" style:family="graphic">
      <style:graphic-properties draw:stroke="solid" draw:stroke-dash="Dash_20_7302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5" style:family="graphic">
      <style:graphic-properties draw:stroke="solid" draw:stroke-dash="Dash_20_7303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6" style:family="graphic">
      <style:graphic-properties draw:stroke="solid" draw:stroke-dash="Dash_20_7304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7" style:family="graphic">
      <style:graphic-properties draw:stroke="solid" draw:stroke-dash="Dash_20_7305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8" style:family="graphic">
      <style:graphic-properties draw:stroke="solid" draw:stroke-dash="Dash_20_7306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9" style:family="graphic">
      <style:graphic-properties draw:stroke="solid" draw:stroke-dash="Dash_20_7307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0" style:family="graphic">
      <style:graphic-properties draw:stroke="solid" draw:stroke-dash="Dash_20_7308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1" style:family="graphic">
      <style:graphic-properties draw:stroke="solid" draw:stroke-dash="Dash_20_7309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2" style:family="graphic">
      <style:graphic-properties draw:stroke="solid" draw:stroke-dash="Dash_20_7310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3" style:family="graphic">
      <style:graphic-properties draw:stroke="solid" draw:stroke-dash="Dash_20_7311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4" style:family="graphic">
      <style:graphic-properties draw:stroke="solid" draw:stroke-dash="Dash_20_7312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5" style:family="graphic">
      <style:graphic-properties draw:stroke="solid" draw:stroke-dash="Dash_20_7313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6" style:family="graphic">
      <style:graphic-properties draw:stroke="solid" draw:stroke-dash="Dash_20_7314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7" style:family="graphic">
      <style:graphic-properties draw:stroke="solid" draw:stroke-dash="Dash_20_7315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8" style:family="graphic">
      <style:graphic-properties draw:stroke="solid" draw:stroke-dash="Dash_20_7316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9" style:family="graphic">
      <style:graphic-properties draw:stroke="solid" draw:stroke-dash="Dash_20_7317" svg:stroke-width="0.019cm" svg:stroke-color="#99ccff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0" style:family="graphic">
      <style:graphic-properties draw:stroke="solid" draw:stroke-dash="Dash_20_728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5e11a6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1" style:family="graphic">
      <style:graphic-properties draw:stroke="solid" draw:stroke-dash="Dash_20_728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5e11a6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2" style:family="graphic">
      <style:graphic-properties draw:stroke="solid" draw:stroke-dash="Dash_20_728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5e11a6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3" style:family="graphic">
      <style:graphic-properties draw:stroke="solid" draw:stroke-dash="Dash_20_728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5e11a6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5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4" style:family="graphic">
      <style:graphic-properties draw:stroke="none" draw:stroke-dash="Dash_20_517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7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5" style:family="graphic">
      <style:graphic-properties draw:stroke="none" draw:stroke-dash="Dash_20_51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true" draw:fit-to-size="false" style:shrink-to-fit="false" draw:fit-to-contour="false" fo:max-height="0cm" fo:max-width="0cm" fo:min-height="0.372cm" fo:min-width="0.71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6" style:family="graphic">
      <style:graphic-properties draw:stroke="none" draw:stroke-dash="Dash_20_517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7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7" style:family="graphic">
      <style:graphic-properties draw:stroke="none" draw:stroke-dash="Dash_20_517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7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8" style:family="graphic">
      <style:graphic-properties draw:stroke="none" draw:stroke-dash="Dash_20_517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7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9" style:family="graphic">
      <style:graphic-properties draw:stroke="solid" draw:stroke-dash="Dash_20_7318" svg:stroke-width="0.019cm" svg:stroke-color="#000000" draw:marker-start="Dimension_20_Lines" draw:marker-start-width="0.229cm" draw:marker-start-center="true" draw:marker-end="Dimension_20_Lines" draw:marker-end-width="0.229cm" draw:marker-end-center="tru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0" style:family="graphic">
      <style:graphic-properties draw:stroke="solid" draw:stroke-dash="Dash_20_7319" svg:stroke-width="0.019cm" svg:stroke-color="#000000" draw:marker-start="" draw:marker-start-width="0.229cm" draw:marker-start-center="false" draw:marker-end="" draw:marker-end-width="0.229cm" draw:marker-end-center="false" draw:fill="none" draw:fill-color="#b3b3b3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51" style:family="graphic">
      <style:graphic-properties draw:stroke="solid" draw:stroke-dash="Dash_20_7321" svg:stroke-width="0.019cm" svg:stroke-color="#000000" draw:marker-start="" draw:marker-start-width="0.229cm" draw:marker-start-center="false" draw:marker-end="" draw:marker-end-width="0.229cm" draw:marker-end-center="false" draw:fill="none" draw:fill-color="#b3b3b3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52" style:family="graphic">
      <style:graphic-properties draw:stroke="solid" draw:stroke-dash="Dash_20_7322" svg:stroke-width="0.019cm" svg:stroke-color="#000000" draw:marker-start="" draw:marker-start-width="0.229cm" draw:marker-start-center="false" draw:marker-end="" draw:marker-end-width="0.229cm" draw:marker-end-center="false" draw:fill="none" draw:fill-color="#b3b3b3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53" style:family="graphic">
      <style:graphic-properties draw:stroke="solid" draw:stroke-dash="Dash_20_7320" svg:stroke-width="0.019cm" svg:stroke-color="#000000" draw:marker-start="" draw:marker-start-width="0.229cm" draw:marker-start-center="false" draw:marker-end="" draw:marker-end-width="0.229cm" draw:marker-end-center="false" draw:fill="none" draw:fill-color="#b3b3b3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54" style:family="graphic">
      <style:graphic-properties svg:stroke-width="0.019cm" draw:marker-start="Dimension_20_Lines" draw:marker-start-width="0.19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6" style:family="graphic">
      <style:graphic-properties draw:stroke="none" draw:stroke-dash="Dash_20_517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true" draw:fit-to-size="false" style:shrink-to-fit="false" draw:fit-to-contour="false" fo:max-height="0cm" fo:max-width="0cm" fo:min-height="0.476cm" fo:min-width="0.977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7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8" style:family="graphic">
      <style:graphic-properties draw:stroke="solid" svg:stroke-width="0.019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59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3" draw:z-index="34" draw:name="Shape3_40" draw:style-name="gr18" draw:text-style-name="P116" svg:x1="8.035cm" svg:y1="1.413cm" svg:x2="21.998cm" svg:y2="1.413cm">
        <text:p/>
      </draw:line>
      <draw:frame text:anchor-type="page" text:anchor-page-number="3" draw:z-index="33" draw:name="Shape2_3" draw:style-name="gr19" draw:text-style-name="P128" svg:width="3.918cm" svg:height="1.031cm" draw:transform="rotate (0.0876155284501153) translate (0.137583333333333cm 0.342194444444444cm)">
        <draw:text-box>
          <text:p text:style-name="P116"><text:span text:style-name="T183">Fiche supplémentaire</text:span></text:p>
        </draw:text-box>
      </draw:frame>
      <draw:frame text:anchor-type="page" text:anchor-page-number="3" draw:z-index="32" draw:name="Shape8_7" draw:style-name="gr20" draw:text-style-name="P123" svg:width="2.703cm" svg:height="0.715cm" draw:transform="rotate (0.0872664625997165) translate (1.32644444444444cm 1.21884722222222cm)">
        <draw:text-box>
          <text:p text:style-name="P116"><text:span text:style-name="T182">Série 1</text:span></text:p>
        </draw:text-box>
      </draw:frame>
      <draw:path text:anchor-type="page" text:anchor-page-number="3" draw:z-index="31" draw:name="Shape1_14" draw:style-name="gr21" draw:text-style-name="P119" svg:width="4.329cm" svg:height="2.24cm" svg:x="0cm" svg:y="0cm" svg:viewBox="0 0 4330 2241" svg:d="M0 2241l3984-288c209-15 363-168 345-342l-170-1611h-4159z">
        <text:p/>
      </draw:path>
      <draw:line text:anchor-type="page" text:anchor-page-number="3" draw:z-index="30" draw:name="Shape3_12" draw:style-name="gr18" draw:text-style-name="P116" svg:x1="8.035cm" svg:y1="1.413cm" svg:x2="21.998cm" svg:y2="1.413cm">
        <text:p/>
      </draw:line>
      <draw:line text:anchor-type="page" text:anchor-page-number="1" draw:z-index="29" draw:name="Shape3_0" draw:style-name="gr18" draw:text-style-name="P116" svg:x1="8.035cm" svg:y1="1.413cm" svg:x2="21.998cm" svg:y2="1.413cm">
        <text:p/>
      </draw:line>
      <draw:frame text:anchor-type="page" text:anchor-page-number="3" draw:z-index="28" draw:name="Shape2_2" draw:style-name="gr19" draw:text-style-name="P128" svg:width="3.918cm" svg:height="1.031cm" draw:transform="rotate (0.0876155284501153) translate (0.137583333333333cm 0.342194444444444cm)">
        <draw:text-box>
          <text:p text:style-name="P116"><text:span text:style-name="T183">Fiche supplémentaire</text:span></text:p>
        </draw:text-box>
      </draw:frame>
      <draw:frame text:anchor-type="page" text:anchor-page-number="3" draw:z-index="27" draw:name="Shape8_2" draw:style-name="gr20" draw:text-style-name="P123" svg:width="2.703cm" svg:height="0.715cm" draw:transform="rotate (0.0872664625997165) translate (1.32644444444444cm 1.21884722222222cm)">
        <draw:text-box>
          <text:p text:style-name="P116"><text:span text:style-name="T182">Série 1</text:span></text:p>
        </draw:text-box>
      </draw:frame>
      <draw:frame text:anchor-type="page" text:anchor-page-number="2" draw:z-index="26" draw:name="Shape2_0" draw:style-name="gr19" draw:text-style-name="P128" svg:width="3.918cm" svg:height="1.031cm" draw:transform="rotate (0.0876155284501153) translate (0.137583333333333cm 0.342194444444444cm)">
        <draw:text-box>
          <text:p text:style-name="P116"><text:span text:style-name="T183">Fiche supplémentaire</text:span></text:p>
        </draw:text-box>
      </draw:frame>
      <draw:frame text:anchor-type="page" text:anchor-page-number="1" draw:z-index="25" draw:name="Shape2_1" draw:style-name="gr19" draw:text-style-name="P128" svg:width="3.918cm" svg:height="1.031cm" draw:transform="rotate (0.0876155284501153) translate (0.137583333333333cm 0.342194444444444cm)">
        <draw:text-box>
          <text:p text:style-name="P116"><text:span text:style-name="T183">Fiche supplémentaire</text:span></text:p>
        </draw:text-box>
      </draw:frame>
      <draw:frame text:anchor-type="page" text:anchor-page-number="3" draw:z-index="9" draw:name="Shape8_4" draw:style-name="gr20" draw:text-style-name="P123" svg:width="2.703cm" svg:height="0.715cm" draw:transform="rotate (0.0872664625997165) translate (1.32644444444444cm 1.21884722222222cm)">
        <draw:text-box>
          <text:p text:style-name="P116"><text:span text:style-name="T182">Série 1</text:span></text:p>
        </draw:text-box>
      </draw:frame>
      <draw:path text:anchor-type="page" text:anchor-page-number="3" draw:z-index="8" draw:name="Shape1_2" draw:style-name="gr21" draw:text-style-name="P119" svg:width="4.329cm" svg:height="2.24cm" svg:x="0cm" svg:y="0cm" svg:viewBox="0 0 4330 2241" svg:d="M0 2241l3984-288c209-15 363-168 345-342l-170-1611h-4159z">
        <text:p/>
      </draw:path>
      <draw:frame text:anchor-type="page" text:anchor-page-number="2" draw:z-index="7" draw:name="Shape8_3" draw:style-name="gr20" draw:text-style-name="P123" svg:width="2.703cm" svg:height="0.715cm" draw:transform="rotate (0.0872664625997165) translate (1.32644444444444cm 1.21884722222222cm)">
        <draw:text-box>
          <text:p text:style-name="P116"><text:span text:style-name="T182">Série 1</text:span></text:p>
        </draw:text-box>
      </draw:frame>
      <draw:line text:anchor-type="page" text:anchor-page-number="2" draw:z-index="6" draw:name="Shape3_1" draw:style-name="gr18" draw:text-style-name="P116" svg:x1="8.035cm" svg:y1="1.413cm" svg:x2="21.998cm" svg:y2="1.413cm">
        <text:p/>
      </draw:line>
      <draw:path text:anchor-type="page" text:anchor-page-number="2" draw:z-index="5" draw:name="Shape1_0" draw:style-name="gr21" draw:text-style-name="P119" svg:width="4.329cm" svg:height="2.24cm" svg:x="0cm" svg:y="0cm" svg:viewBox="0 0 4330 2241" svg:d="M0 2241l3984-288c209-15 363-168 345-342l-170-1611h-4159z">
        <text:p/>
      </draw:path>
      <draw:frame text:anchor-type="page" text:anchor-page-number="2" draw:z-index="4" draw:name="Shape8_1" draw:style-name="gr20" draw:text-style-name="P123" svg:width="2.703cm" svg:height="0.715cm" draw:transform="rotate (0.0872664625997165) translate (1.32644444444444cm 1.21884722222222cm)">
        <draw:text-box>
          <text:p text:style-name="P116"><text:span text:style-name="T182">Série 2</text:span></text:p>
        </draw:text-box>
      </draw:frame>
      <draw:frame text:anchor-type="page" text:anchor-page-number="1" draw:z-index="3" draw:name="Shape8_0" draw:style-name="gr20" draw:text-style-name="P123" svg:width="2.703cm" svg:height="0.715cm" draw:transform="rotate (0.0872664625997165) translate (1.32644444444444cm 1.21884722222222cm)">
        <draw:text-box>
          <text:p text:style-name="P116"><text:span text:style-name="T182">Série 1</text:span></text:p>
        </draw:text-box>
      </draw:frame>
      <draw:frame text:anchor-type="page" text:anchor-page-number="3" draw:z-index="2" draw:name="Shape8" draw:style-name="gr20" draw:text-style-name="P123" svg:width="2.703cm" svg:height="0.715cm" draw:transform="rotate (0.0872664625997165) translate (1.32644444444444cm 1.21884722222222cm)">
        <draw:text-box>
          <text:p text:style-name="P116"><text:span text:style-name="T182">Série 4</text:span></text:p>
        </draw:text-box>
      </draw:frame>
      <draw:path text:anchor-type="page" text:anchor-page-number="1" draw:z-index="1" draw:name="Shape1" draw:style-name="gr21" draw:text-style-name="P119" svg:width="4.329cm" svg:height="2.24cm" svg:x="0cm" svg:y="0cm" svg:viewBox="0 0 4330 2241" svg:d="M0 2241l3984-288c209-15 363-168 345-342l-170-1611h-4159z">
        <text:p/>
      </draw:path>
      <draw:path text:anchor-type="page" text:anchor-page-number="3" draw:z-index="0" draw:name="Shape1_5" draw:style-name="gr21" draw:text-style-name="P119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800858990" text:style-name="_5f_Numérotation_20_des_20_exercices">
              <text:list-item text:start-value="1">
                <text:h text:style-name="P111" text:outline-level="1" text:restart-numbering="true" text:start-value="1"><text:span text:style-name="Character_5f_20_5f_style">Convertis les longueurs.</text:span></text:h>
              </text:list-item>
            </text:list>
            <text:section text:style-name="Sect3" text:name="Section1">
              <text:list xml:id="list230337116652732" text:continue-numbering="true" text:style-name="_5f_Numérotation_20_des_20_exercices">
                <text:list-item>
                  <text:list>
                    <text:list-item>
                      <text:p text:style-name="P109">84 km = <text:span text:style-name="_5f_pointillés_20_gris">............. </text:span>m</text:p>
                    </text:list-item>
                    <text:list-item>
                      <text:p text:style-name="P109">84 hm = <text:span text:style-name="_5f_pointillés_20_gris">............. </text:span>m</text:p>
                    </text:list-item>
                    <text:list-item>
                      <text:p text:style-name="P109">84 mm = <text:span text:style-name="_5f_pointillés_20_gris">............ </text:span>m</text:p>
                    </text:list-item>
                    <text:list-item>
                      <text:p text:style-name="P109">84 dm = <text:span text:style-name="_5f_pointillés_20_gris">............. </text:span>m</text:p>
                    </text:list-item>
                    <text:list-item>
                      <text:p text:style-name="P109">3,1 hm = <text:span text:style-name="_5f_pointillés_20_gris">...........</text:span><text:span text:style-name="_5f_Caractères">km</text:span></text:p>
                    </text:list-item>
                    <text:list-item>
                      <text:p text:style-name="P109">3,1 dam = <text:span text:style-name="_5f_pointillés_20_gris">..........</text:span><text:span text:style-name="_5f_Caractères">m</text:span></text:p>
                    </text:list-item>
                    <text:list-item>
                      <text:p text:style-name="P109">3,1 m = <text:span text:style-name="_5f_pointillés_20_gris">........….</text:span>hm</text:p>
                    </text:list-item>
                    <text:list-item>
                      <text:p text:style-name="P109"><text:span text:style-name="Character_5f_20_5f_style">3,1 dm = </text:span><text:span text:style-name="_5f_pointillés_20_gris">.......….</text:span><text:span text:style-name="Character_5f_20_5f_style">cm</text:span></text:p>
                    </text:list-item>
                  </text:list>
                </text:list-item>
              </text:list>
            </text:section>
            <text:list xml:id="list230336892519286" text:continue-numbering="true" text:style-name="_5f_Numérotation_20_des_20_exercices">
              <text:list-item>
                <text:h text:style-name="_5f_Titre_5f_Exercices_5f_sans_5f_Titre" text:outline-level="1"><text:span text:style-name="Character_5f_20_5f_style">Complète les phrases suivantes avec l’unité de longueur qui convient :</text:span></text:h>
                <text:list>
                  <text:list-item>
                    <text:p text:style-name="P107"><text:span text:style-name="Character_5f_20_5f_style">Un homme peut mesurer 180 </text:span><text:span text:style-name="_5f_pointillés_20_gris">….</text:span><text:span text:style-name="Character_5f_20_5f_style"> </text:span></text:p>
                  </text:list-item>
                  <text:list-item>
                    <text:p text:style-name="P107"><text:span text:style-name="Character_5f_20_5f_style">Une fourmi peut faire 5 </text:span><text:span text:style-name="_5f_pointillés_20_gris">…... </text:span><text:span text:style-name="Character_5f_20_5f_style">de long. </text:span></text:p>
                  </text:list-item>
                  <text:list-item>
                    <text:p text:style-name="P107"><text:span text:style-name="Character_5f_20_5f_style">La Tour Eiffel a une hauteur d’environ 300 </text:span><text:span text:style-name="_5f_pointillés_20_gris">….</text:span><text:span text:style-name="Character_5f_20_5f_style"> </text:span></text:p>
                  </text:list-item>
                  <text:list-item>
                    <text:p text:style-name="P107"><text:span text:style-name="Character_5f_20_5f_style">Le Stade de France a une longueur de 12 </text:span><text:span text:style-name="_5f_pointillés_20_gris">….. </text:span></text:p>
                  </text:list-item>
                  <text:list-item>
                    <text:p text:style-name="P107"><text:span text:style-name="Character_5f_20_5f_style">Le Mont Blanc a une altitude d’environ 4700 </text:span><text:span text:style-name="_5f_pointillés_20_gris">….</text:span><text:span text:style-name="Character_5f_20_5f_style"> </text:span></text:p>
                  </text:list-item>
                  <text:list-item>
                    <text:p text:style-name="P107"><text:span text:style-name="Character_5f_20_5f_style">Le Mont Everest a une altitude d’environ 9 </text:span><text:span text:style-name="_5f_pointillés_20_gris">….. </text:span></text:p>
                  </text:list-item>
                  <text:list-item>
                    <text:p text:style-name="P107"><text:span text:style-name="Character_5f_20_5f_style">Un sequoia a une hauteur d’environ 60 </text:span><text:span text:style-name="_5f_pointillés_20_gris">….</text:span><text:span text:style-name="Character_5f_20_5f_style"> </text:span></text:p>
                  </text:list-item>
                  <text:list-item>
                    <text:p text:style-name="P107"><text:span text:style-name="Character_5f_20_5f_style">La longueur d’une pipe est de 150 </text:span><text:span text:style-name="_5f_pointillés_20_gris">….. </text:span></text:p>
                  </text:list-item>
                  <text:list-item>
                    <text:p text:style-name="P107"><text:span text:style-name="Character_5f_20_5f_style">Un morceau de sucre a une hauteur de 1 </text:span><text:span text:style-name="_5f_pointillés_20_gris">….. </text:span></text:p>
                  </text:list-item>
                  <text:list-item>
                    <text:p text:style-name="P107"><text:span text:style-name="Character_5f_20_5f_style">Un grain de riz a une longueur d’environ 0,5 </text:span><text:span text:style-name="_5f_pointillés_20_gris">….. </text:span></text:p>
                  </text:list-item>
                  <text:list-item>
                    <text:p text:style-name="P107"><text:span text:style-name="Character_5f_20_5f_style">Le plus grand cachalot a une longueur de 0,2 </text:span><text:span text:style-name="_5f_pointillés_20_gris">….</text:span><text:span text:style-name="Character_5f_20_5f_style"> </text:span></text:p>
                  </text:list-item>
                  <text:list-item>
                    <text:p text:style-name="P107"><text:span text:style-name="Character_5f_20_5f_style">La distance la plus longue en France métropoli­taine est d’environ 1000 </text:span><text:span text:style-name="_5f_pointillés_20_gris">….. </text:span></text:p>
                  </text:list-item>
                </text:list>
              </text:list-item>
              <text:list-item>
                <text:h text:style-name="_5f_Titre_5f_Exercices_5f_sans_5f_Titre" text:outline-level="1"><draw:g text:anchor-type="char" draw:z-index="10" draw:name="Forme10_1" draw:style-name="gr157"><draw:line draw:style-name="gr158" draw:text-style-name="P147" svg:x1="-0.021cm" svg:y1="2.105cm" svg:x2="8.979cm" svg:y2="2.105cm"><text:p/></draw:line><draw:line draw:style-name="gr159" draw:text-style-name="P147" svg:x1="-0.021cm" svg:y1="2.294cm" svg:x2="8.979cm" svg:y2="2.294cm"><text:p/></draw:line><draw:line draw:style-name="gr159" draw:text-style-name="P147" svg:x1="-0.021cm" svg:y1="2.48cm" svg:x2="8.979cm" svg:y2="2.48cm"><text:p/></draw:line><draw:line draw:style-name="gr159" draw:text-style-name="P147" svg:x1="-0.021cm" svg:y1="2.667cm" svg:x2="8.979cm" svg:y2="2.667cm"><text:p/></draw:line><draw:line draw:style-name="gr158" draw:text-style-name="P147" svg:x1="-0.021cm" svg:y1="2.854cm" svg:x2="8.979cm" svg:y2="2.854cm"><text:p/></draw:line><draw:line draw:style-name="gr159" draw:text-style-name="P147" svg:x1="-0.021cm" svg:y1="3.041cm" svg:x2="8.979cm" svg:y2="3.041cm"><text:p/></draw:line><draw:line draw:style-name="gr159" draw:text-style-name="P147" svg:x1="-0.021cm" svg:y1="3.228cm" svg:x2="8.979cm" svg:y2="3.228cm"><text:p/></draw:line><draw:line draw:style-name="gr159" draw:text-style-name="P147" svg:x1="-0.021cm" svg:y1="3.418cm" svg:x2="8.979cm" svg:y2="3.418cm"><text:p/></draw:line><draw:line draw:style-name="gr158" draw:text-style-name="P147" svg:x1="-0.021cm" svg:y1="3.605cm" svg:x2="8.979cm" svg:y2="3.605cm"><text:p/></draw:line><draw:line draw:style-name="gr159" draw:text-style-name="P147" svg:x1="-0.021cm" svg:y1="3.793cm" svg:x2="8.979cm" svg:y2="3.793cm"><text:p/></draw:line><draw:line draw:style-name="gr159" draw:text-style-name="P147" svg:x1="-0.021cm" svg:y1="3.98cm" svg:x2="8.979cm" svg:y2="3.98cm"><text:p/></draw:line><draw:line draw:style-name="gr159" draw:text-style-name="P147" svg:x1="-0.021cm" svg:y1="4.169cm" svg:x2="8.979cm" svg:y2="4.169cm"><text:p/></draw:line><draw:line draw:style-name="gr158" draw:text-style-name="P147" svg:x1="-0.021cm" svg:y1="4.355cm" svg:x2="8.979cm" svg:y2="4.355cm"><text:p/></draw:line><draw:line draw:style-name="gr159" draw:text-style-name="P147" svg:x1="-0.021cm" svg:y1="4.542cm" svg:x2="8.979cm" svg:y2="4.542cm"><text:p/></draw:line><draw:line draw:style-name="gr159" draw:text-style-name="P147" svg:x1="-0.021cm" svg:y1="4.729cm" svg:x2="8.979cm" svg:y2="4.729cm"><text:p/></draw:line><draw:line draw:style-name="gr159" draw:text-style-name="P147" svg:x1="-0.021cm" svg:y1="4.916cm" svg:x2="8.979cm" svg:y2="4.916cm"><text:p/></draw:line><draw:line draw:style-name="gr158" draw:text-style-name="P147" svg:x1="-0.021cm" svg:y1="5.103cm" svg:x2="8.979cm" svg:y2="5.103cm"><text:p/></draw:line><draw:line draw:style-name="gr158" draw:text-style-name="P147" svg:x1="-0.021cm" svg:y1="2.105cm" svg:x2="-0.021cm" svg:y2="5.105cm"><text:p/></draw:line><draw:line draw:style-name="gr158" draw:text-style-name="P147" svg:x1="0.73cm" svg:y1="2.105cm" svg:x2="0.73cm" svg:y2="5.105cm"><text:p/></draw:line><draw:line draw:style-name="gr158" draw:text-style-name="P147" svg:x1="1.479cm" svg:y1="2.105cm" svg:x2="1.479cm" svg:y2="5.105cm"><text:p/></draw:line><draw:line draw:style-name="gr158" draw:text-style-name="P147" svg:x1="2.23cm" svg:y1="2.105cm" svg:x2="2.23cm" svg:y2="5.105cm"><text:p/></draw:line><draw:line draw:style-name="gr158" draw:text-style-name="P147" svg:x1="2.979cm" svg:y1="2.105cm" svg:x2="2.979cm" svg:y2="5.105cm"><text:p/></draw:line><draw:line draw:style-name="gr158" draw:text-style-name="P147" svg:x1="3.729cm" svg:y1="2.105cm" svg:x2="3.729cm" svg:y2="5.105cm"><text:p/></draw:line><draw:line draw:style-name="gr158" draw:text-style-name="P147" svg:x1="4.48cm" svg:y1="2.105cm" svg:x2="4.48cm" svg:y2="5.105cm"><text:p/></draw:line><draw:line draw:style-name="gr158" draw:text-style-name="P147" svg:x1="5.229cm" svg:y1="2.105cm" svg:x2="5.229cm" svg:y2="5.105cm"><text:p/></draw:line><draw:line draw:style-name="gr158" draw:text-style-name="P147" svg:x1="5.979cm" svg:y1="2.105cm" svg:x2="5.979cm" svg:y2="5.105cm"><text:p/></draw:line><draw:line draw:style-name="gr158" draw:text-style-name="P147" svg:x1="6.729cm" svg:y1="2.105cm" svg:x2="6.729cm" svg:y2="5.105cm"><text:p/></draw:line><draw:line draw:style-name="gr158" draw:text-style-name="P147" svg:x1="7.479cm" svg:y1="2.105cm" svg:x2="7.479cm" svg:y2="5.105cm"><text:p/></draw:line><draw:line draw:style-name="gr158" draw:text-style-name="P147" svg:x1="8.23cm" svg:y1="2.105cm" svg:x2="8.23cm" svg:y2="5.105cm"><text:p/></draw:line><draw:line draw:style-name="gr158" draw:text-style-name="P147" svg:x1="8.979cm" svg:y1="2.105cm" svg:x2="8.979cm" svg:y2="5.105cm"><text:p/></draw:line></draw:g><text:span text:style-name="Character_5f_20_5f_style">Dans une pièce rectangulaire de 4,2 m sur 3,6 m, on pose un tapis dont les bords se trouvent à 65 cm de chacun des murs.</text:span></text:h>
              </text:list-item>
            </text:list>
            <text:h text:style-name="_5f_Paragraphe" text:outline-level="1"><text:span text:style-name="Character_5f_20_5f_style">Quelles sont les dimensions de ce tapis ?</text:span></text:h>
            <text:p text:style-name="_5f_Paragraphe_5f_Réponse_5f_Pointillés_5f_Grisés"><text:span text:style-name="_5f_pointillés_20_gris">……………………………………………………………</text:span><text:span text:style-name="Character_5f_20_5f_style">.</text:span></text:p>
            <text:p text:style-name="_5f_Paragraphe_5f_Réponse_5f_Pointillés_5f_Grisés"><text:span text:style-name="_5f_pointillés_20_gris">……………………………………………………………</text:span><text:span text:style-name="Character_5f_20_5f_style">.</text:span></text:p>
            <text:p text:style-name="_5f_Paragraphe_5f_Réponse_5f_Pointillés_5f_Grisés"><text:span text:style-name="_5f_pointillés_20_gris">……………………………………………………………</text:span><text:span text:style-name="Character_5f_20_5f_style">.</text:span></text:p>
            <text:p text:style-name="_5f_Paragraphe_5f_Réponse_5f_Pointillés_5f_Grisés"><text:span text:style-name="_5f_pointillés_20_gris">……………………………………………………………</text:span><text:span text:style-name="Character_5f_20_5f_style">.</text:span></text:p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list xml:id="list230338148204685" text:continue-numbering="true" text:style-name="_5f_Numérotation_20_des_20_exercices">
              <text:list-item>
                <text:h text:style-name="_5f_Titre_5f_Exercices_5f_sans_5f_Titre" text:outline-level="1">Comparaison de périmètres</text:h>
              </text:list-item>
            </text:list>
            <text:h text:style-name="_5f_Paragraphe" text:outline-level="1"><draw:g text:anchor-type="paragraph" draw:z-index="11" draw:name="Forme2_5" draw:style-name="gr155"><draw:frame draw:style-name="gr156" draw:text-style-name="P145" svg:width="0.978cm" svg:height="0.477cm" svg:x="0.977cm" svg:y="0.928cm"><draw:text-box><text:p text:style-name="P144"><text:span text:style-name="T187">Fig. 1</text:span></text:p></draw:text-box></draw:frame><draw:g draw:style-name="gr23"><draw:line draw:style-name="gr81" draw:text-style-name="P139" svg:x1="1.949cm" svg:y1="1.281cm" svg:x2="3.247cm" svg:y2="0cm"><text:p/></draw:line><draw:line draw:style-name="gr81" draw:text-style-name="P139" svg:x1="0.449cm" svg:y1="0.933cm" svg:x2="1.95cm" svg:y2="2.941cm"><text:p/></draw:line><draw:line draw:style-name="gr81" draw:text-style-name="P139" svg:x1="0.449cm" svg:y1="0.933cm" svg:x2="3.248cm" svg:y2="0cm"><text:p/></draw:line><draw:line draw:style-name="gr81" draw:text-style-name="P139" svg:x1="1.949cm" svg:y1="1.282cm" svg:x2="1.949cm" svg:y2="2.941cm"><text:p/></draw:line></draw:g></draw:g><draw:g text:anchor-type="paragraph" draw:z-index="12" draw:name="Forme3_5" draw:style-name="gr155"><draw:frame draw:style-name="gr156" draw:text-style-name="P145" svg:width="0.978cm" svg:height="0.477cm" svg:x="5.816cm" svg:y="1.584cm"><draw:text-box><text:p text:style-name="P144"><text:span text:style-name="T187">Fig. 2</text:span></text:p></draw:text-box></draw:frame><draw:line draw:style-name="gr81" draw:text-style-name="P139" svg:x1="4.994cm" svg:y1="2.72cm" svg:x2="6.735cm" svg:y2="2.481cm"><text:p/></draw:line><draw:line draw:style-name="gr81" draw:text-style-name="P139" svg:x1="6.74cm" svg:y1="2.475cm" svg:x2="7.696cm" svg:y2="0.083cm"><text:p/></draw:line><draw:line draw:style-name="gr81" draw:text-style-name="P139" svg:x1="5.38cm" svg:y1="1.731cm" svg:x2="7.696cm" svg:y2="0.083cm"><text:p/></draw:line><draw:line draw:style-name="gr81" draw:text-style-name="P139" svg:x1="5.38cm" svg:y1="1.731cm" svg:x2="4.994cm" svg:y2="2.72cm"><text:p/></draw:line></draw:g><text:span text:style-name="_5f_pointillés_20_gris"/></text:h>
            <text:h text:style-name="_5f_Paragraphe" text:outline-level="1"><text:span text:style-name="_5f_pointillés_20_gris"/></text:h>
            <text:h text:style-name="_5f_Paragraphe" text:outline-level="1"><text:span text:style-name="_5f_pointillés_20_gris"/></text:h>
            <text:h text:style-name="_5f_Paragraphe" text:outline-level="1"><text:span text:style-name="_5f_pointillés_20_gris"/></text:h>
            <text:h text:style-name="_5f_Paragraphe" text:outline-level="1"><text:span text:style-name="_5f_pointillés_20_gris"/></text:h>
            <text:h text:style-name="_5f_Paragraphe" text:outline-level="1"><text:span text:style-name="_5f_pointillés_20_gris"><text:tab/><text:tab/><text:tab/></text:span></text:h>
            <text:h text:style-name="_5f_Paragraphe" text:outline-level="1"><draw:line text:anchor-type="paragraph" draw:z-index="13" draw:name="Forme4_6" draw:style-name="gr154" draw:text-style-name="P116" svg:x1="0.127cm" svg:y1="0.406cm" svg:x2="9.126cm" svg:y2="0.406cm"><text:p/></draw:line><text:span text:style-name="_5f_pointillés_20_gris"/></text:h>
            <text:h text:style-name="_5f_Paragraphe" text:outline-level="1"><draw:line text:anchor-type="paragraph" draw:z-index="14" draw:name="Forme4_0" draw:style-name="gr154" draw:text-style-name="P116" svg:x1="0.129cm" svg:y1="0.417cm" svg:x2="9.128cm" svg:y2="0.417cm"><text:p/></draw:line><text:span text:style-name="_5f_pointillés_20_gris"/></text:h>
            <text:h text:style-name="_5f_Paragraphe" text:outline-level="1"><text:span text:style-name="_5f_pointillés_20_gris"/></text:h>
            <text:list xml:id="list230337040470992" text:continue-list="list230338148204685" text:style-name="_5f_Numérotation_20_des_20_exercices">
              <text:list-item>
                <text:list>
                  <text:list-item text:start-value="1">
                    <text:p text:style-name="P109">Reporte les longueurs des côtés de chaque qua­drilatère sur les demi-droites ci-dessus à l'aide de ton compas.</text:p>
                  </text:list-item>
                  <text:list-item>
                    <text:p text:style-name="P109">Compare le périmètre de ces quadrilatères. </text:p>
                  </text:list-item>
                </text:list>
              </text:list-item>
            </text:list>
            <text:p text:style-name="_5f_Paragraphe_5f_Réponse_5f_Pointillés_5f_Grisés"><text:span text:style-name="_5f_pointillés_20_gris">…......................................................................</text:span></text:p>
            <text:list xml:id="list230336701138754" text:continue-numbering="true" text:style-name="_5f_Numérotation_20_des_20_exercices">
              <text:list-item>
                <text:h text:style-name="_5f_Titre_5f_Exercices_5f_avec_5f_Titre" text:outline-level="1">Périmètre par dénombrement</text:h>
              </text:list-item>
            </text:list>
            <text:h text:style-name="_5f_Paragraphe" text:outline-level="1"><draw:g text:anchor-type="as-char" draw:z-index="15" draw:name="Forme5_5" draw:style-name="gr29"><draw:g draw:style-name="gr23"><draw:line draw:style-name="gr112" draw:text-style-name="P140" svg:x1="0.001cm" svg:y1="5.632cm" svg:x2="9.001cm" svg:y2="5.632cm"><text:p/></draw:line><draw:line draw:style-name="gr113" draw:text-style-name="P140" svg:x1="0.001cm" svg:y1="5.071cm" svg:x2="9.001cm" svg:y2="5.071cm"><text:p/></draw:line><draw:line draw:style-name="gr114" draw:text-style-name="P140" svg:x1="0.001cm" svg:y1="4.5cm" svg:x2="9.001cm" svg:y2="4.5cm"><text:p/></draw:line><draw:line draw:style-name="gr115" draw:text-style-name="P140" svg:x1="0.001cm" svg:y1="3.944cm" svg:x2="9.001cm" svg:y2="3.944cm"><text:p/></draw:line><draw:line draw:style-name="gr116" draw:text-style-name="P140" svg:x1="0.001cm" svg:y1="3.383cm" svg:x2="9.001cm" svg:y2="3.383cm"><text:p/></draw:line><draw:line draw:style-name="gr117" draw:text-style-name="P140" svg:x1="0.001cm" svg:y1="2.816cm" svg:x2="9.001cm" svg:y2="2.816cm"><text:p/></draw:line><draw:line draw:style-name="gr118" draw:text-style-name="P140" svg:x1="0.001cm" svg:y1="2.251cm" svg:x2="9.001cm" svg:y2="2.251cm"><text:p/></draw:line><draw:line draw:style-name="gr119" draw:text-style-name="P140" svg:x1="0.001cm" svg:y1="1.695cm" svg:x2="9.001cm" svg:y2="1.695cm"><text:p/></draw:line><draw:line draw:style-name="gr120" draw:text-style-name="P140" svg:x1="0.001cm" svg:y1="1.127cm" svg:x2="9.001cm" svg:y2="1.127cm"><text:p/></draw:line><draw:line draw:style-name="gr121" draw:text-style-name="P140" svg:x1="0.001cm" svg:y1="0.563cm" svg:x2="9.001cm" svg:y2="0.563cm"><text:p/></draw:line><draw:line draw:style-name="gr122" draw:text-style-name="P140" svg:x1="0.001cm" svg:y1="0.001cm" svg:x2="9.001cm" svg:y2="0.001cm"><text:p/></draw:line><draw:line draw:style-name="gr123" draw:text-style-name="P140" svg:x1="0.001cm" svg:y1="0.001cm" svg:x2="0.001cm" svg:y2="5.631cm"><text:p/></draw:line><draw:line draw:style-name="gr124" draw:text-style-name="P140" svg:x1="0.565cm" svg:y1="0.001cm" svg:x2="0.565cm" svg:y2="5.631cm"><text:p/></draw:line><draw:line draw:style-name="gr125" draw:text-style-name="P140" svg:x1="1.126cm" svg:y1="0.001cm" svg:x2="1.126cm" svg:y2="5.631cm"><text:p/></draw:line><draw:line draw:style-name="gr126" draw:text-style-name="P140" svg:x1="1.689cm" svg:y1="0.001cm" svg:x2="1.689cm" svg:y2="5.631cm"><text:p/></draw:line><draw:line draw:style-name="gr127" draw:text-style-name="P140" svg:x1="2.253cm" svg:y1="0.001cm" svg:x2="2.253cm" svg:y2="5.631cm"><text:p/></draw:line><draw:line draw:style-name="gr128" draw:text-style-name="P140" svg:x1="2.814cm" svg:y1="0.001cm" svg:x2="2.814cm" svg:y2="5.631cm"><text:p/></draw:line><draw:line draw:style-name="gr129" draw:text-style-name="P140" svg:x1="3.375cm" svg:y1="0.001cm" svg:x2="3.375cm" svg:y2="5.631cm"><text:p/></draw:line><draw:line draw:style-name="gr130" draw:text-style-name="P140" svg:x1="3.942cm" svg:y1="0.001cm" svg:x2="3.942cm" svg:y2="5.631cm"><text:p/></draw:line><draw:line draw:style-name="gr131" draw:text-style-name="P140" svg:x1="4.502cm" svg:y1="0.001cm" svg:x2="4.502cm" svg:y2="5.631cm"><text:p/></draw:line><draw:line draw:style-name="gr132" draw:text-style-name="P140" svg:x1="5.064cm" svg:y1="0.001cm" svg:x2="5.064cm" svg:y2="5.631cm"><text:p/></draw:line><draw:line draw:style-name="gr133" draw:text-style-name="P140" svg:x1="5.63cm" svg:y1="0.001cm" svg:x2="5.63cm" svg:y2="5.631cm"><text:p/></draw:line><draw:line draw:style-name="gr134" draw:text-style-name="P140" svg:x1="6.19cm" svg:y1="0.001cm" svg:x2="6.19cm" svg:y2="5.631cm"><text:p/></draw:line><draw:line draw:style-name="gr135" draw:text-style-name="P140" svg:x1="6.752cm" svg:y1="0.001cm" svg:x2="6.752cm" svg:y2="5.631cm"><text:p/></draw:line><draw:line draw:style-name="gr136" draw:text-style-name="P140" svg:x1="7.318cm" svg:y1="0.001cm" svg:x2="7.318cm" svg:y2="5.631cm"><text:p/></draw:line><draw:line draw:style-name="gr137" draw:text-style-name="P140" svg:x1="7.879cm" svg:y1="0.001cm" svg:x2="7.879cm" svg:y2="5.631cm"><text:p/></draw:line><draw:line draw:style-name="gr138" draw:text-style-name="P140" svg:x1="8.44cm" svg:y1="0.001cm" svg:x2="8.44cm" svg:y2="5.631cm"><text:p/></draw:line><draw:line draw:style-name="gr139" draw:text-style-name="P140" svg:x1="9.001cm" svg:y1="0.001cm" svg:x2="9.001cm" svg:y2="5.631cm"><text:p/></draw:line></draw:g><draw:g draw:style-name="gr23"><draw:polygon draw:style-name="gr140" draw:text-style-name="P143" svg:width="2.252cm" svg:height="2.25cm" svg:x="0.561cm" svg:y="0.563cm" svg:viewBox="0 0 2253 2251" draw:points="2253,0 2253,2251 0,2251 0,0"><text:p/></draw:polygon><draw:polygon draw:style-name="gr141" draw:text-style-name="P143" svg:width="2.253cm" svg:height="2.816cm" svg:x="6.186cm" svg:y="2.251cm" svg:viewBox="0 0 2254 2817" draw:points="559,0 1691,0 1691,845 2254,845 2254,1127 1691,1127 1691,1973 2254,1973 2254,2253 1691,2253 1691,2817 0,2817 0,2534 559,2534 559,1689 0,1689 0,1409 559,1409 559,564 0,564 0,283 559,283"><text:p/></draw:polygon><draw:polygon draw:style-name="gr142" draw:text-style-name="P143" svg:width="5.064cm" svg:height="1.127cm" svg:x="3.375cm" svg:y="0.563cm" svg:viewBox="0 0 5065 1128" draw:points="5065,0 5065,1128 0,1128 0,0"><text:p/></draw:polygon><draw:polygon draw:style-name="gr143" draw:text-style-name="P143" svg:width="3.376cm" svg:height="1.687cm" svg:x="1.14cm" svg:y="3.386cm" svg:viewBox="0 0 3377 1688" draw:points="1128,0 1128,562 0,562 0,1126 1128,1126 1128,1688 2251,1688 2251,1126 3377,1126 3377,562 2251,562 2251,0"><text:p/></draw:polygon><draw:frame draw:style-name="gr144" draw:text-style-name="P145" svg:width="1.408cm" svg:height="0.477cm" svg:x="1.217cm" svg:y="1.431cm"><draw:text-box><text:p text:style-name="P144"><text:span text:style-name="T187"><text:s/></text:span><text:span text:style-name="T187">Fig. 1</text:span></text:p></draw:text-box></draw:frame><draw:frame draw:style-name="gr145" draw:text-style-name="P142" svg:width="0.713cm" svg:height="0.373cm" svg:x="0.504cm" svg:y="5.105cm"><draw:text-box><text:p text:style-name="P141"><text:span text:style-name="T186">1 u.l.</text:span></text:p></draw:text-box></draw:frame><draw:frame draw:style-name="gr146" draw:text-style-name="P145" svg:width="1.408cm" svg:height="0.477cm" svg:x="6.918cm" svg:y="3.455cm"><draw:text-box><text:p text:style-name="P144"><text:span text:style-name="T187">Fig. 4</text:span></text:p></draw:text-box></draw:frame><draw:frame draw:style-name="gr147" draw:text-style-name="P145" svg:width="1.415cm" svg:height="0.477cm" svg:x="2.447cm" svg:y="4.006cm"><draw:text-box><text:p text:style-name="P144"><text:span text:style-name="T187">Fig. 3</text:span></text:p></draw:text-box></draw:frame><draw:frame draw:style-name="gr148" draw:text-style-name="P145" svg:width="1.269cm" svg:height="0.477cm" svg:x="5.517cm" svg:y="0.885cm"><draw:text-box><text:p text:style-name="P144"><text:span text:style-name="T187">Fig. 2</text:span></text:p></draw:text-box></draw:frame><draw:line draw:style-name="gr149" draw:text-style-name="P140" svg:x1="0.58cm" svg:y1="5.516cm" svg:x2="1.139cm" svg:y2="5.516cm"><text:p/></draw:line><draw:polygon draw:style-name="gr150" draw:text-style-name="P146" svg:width="2.251cm" svg:height="2.25cm" svg:x="0.562cm" svg:y="0.563cm" svg:viewBox="0 0 2252 2251" draw:points="0,0 2252,0 2252,2251 0,2251"><text:p/></draw:polygon><draw:polygon draw:style-name="gr151" draw:text-style-name="P146" svg:width="3.373cm" svg:height="1.688cm" svg:x="1.14cm" svg:y="3.384cm" svg:viewBox="0 0 3374 1689" draw:points="1125,0 2249,0 2249,563 3374,563 3374,1126 2249,1126 2249,1689 1125,1689 1125,1126 0,1126 0,563 1125,563"><text:p/></draw:polygon><draw:polygon draw:style-name="gr152" draw:text-style-name="P146" svg:width="5.061cm" svg:height="1.127cm" svg:x="3.378cm" svg:y="0.563cm" svg:viewBox="0 0 5062 1128" draw:points="0,0 5062,0 5062,1128 0,1128"><text:p/></draw:polygon><draw:polygon draw:style-name="gr153" draw:text-style-name="P146" svg:width="2.253cm" svg:height="2.814cm" svg:x="6.186cm" svg:y="2.256cm" svg:viewBox="0 0 2254 2815" draw:points="563,0 1691,0 1691,845 2254,845 2254,1126 1691,1126 1691,1970 2254,1970 2254,2252 1691,2252 1691,2815 0,2815 0,2533 563,2533 563,1689 0,1689 0,1407 563,1407 563,563 0,563 0,282 563,282"><text:p/></draw:polygon></draw:g></draw:g></text:h>
            <text:h text:style-name="_5f_Paragraphe" text:outline-level="1">Observe attentivement l'unité de longueur (1 u.l.) pour déterminer le périmètre de chaque figure ex­primé en unités de longueur, puis en cm en consi­dérant <text:s/>1 u.l. = 0,5 cm.</text:h>
            <table:table table:name="Tableau30" table:style-name="Tableau30">
              <table:table-column table:style-name="Tableau30.A"/>
              <table:table-column table:style-name="Tableau30.B" table:number-columns-repeated="4"/>
              <table:table-row table:style-name="Tableau30.1">
                <table:table-cell table:style-name="Tableau30.A1" office:value-type="string">
                  <text:h text:style-name="_5f_Tableau_5f_Centré_5f_Gras" text:outline-level="1">Figure</text:h>
                </table:table-cell>
                <table:table-cell table:style-name="Tableau30.B1" office:value-type="float" office:value="1">
                  <text:h text:style-name="_5f_Tableau_5f_Centré_5f_Gras" text:outline-level="1">1</text:h>
                </table:table-cell>
                <table:table-cell table:style-name="Tableau30.C1" office:value-type="float" office:value="2">
                  <text:h text:style-name="_5f_Tableau_5f_Centré_5f_Gras" text:outline-level="1">2</text:h>
                </table:table-cell>
                <table:table-cell table:style-name="Tableau30.D1" office:value-type="float" office:value="3">
                  <text:h text:style-name="_5f_Tableau_5f_Centré_5f_Gras" text:outline-level="1">3</text:h>
                </table:table-cell>
                <table:table-cell table:style-name="Tableau30.E1" office:value-type="float" office:value="4">
                  <text:h text:style-name="_5f_Tableau_5f_Centré_5f_Gras" text:outline-level="1">4</text:h>
                </table:table-cell>
              </table:table-row>
              <table:table-row table:style-name="Tableau30.2">
                <table:table-cell table:style-name="Tableau30.A2" office:value-type="string">
                  <text:h text:style-name="_5f_Tableau_5f_Centré_5f_Gras" text:outline-level="1">Périmètre ex­primé en u.l.</text:h>
                </table:table-cell>
                <table:table-cell table:style-name="Tableau30.B2" office:value-type="string">
                  <text:h text:style-name="_5f_Tableau_5f_Centré" text:outline-level="1"><text:span text:style-name="_5f_pointillés_20_gris">……</text:span></text:h>
                </table:table-cell>
                <table:table-cell table:style-name="Tableau30.C2" office:value-type="string">
                  <text:h text:style-name="_5f_Tableau_5f_Centré" text:outline-level="1"><text:span text:style-name="_5f_pointillés_20_gris">……</text:span></text:h>
                </table:table-cell>
                <table:table-cell table:style-name="Tableau30.D2" office:value-type="string">
                  <text:h text:style-name="_5f_Tableau_5f_Centré" text:outline-level="1"><text:span text:style-name="_5f_pointillés_20_gris">……</text:span></text:h>
                </table:table-cell>
                <table:table-cell table:style-name="Tableau30.E2" office:value-type="string">
                  <text:h text:style-name="_5f_Tableau_5f_Centré" text:outline-level="1"><text:span text:style-name="_5f_pointillés_20_gris">……</text:span></text:h>
                </table:table-cell>
              </table:table-row>
              <table:table-row table:style-name="Tableau30.2">
                <table:table-cell table:style-name="Tableau30.A2" office:value-type="string">
                  <text:h text:style-name="_5f_Tableau_5f_Centré_5f_Gras" text:outline-level="1">Périmètre ex­primé en cm</text:h>
                </table:table-cell>
                <table:table-cell table:style-name="Tableau30.B3" office:value-type="string">
                  <text:h text:style-name="_5f_Tableau_5f_Centré" text:outline-level="1"><text:span text:style-name="_5f_pointillés_20_gris">……</text:span></text:h>
                </table:table-cell>
                <table:table-cell table:style-name="Tableau30.C3" office:value-type="string">
                  <text:h text:style-name="_5f_Tableau_5f_Centré" text:outline-level="1"><text:span text:style-name="_5f_pointillés_20_gris">……</text:span></text:h>
                </table:table-cell>
                <table:table-cell table:style-name="Tableau30.D3" office:value-type="string">
                  <text:h text:style-name="_5f_Tableau_5f_Centré" text:outline-level="1"><text:span text:style-name="_5f_pointillés_20_gris">……</text:span></text:h>
                </table:table-cell>
                <table:table-cell table:style-name="Tableau30.E3" office:value-type="string">
                  <text:h text:style-name="_5f_Tableau_5f_Centré" text:outline-level="1"><text:span text:style-name="_5f_pointillés_20_gris">……</text:span></text:h>
                </table:table-cell>
              </table:table-row>
            </table:table>
            <text:h text:style-name="_5f_Paragraphe" text:outline-level="1"><text:span text:style-name="_5f_Caractères"/></text:h>
            <text:h text:style-name="_5f_Paragraphe" text:outline-level="1"><text:span text:style-name="_5f_Caractères"/></text:h>
            <text:h text:style-name="_5f_Paragraphe" text:outline-level="1"><text:span text:style-name="_5f_Caractères"/></text:h>
            <text:h text:style-name="_5f_Paragraphe" text:outline-level="1"><text:span text:style-name="_5f_Caractères"/></text:h>
            <text:h text:style-name="_5f_Paragraphe" text:outline-level="1"><text:span text:style-name="_5f_Caractères"/></text:h>
            <text:list xml:id="list230338120694011" text:continue-numbering="true" text:style-name="_5f_Numérotation_20_des_20_exercices">
              <text:list-item>
                <text:h text:style-name="P114" text:outline-level="1"><text:soft-page-break/><text:span text:style-name="_5f_Caractères">Construis ci-dessous deux polygones de péri­mètres respectifs 12 u.l. et 15 u.l.</text:span></text:h>
                <text:p text:style-name="P109"><text:span text:style-name="_5f_pointillés_20_gris"><draw:g text:anchor-type="as-char" draw:z-index="16" draw:name="Forme6_4" draw:style-name="gr29"><draw:line draw:style-name="gr82" draw:text-style-name="P140" svg:x1="0cm" svg:y1="5.63cm" svg:x2="9cm" svg:y2="5.63cm"><text:p/></draw:line><draw:line draw:style-name="gr83" draw:text-style-name="P140" svg:x1="0cm" svg:y1="5.069cm" svg:x2="9cm" svg:y2="5.069cm"><text:p/></draw:line><draw:line draw:style-name="gr84" draw:text-style-name="P140" svg:x1="0cm" svg:y1="4.501cm" svg:x2="9cm" svg:y2="4.501cm"><text:p/></draw:line><draw:line draw:style-name="gr85" draw:text-style-name="P140" svg:x1="0cm" svg:y1="3.942cm" svg:x2="9cm" svg:y2="3.942cm"><text:p/></draw:line><draw:line draw:style-name="gr86" draw:text-style-name="P140" svg:x1="0cm" svg:y1="3.381cm" svg:x2="9cm" svg:y2="3.381cm"><text:p/></draw:line><draw:line draw:style-name="gr87" draw:text-style-name="P140" svg:x1="0cm" svg:y1="2.815cm" svg:x2="9cm" svg:y2="2.815cm"><text:p/></draw:line><draw:line draw:style-name="gr88" draw:text-style-name="P140" svg:x1="0cm" svg:y1="2.252cm" svg:x2="9cm" svg:y2="2.252cm"><text:p/></draw:line><draw:line draw:style-name="gr89" draw:text-style-name="P140" svg:x1="0cm" svg:y1="1.693cm" svg:x2="9cm" svg:y2="1.693cm"><text:p/></draw:line><draw:line draw:style-name="gr90" draw:text-style-name="P140" svg:x1="0cm" svg:y1="1.125cm" svg:x2="9cm" svg:y2="1.125cm"><text:p/></draw:line><draw:line draw:style-name="gr91" draw:text-style-name="P140" svg:x1="0cm" svg:y1="0.564cm" svg:x2="9cm" svg:y2="0.564cm"><text:p/></draw:line><draw:line draw:style-name="gr92" draw:text-style-name="P140" svg:x1="0cm" svg:y1="0cm" svg:x2="9cm" svg:y2="0cm"><text:p/></draw:line><draw:line draw:style-name="gr93" draw:text-style-name="P140" svg:x1="0cm" svg:y1="0cm" svg:x2="0cm" svg:y2="5.63cm"><text:p/></draw:line><draw:line draw:style-name="gr94" draw:text-style-name="P140" svg:x1="0.564cm" svg:y1="0cm" svg:x2="0.564cm" svg:y2="5.63cm"><text:p/></draw:line><draw:line draw:style-name="gr95" draw:text-style-name="P140" svg:x1="1.125cm" svg:y1="0cm" svg:x2="1.125cm" svg:y2="5.63cm"><text:p/></draw:line><draw:line draw:style-name="gr96" draw:text-style-name="P140" svg:x1="1.688cm" svg:y1="0cm" svg:x2="1.688cm" svg:y2="5.63cm"><text:p/></draw:line><draw:line draw:style-name="gr97" draw:text-style-name="P140" svg:x1="2.252cm" svg:y1="0cm" svg:x2="2.252cm" svg:y2="5.63cm"><text:p/></draw:line><draw:line draw:style-name="gr98" draw:text-style-name="P140" svg:x1="2.813cm" svg:y1="0cm" svg:x2="2.813cm" svg:y2="5.63cm"><text:p/></draw:line><draw:line draw:style-name="gr99" draw:text-style-name="P140" svg:x1="3.374cm" svg:y1="0cm" svg:x2="3.374cm" svg:y2="5.63cm"><text:p/></draw:line><draw:line draw:style-name="gr100" draw:text-style-name="P140" svg:x1="3.941cm" svg:y1="0cm" svg:x2="3.941cm" svg:y2="5.63cm"><text:p/></draw:line><draw:line draw:style-name="gr101" draw:text-style-name="P140" svg:x1="4.501cm" svg:y1="0cm" svg:x2="4.501cm" svg:y2="5.63cm"><text:p/></draw:line><draw:line draw:style-name="gr102" draw:text-style-name="P140" svg:x1="5.063cm" svg:y1="0cm" svg:x2="5.063cm" svg:y2="5.63cm"><text:p/></draw:line><draw:line draw:style-name="gr103" draw:text-style-name="P140" svg:x1="5.629cm" svg:y1="0cm" svg:x2="5.629cm" svg:y2="5.63cm"><text:p/></draw:line><draw:line draw:style-name="gr104" draw:text-style-name="P140" svg:x1="6.189cm" svg:y1="0cm" svg:x2="6.189cm" svg:y2="5.63cm"><text:p/></draw:line><draw:line draw:style-name="gr105" draw:text-style-name="P140" svg:x1="6.751cm" svg:y1="0cm" svg:x2="6.751cm" svg:y2="5.63cm"><text:p/></draw:line><draw:line draw:style-name="gr106" draw:text-style-name="P140" svg:x1="7.317cm" svg:y1="0cm" svg:x2="7.317cm" svg:y2="5.63cm"><text:p/></draw:line><draw:line draw:style-name="gr107" draw:text-style-name="P140" svg:x1="7.878cm" svg:y1="0cm" svg:x2="7.878cm" svg:y2="5.63cm"><text:p/></draw:line><draw:line draw:style-name="gr108" draw:text-style-name="P140" svg:x1="8.439cm" svg:y1="0cm" svg:x2="8.439cm" svg:y2="5.63cm"><text:p/></draw:line><draw:line draw:style-name="gr109" draw:text-style-name="P140" svg:x1="9cm" svg:y1="0cm" svg:x2="9cm" svg:y2="5.63cm"><text:p/></draw:line><draw:frame draw:style-name="gr110" draw:text-style-name="P142" svg:width="0.713cm" svg:height="0.373cm" svg:x="1.612cm" svg:y="5.101cm"><draw:text-box><text:p text:style-name="P141"><text:span text:style-name="T186">1 u.l.</text:span></text:p></draw:text-box></draw:frame><draw:line draw:style-name="gr111" draw:text-style-name="P140" svg:x1="1.688cm" svg:y1="5.517cm" svg:x2="2.247cm" svg:y2="5.517cm"><text:p/></draw:line></draw:g></text:span></text:p>
              </text:list-item>
              <text:list-item>
                <text:h text:style-name="_5f_Titre_5f_Exercices_5f_sans_5f_Titre" text:outline-level="1"><text:span text:style-name="Character_5f_20_5f_style">Détermine, à l'aide de ta règle graduée, le périmètre de chacune des figures ci‑dessous.</text:span></text:h>
              </text:list-item>
            </text:list>
            <text:section text:style-name="Sect4" text:name="Section10">
              <table:table table:name="Tableau31" table:style-name="Tableau31">
                <table:table-column table:style-name="Tableau31.A"/>
                <table:table-row table:style-name="Tableau31.1">
                  <table:table-cell table:style-name="Tableau31.A1" office:value-type="string">
                    <text:p text:style-name="Standard"><draw:g text:anchor-type="as-char" draw:z-index="17" draw:name="Forme7_4" draw:style-name="gr29"><draw:line draw:style-name="gr81" draw:text-style-name="P139" svg:x1="0.423cm" svg:y1="1.695cm" svg:x2="0cm" svg:y2="0cm"><text:p/></draw:line><draw:line draw:style-name="gr81" draw:text-style-name="P139" svg:x1="0.423cm" svg:y1="1.698cm" svg:x2="1.266cm" svg:y2="1.155cm"><text:p/></draw:line><draw:line draw:style-name="gr81" draw:text-style-name="P139" svg:x1="0cm" svg:y1="0cm" svg:x2="1.266cm" svg:y2="1.152cm"><text:p/></draw:line></draw:g></text:p>
                  </table:table-cell>
                </table:table-row>
              </table:table>
              <text:list xml:id="list230336767985420" text:continue-numbering="true" text:style-name="_5f_Numérotation_20_des_20_exercices">
                <text:list-header>
                  <text:h text:style-name="P106" text:outline-level="1">Figure 1</text:h>
                </text:list-header>
              </text:list>
              <table:table table:name="Tableau32" table:style-name="Tableau32">
                <table:table-column table:style-name="Tableau32.A"/>
                <table:table-row table:style-name="Tableau32.1">
                  <table:table-cell table:style-name="Tableau32.A1" office:value-type="string">
                    <text:p text:style-name="Standard"><draw:g text:anchor-type="as-char" draw:z-index="18" draw:name="Forme8_4" draw:style-name="gr29"><draw:line draw:style-name="gr81" draw:text-style-name="P139" svg:x1="0cm" svg:y1="0.861cm" svg:x2="1.259cm" svg:y2="0cm"><text:p/></draw:line><draw:line draw:style-name="gr81" draw:text-style-name="P139" svg:x1="0.968cm" svg:y1="1.138cm" svg:x2="0.765cm" svg:y2="1.821cm"><text:p/></draw:line><draw:line draw:style-name="gr81" draw:text-style-name="P139" svg:x1="0cm" svg:y1="0.862cm" svg:x2="0.968cm" svg:y2="1.14cm"><text:p/></draw:line><draw:line draw:style-name="gr81" draw:text-style-name="P139" svg:x1="1.259cm" svg:y1="0cm" svg:x2="3.861cm" svg:y2="1.627cm"><text:p/></draw:line><draw:line draw:style-name="gr81" draw:text-style-name="P139" svg:x1="0.765cm" svg:y1="1.823cm" svg:x2="3.852cm" svg:y2="1.627cm"><text:p/></draw:line></draw:g></text:p>
                  </table:table-cell>
                </table:table-row>
              </table:table>
              <text:list xml:id="list230338338316577" text:continue-numbering="true" text:style-name="_5f_Numérotation_20_des_20_exercices">
                <text:list-header>
                  <text:h text:style-name="P106" text:outline-level="1">Figure 2</text:h>
                </text:list-header>
              </text:list>
              <table:table table:name="Tableau33" table:style-name="Tableau33">
                <table:table-column table:style-name="Tableau33.A"/>
                <table:table-row table:style-name="Tableau33.1">
                  <table:table-cell table:style-name="Tableau33.A1" office:value-type="string">
                    <text:list xml:id="list230337305650300" text:continue-list="list230338338316577" text:style-name="_5f_Numérotation_20_des_20_exercices_20_livrets">
                      <text:list-header>
                        <text:p text:style-name="P101"><draw:g text:anchor-type="as-char" draw:z-index="19" draw:name="Forme9_1" draw:style-name="gr29"><draw:line draw:style-name="gr81" draw:text-style-name="P139" svg:x1="0.064cm" svg:y1="1.201cm" svg:x2="1.403cm" svg:y2="1.877cm"><text:p/></draw:line><draw:line draw:style-name="gr81" draw:text-style-name="P139" svg:x1="1.408cm" svg:y1="1.871cm" svg:x2="1.966cm" svg:y2="0cm"><text:p/></draw:line><draw:line draw:style-name="gr81" draw:text-style-name="P139" svg:x1="0cm" svg:y1="0cm" svg:x2="1.966cm" svg:y2="0cm"><text:p/></draw:line><draw:line draw:style-name="gr81" draw:text-style-name="P139" svg:x1="0cm" svg:y1="0cm" svg:x2="0.048cm" svg:y2="1.199cm"><text:p/></draw:line></draw:g></text:p>
                      </text:list-header>
                    </text:list>
                  </table:table-cell>
                </table:table-row>
              </table:table>
              <text:list xml:id="list230337994050202" text:continue-list="list230337305650300" text:style-name="_5f_Numérotation_20_des_20_exercices">
                <text:list-header>
                  <text:h text:style-name="P106" text:outline-level="1">Figure 3</text:h>
                </text:list-header>
              </text:list>
            </text:section>
            <table:table table:name="Tableau34" table:style-name="Tableau34">
              <table:table-column table:style-name="Tableau34.A" table:number-columns-repeated="3"/>
              <table:table-column table:style-name="Tableau34.D"/>
              <table:table-row table:style-name="Tableau34.1">
                <table:table-cell table:style-name="Tableau34.A1" office:value-type="string">
                  <text:h text:style-name="_5f_Tableau_5f_Centré_5f_Gras" text:outline-level="1">Figure</text:h>
                </table:table-cell>
                <table:table-cell table:style-name="Tableau34.B1" office:value-type="float" office:value="1">
                  <text:h text:style-name="_5f_Tableau_5f_Centré_5f_Gras" text:outline-level="1">1</text:h>
                </table:table-cell>
                <table:table-cell table:style-name="Tableau34.B1" office:value-type="float" office:value="2">
                  <text:h text:style-name="_5f_Tableau_5f_Centré_5f_Gras" text:outline-level="1">2</text:h>
                </table:table-cell>
                <table:table-cell table:style-name="Tableau34.D1" office:value-type="string">
                  <text:h text:style-name="_5f_Tableau_5f_Centré_5f_Gras" text:outline-level="1">3</text:h>
                </table:table-cell>
              </table:table-row>
              <table:table-row table:style-name="Tableau34.2">
                <table:table-cell table:style-name="Tableau34.A2" office:value-type="string">
                  <text:h text:style-name="_5f_Tableau_5f_Centré_5f_Gras" text:outline-level="1">Périmètre en cm</text:h>
                </table:table-cell>
                <table:table-cell table:style-name="Tableau34.C2" office:value-type="string">
                  <text:h text:style-name="_5f_Tableau_5f_Centré" text:outline-level="1"><text:span text:style-name="_5f_pointillés_20_gris">……</text:span></text:h>
                </table:table-cell>
                <table:table-cell table:style-name="Tableau34.C2" office:value-type="string">
                  <text:h text:style-name="_5f_Tableau_5f_Centré" text:outline-level="1"><text:span text:style-name="_5f_pointillés_20_gris">……</text:span></text:h>
                </table:table-cell>
                <table:table-cell table:style-name="Tableau34.D2" office:value-type="string">
                  <text:h text:style-name="_5f_Tableau_5f_Centré" text:outline-level="1"><text:span text:style-name="_5f_pointillés_20_gris">……</text:span></text:h>
                </table:table-cell>
              </table:table-row>
            </table:table>
            <text:list xml:id="list230337285777598" text:continue-numbering="true" text:style-name="_5f_Numérotation_20_des_20_exercices">
              <text:list-item>
                <text:h text:style-name="_5f_Titre_5f_Exercices_5f_sans_5f_Titre" text:outline-level="1">Quel est le périmètre d'un carré : </text:h>
                <text:list>
                  <text:list-item text:start-value="1">
                    <text:p text:style-name="P109">de côté 6 cm ?</text:p>
                  </text:list-item>
                </text:list>
              </text:list-item>
            </text:list>
            <text:p text:style-name="_5f_Paragraphe_5f_Réponse_5f_Pointillés_5f_Grisés"><text:span text:style-name="_5f_pointillés_20_gris">….............................................................................</text:span></text:p>
            <text:p text:style-name="_5f_Paragraphe_5f_Réponse_5f_Pointillés_5f_Grisés"><text:span text:style-name="_5f_pointillés_20_gris">….............................................................................</text:span></text:p>
            <text:list xml:id="list230338026707158" text:continue-numbering="true" text:style-name="_5f_Numérotation_20_des_20_exercices">
              <text:list-item>
                <text:list>
                  <text:list-item>
                    <text:p text:style-name="P109">de côté 4,6 cm ?</text:p>
                  </text:list-item>
                </text:list>
              </text:list-item>
            </text:list>
            <text:p text:style-name="_5f_Paragraphe_5f_Réponse_5f_Pointillés_5f_Grisés"><text:span text:style-name="_5f_pointillés_20_gris">….............................................................................</text:span></text:p>
            <text:p text:style-name="_5f_Paragraphe_5f_Réponse_5f_Pointillés_5f_Grisés"><text:span text:style-name="_5f_pointillés_20_gris">….............................................................................</text:span></text:p>
            <text:list xml:id="list230337828926183" text:continue-numbering="true" text:style-name="_5f_Numérotation_20_des_20_exercices">
              <text:list-item>
                <text:h text:style-name="_5f_Titre_5f_Exercices_5f_sans_5f_Titre" text:outline-level="1">Soit un carré de côté c et de périmètre P. Complète le tableau.</text:h>
              </text:list-item>
            </text:list>
            <table:table table:name="Tableau35" table:style-name="Tableau35">
              <table:table-column table:style-name="Tableau35.A"/>
              <table:table-column table:style-name="Tableau35.B"/>
              <table:table-column table:style-name="Tableau35.C"/>
              <table:table-column table:style-name="Tableau35.D"/>
              <table:table-column table:style-name="Tableau35.E"/>
              <table:table-row table:style-name="Tableau35.1">
                <table:table-cell table:style-name="Tableau35.A1" office:value-type="string">
                  <text:h text:style-name="_5f_Tableau_5f_Centré_5f_Gras" text:outline-level="1">c</text:h>
                </table:table-cell>
                <table:table-cell table:style-name="Tableau35.B1" office:value-type="string">
                  <text:h text:style-name="_5f_Tableau_5f_Centré" text:outline-level="1">8 cm</text:h>
                </table:table-cell>
                <table:table-cell table:style-name="Tableau35.C1" office:value-type="string">
                  <text:h text:style-name="_5f_Tableau_5f_Centré" text:outline-level="1">1,5 cm</text:h>
                </table:table-cell>
                <table:table-cell table:style-name="Tableau35.D1" office:value-type="string">
                  <text:h text:style-name="_5f_Tableau_5f_Centré" text:outline-level="1"><text:span text:style-name="_5f_pointillés_20_gris">……</text:span></text:h>
                </table:table-cell>
                <table:table-cell table:style-name="Tableau35.E1" office:value-type="string">
                  <text:list xml:id="list230337214317534" text:continue-list="list230337828926183" text:style-name="_5f_Numérotation_20_des_20_exercices_20_livrets">
                    <text:list-header>
                      <text:h text:style-name="P112" text:outline-level="1"><text:span text:style-name="_5f_pointillés_20_gris">……</text:span></text:h>
                    </text:list-header>
                  </text:list>
                </table:table-cell>
              </table:table-row>
              <table:table-row table:style-name="Tableau35.1">
                <table:table-cell table:style-name="Tableau35.A2" office:value-type="string">
                  <text:h text:style-name="_5f_Tableau_5f_Centré_5f_Gras" text:outline-level="1">P</text:h>
                </table:table-cell>
                <table:table-cell table:style-name="Tableau35.B2" office:value-type="string">
                  <text:h text:style-name="_5f_Tableau_5f_Centré" text:outline-level="1"><text:span text:style-name="_5f_pointillés_20_gris">……</text:span></text:h>
                </table:table-cell>
                <table:table-cell table:style-name="Tableau35.C2" office:value-type="string">
                  <text:h text:style-name="_5f_Tableau_5f_Centré" text:outline-level="1"><text:span text:style-name="_5f_pointillés_20_gris">……</text:span></text:h>
                </table:table-cell>
                <table:table-cell table:style-name="Tableau35.D2" office:value-type="string">
                  <text:h text:style-name="_5f_Tableau_5f_Centré" text:outline-level="1">16 mm</text:h>
                </table:table-cell>
                <table:table-cell table:style-name="Tableau35.E2" office:value-type="string">
                  <text:h text:style-name="_5f_Tableau_5f_Centré" text:outline-level="1">22 m</text:h>
                </table:table-cell>
              </table:table-row>
            </table:table>
            <text:h text:style-name="P115" text:outline-level="1"/>
            <text:h text:style-name="P115" text:outline-level="1"/>
            <text:h text:style-name="P115" text:outline-level="1"/>
            <text:list xml:id="list230336688398731" text:continue-list="list230337214317534" text:style-name="_5f_Numérotation_20_des_20_exercices">
              <text:list-item>
                <text:h text:style-name="_5f_Titre_5f_Exercices_5f_sans_5f_Titre" text:outline-level="1">Quel est le périmètre d'un rectangle <text:span text:style-name="_5f_pointillés_20_gris">...</text:span></text:h>
                <text:list>
                  <text:list-item text:start-value="1">
                    <text:p text:style-name="P109">de longueur 15 cm et de largeur 0,3 dm ?</text:p>
                  </text:list-item>
                </text:list>
              </text:list-item>
            </text:list>
            <text:p text:style-name="_5f_Paragraphe_5f_Réponse_5f_Pointillés_5f_Grisés"><text:span text:style-name="_5f_pointillés_20_gris">….............................................................................</text:span></text:p>
            <text:p text:style-name="_5f_Paragraphe_5f_Réponse_5f_Pointillés_5f_Grisés"><text:span text:style-name="_5f_pointillés_20_gris">….............................................................................</text:span></text:p>
            <text:list xml:id="list230336447677562" text:continue-numbering="true" text:style-name="_5f_Numérotation_20_des_20_exercices">
              <text:list-item>
                <text:list>
                  <text:list-item>
                    <text:p text:style-name="P109">de largeur 8,5 cm et de longueur 145 mm ?</text:p>
                  </text:list-item>
                </text:list>
              </text:list-item>
            </text:list>
            <text:p text:style-name="_5f_Paragraphe_5f_Réponse_5f_Pointillés_5f_Grisés"><text:span text:style-name="_5f_pointillés_20_gris">….............................................................................</text:span></text:p>
            <text:p text:style-name="_5f_Paragraphe_5f_Réponse_5f_Pointillés_5f_Grisés"><text:span text:style-name="_5f_pointillés_20_gris">…..........................................................................…</text:span></text:p>
            <text:list xml:id="list230338300423256" text:continue-numbering="true" text:style-name="_5f_Numérotation_20_des_20_exercices">
              <text:list-item>
                <text:h text:style-name="_5f_Titre_5f_Exercices_5f_sans_5f_Titre" text:outline-level="1">Soit un rectangle de largeur l, de longueur L et de périmètre P. Complète le tableau.</text:h>
              </text:list-item>
            </text:list>
            <table:table table:name="Tableau36" table:style-name="Tableau36">
              <table:table-column table:style-name="Tableau36.A"/>
              <table:table-column table:style-name="Tableau36.B"/>
              <table:table-column table:style-name="Tableau36.C"/>
              <table:table-column table:style-name="Tableau36.B"/>
              <table:table-column table:style-name="Tableau36.E"/>
              <table:table-row table:style-name="Tableau36.1">
                <table:table-cell table:style-name="Tableau36.A1" office:value-type="string">
                  <text:h text:style-name="_5f_Tableau_5f_Centré_5f_Gras" text:outline-level="1">l</text:h>
                </table:table-cell>
                <table:table-cell table:style-name="Tableau36.B1" office:value-type="string">
                  <text:h text:style-name="_5f_Tableau_5f_Centré" text:outline-level="1">3 cm</text:h>
                </table:table-cell>
                <table:table-cell table:style-name="Tableau36.C1" office:value-type="string">
                  <text:h text:style-name="_5f_Tableau_5f_Centré" text:outline-level="1">4,5 dm</text:h>
                </table:table-cell>
                <table:table-cell table:style-name="Tableau36.D1" office:value-type="string">
                  <text:h text:style-name="_5f_Tableau_5f_Centré" text:outline-level="1"><text:span text:style-name="_5f_pointillés_20_gris">……</text:span></text:h>
                </table:table-cell>
                <table:table-cell table:style-name="Tableau36.E1" office:value-type="string">
                  <text:h text:style-name="_5f_Tableau_5f_Centré" text:outline-level="1">0,5 m</text:h>
                </table:table-cell>
              </table:table-row>
              <table:table-row table:style-name="Tableau36.1">
                <table:table-cell table:style-name="Tableau36.A2" office:value-type="string">
                  <text:h text:style-name="_5f_Tableau_5f_Centré_5f_Gras" text:outline-level="1">L</text:h>
                </table:table-cell>
                <table:table-cell table:style-name="Tableau36.D3" office:value-type="string">
                  <text:h text:style-name="_5f_Tableau_5f_Centré" text:outline-level="1">8 cm</text:h>
                </table:table-cell>
                <table:table-cell table:style-name="Tableau36.C3" office:value-type="string">
                  <text:h text:style-name="_5f_Tableau_5f_Centré" text:outline-level="1">1 m</text:h>
                </table:table-cell>
                <table:table-cell table:style-name="Tableau36.D3" office:value-type="string">
                  <text:h text:style-name="_5f_Tableau_5f_Centré" text:outline-level="1">100 dam</text:h>
                </table:table-cell>
                <table:table-cell table:style-name="Tableau36.E3" office:value-type="string">
                  <text:list xml:id="list230336498069256" text:continue-list="list230338300423256" text:style-name="_5f_Numérotation_20_des_20_exercices_20_livrets">
                    <text:list-header>
                      <text:h text:style-name="P112" text:outline-level="1"><text:span text:style-name="_5f_pointillés_20_gris">……</text:span></text:h>
                    </text:list-header>
                  </text:list>
                </table:table-cell>
              </table:table-row>
              <table:table-row table:style-name="Tableau36.1">
                <table:table-cell table:style-name="Tableau36.A2" office:value-type="string">
                  <text:list xml:id="list230337934523575" text:continue-numbering="true" text:style-name="_5f_Numérotation_20_des_20_exercices_20_livrets">
                    <text:list-header>
                      <text:h text:style-name="P113" text:outline-level="1">P</text:h>
                    </text:list-header>
                  </text:list>
                </table:table-cell>
                <table:table-cell table:style-name="Tableau36.D3" office:value-type="string">
                  <text:h text:style-name="_5f_Tableau_5f_Centré" text:outline-level="1"><text:span text:style-name="_5f_pointillés_20_gris">…… </text:span><text:span text:style-name="Character_5f_20_5f_style">dm</text:span></text:h>
                </table:table-cell>
                <table:table-cell table:style-name="Tableau36.C3" office:value-type="string">
                  <text:h text:style-name="_5f_Tableau_5f_Centré" text:outline-level="1"><text:span text:style-name="_5f_pointillés_20_gris">…… </text:span><text:span text:style-name="Character_5f_20_5f_style">m</text:span></text:h>
                </table:table-cell>
                <table:table-cell table:style-name="Tableau36.D3" office:value-type="string">
                  <text:h text:style-name="_5f_Tableau_5f_Centré" text:outline-level="1">30 hm</text:h>
                </table:table-cell>
                <table:table-cell table:style-name="Tableau36.E3" office:value-type="string">
                  <text:h text:style-name="_5f_Tableau_5f_Centré" text:outline-level="1">60 dm</text:h>
                </table:table-cell>
              </table:table-row>
            </table:table>
            <text:list xml:id="list230336385725226" text:continue-list="list230337934523575" text:style-name="_5f_Numérotation_20_des_20_exercices">
              <text:list-item>
                <text:h text:style-name="_5f_Titre_5f_Exercices_5f_sans_5f_Titre" text:outline-level="1">L'unité de longueur (u.l.) est la longueur du cercle de rayon 1 carreau. </text:h>
              </text:list-item>
            </text:list>
            <text:h text:style-name="_5f_Paragraphe" text:outline-level="1"><draw:g text:anchor-type="as-char" draw:z-index="20" draw:name="Forme2_4" draw:style-name="gr29"><draw:g draw:style-name="gr23"><draw:line draw:style-name="gr24" draw:text-style-name="P129" svg:x1="0.001cm" svg:y1="0cm" svg:x2="0.001cm" svg:y2="4cm"><text:p/></draw:line><draw:line draw:style-name="gr24" draw:text-style-name="P129" svg:x1="0.501cm" svg:y1="0cm" svg:x2="0.501cm" svg:y2="4cm"><text:p/></draw:line><draw:line draw:style-name="gr24" draw:text-style-name="P129" svg:x1="1.001cm" svg:y1="0cm" svg:x2="1.001cm" svg:y2="4cm"><text:p/></draw:line><draw:line draw:style-name="gr24" draw:text-style-name="P129" svg:x1="1.501cm" svg:y1="0cm" svg:x2="1.501cm" svg:y2="4cm"><text:p/></draw:line><draw:line draw:style-name="gr24" draw:text-style-name="P129" svg:x1="2.001cm" svg:y1="0cm" svg:x2="2.001cm" svg:y2="4cm"><text:p/></draw:line><draw:line draw:style-name="gr24" draw:text-style-name="P129" svg:x1="2.501cm" svg:y1="0cm" svg:x2="2.501cm" svg:y2="4cm"><text:p/></draw:line><draw:line draw:style-name="gr24" draw:text-style-name="P129" svg:x1="3.002cm" svg:y1="0cm" svg:x2="3.002cm" svg:y2="4cm"><text:p/></draw:line><draw:line draw:style-name="gr24" draw:text-style-name="P129" svg:x1="3.502cm" svg:y1="0cm" svg:x2="3.502cm" svg:y2="4cm"><text:p/></draw:line><draw:line draw:style-name="gr24" draw:text-style-name="P129" svg:x1="4.001cm" svg:y1="0cm" svg:x2="4.001cm" svg:y2="4cm"><text:p/></draw:line><draw:line draw:style-name="gr24" draw:text-style-name="P129" svg:x1="4.502cm" svg:y1="0cm" svg:x2="4.502cm" svg:y2="4cm"><text:p/></draw:line><draw:line draw:style-name="gr24" draw:text-style-name="P129" svg:x1="5.001cm" svg:y1="0cm" svg:x2="5.001cm" svg:y2="4cm"><text:p/></draw:line><draw:line draw:style-name="gr24" draw:text-style-name="P129" svg:x1="5.501cm" svg:y1="0cm" svg:x2="5.501cm" svg:y2="4cm"><text:p/></draw:line><draw:line draw:style-name="gr24" draw:text-style-name="P129" svg:x1="6.001cm" svg:y1="0cm" svg:x2="6.001cm" svg:y2="4cm"><text:p/></draw:line><draw:line draw:style-name="gr24" draw:text-style-name="P129" svg:x1="6.501cm" svg:y1="0cm" svg:x2="6.501cm" svg:y2="4cm"><text:p/></draw:line><draw:line draw:style-name="gr24" draw:text-style-name="P129" svg:x1="7.001cm" svg:y1="0cm" svg:x2="7.001cm" svg:y2="4cm"><text:p/></draw:line><draw:line draw:style-name="gr24" draw:text-style-name="P129" svg:x1="7.501cm" svg:y1="0cm" svg:x2="7.501cm" svg:y2="4cm"><text:p/></draw:line><draw:line draw:style-name="gr24" draw:text-style-name="P129" svg:x1="8.001cm" svg:y1="0cm" svg:x2="8.001cm" svg:y2="4cm"><text:p/></draw:line><draw:line draw:style-name="gr24" draw:text-style-name="P129" svg:x1="8.501cm" svg:y1="0cm" svg:x2="8.501cm" svg:y2="4cm"><text:p/></draw:line><draw:line draw:style-name="gr24" draw:text-style-name="P129" svg:x1="9.001cm" svg:y1="0cm" svg:x2="9.001cm" svg:y2="4cm"><text:p/></draw:line><draw:line draw:style-name="gr24" draw:text-style-name="P129" svg:x1="0.001cm" svg:y1="0cm" svg:x2="9.001cm" svg:y2="0cm"><text:p/></draw:line><draw:line draw:style-name="gr24" draw:text-style-name="P129" svg:x1="0.001cm" svg:y1="0.5cm" svg:x2="9.001cm" svg:y2="0.5cm"><text:p/></draw:line><draw:line draw:style-name="gr24" draw:text-style-name="P129" svg:x1="0.001cm" svg:y1="1cm" svg:x2="9.001cm" svg:y2="1cm"><text:p/></draw:line><draw:line draw:style-name="gr24" draw:text-style-name="P129" svg:x1="0.001cm" svg:y1="1.5cm" svg:x2="9.001cm" svg:y2="1.5cm"><text:p/></draw:line><draw:line draw:style-name="gr24" draw:text-style-name="P129" svg:x1="0.001cm" svg:y1="2cm" svg:x2="9.001cm" svg:y2="2cm"><text:p/></draw:line><draw:line draw:style-name="gr24" draw:text-style-name="P129" svg:x1="0.001cm" svg:y1="2.5cm" svg:x2="9.001cm" svg:y2="2.5cm"><text:p/></draw:line><draw:line draw:style-name="gr24" draw:text-style-name="P129" svg:x1="0.001cm" svg:y1="3.001cm" svg:x2="9.001cm" svg:y2="3.001cm"><text:p/></draw:line><draw:line draw:style-name="gr24" draw:text-style-name="P129" svg:x1="0.001cm" svg:y1="3.502cm" svg:x2="9.001cm" svg:y2="3.502cm"><text:p/></draw:line><draw:line draw:style-name="gr24" draw:text-style-name="P129" svg:x1="0.001cm" svg:y1="4.003cm" svg:x2="9.001cm" svg:y2="4.003cm"><text:p/></draw:line></draw:g><draw:frame draw:style-name="gr51" draw:text-style-name="P135" svg:width="1.112cm" svg:height="0.414cm" svg:x="6.971cm" svg:y="3.59cm"><draw:text-box><text:p text:style-name="P134"><text:span text:style-name="T185"><text:s/></text:span><text:span text:style-name="T185">1 u.l. </text:span></text:p></draw:text-box></draw:frame><draw:frame draw:style-name="gr53" draw:text-style-name="P135" svg:width="0.978cm" svg:height="0.414cm" svg:x="1.032cm" svg:y="0.489cm"><draw:text-box><text:p text:style-name="P134"><text:span text:style-name="T185">Fig. 1</text:span></text:p></draw:text-box></draw:frame><draw:g draw:style-name="gr23"><draw:circle draw:style-name="gr61" draw:text-style-name="P138" svg:width="1.003cm" svg:height="1.003cm" svg:x="1.501cm" svg:y="1.998cm" draw:kind="arc" draw:start-angle="0" draw:end-angle="180"><text:p/></draw:circle><draw:circle draw:style-name="gr62" draw:text-style-name="P138" svg:width="1.003cm" svg:height="1.003cm" svg:x="1.002cm" svg:y="2.499cm" draw:kind="arc" draw:start-angle="90" draw:end-angle="270"><text:p/></draw:circle><draw:circle draw:style-name="gr63" draw:text-style-name="P138" svg:width="1.003cm" svg:height="1.003cm" svg:x="1.501cm" svg:y="2.999cm" draw:kind="arc" draw:start-angle="-180" draw:end-angle="0"><text:p/></draw:circle><draw:ellipse draw:style-name="gr64" draw:text-style-name="P138" svg:width="0.999cm" svg:height="1.003cm" svg:x="2.002cm" svg:y="2.499cm" draw:kind="arc" draw:start-angle="-90" draw:end-angle="90"><text:p/></draw:ellipse></draw:g><draw:g draw:style-name="gr23"><draw:ellipse draw:style-name="gr65" draw:text-style-name="P138" svg:width="1.001cm" svg:height="0.999cm" svg:x="3.501cm" svg:y="0.002cm" draw:kind="arc" draw:start-angle="0" draw:end-angle="270"><text:p/></draw:ellipse><draw:circle draw:style-name="gr66" draw:text-style-name="P138" svg:width="1.003cm" svg:height="1.003cm" svg:x="4.001cm" svg:y="0.499cm" draw:kind="arc" draw:start-angle="-180" draw:end-angle="-90"><text:p/></draw:circle><draw:ellipse draw:style-name="gr67" draw:text-style-name="P138" svg:width="1.001cm" svg:height="1.003cm" svg:x="4.501cm" svg:y="0.998cm" draw:kind="arc" draw:start-angle="-180" draw:end-angle="90"><text:p/></draw:ellipse><draw:circle draw:style-name="gr68" draw:text-style-name="P138" svg:width="1.003cm" svg:height="1.003cm" svg:x="4.002cm" svg:y="0.499cm" draw:kind="arc" draw:start-angle="0" draw:end-angle="90"><text:p/></draw:circle></draw:g><draw:g draw:style-name="gr23"><draw:circle draw:style-name="gr69" draw:text-style-name="P138" svg:width="1.001cm" svg:height="1.001cm" draw:transform="rotate (-3.14159265358979) translate (5.50156944444445cm 3.99872222222222cm)" draw:kind="arc" draw:start-angle="0" draw:end-angle="180"><text:p/></draw:circle><draw:circle draw:style-name="gr70" draw:text-style-name="P138" svg:width="1.001cm" svg:height="1.001cm" draw:transform="rotate (-3.14159265358979) translate (6.00075cm 3.49954166666667cm)" draw:kind="arc" draw:start-angle="90" draw:end-angle="360"><text:p/></draw:circle><draw:circle draw:style-name="gr71" draw:text-style-name="P138" svg:width="1.001cm" svg:height="1.001cm" draw:transform="rotate (-3.14159265358979) translate (5.000625cm 3.49954166666667cm)" draw:kind="arc" draw:start-angle="-180" draw:end-angle="90"><text:p/></draw:circle></draw:g><draw:g draw:style-name="gr23"><draw:ellipse draw:style-name="gr72" draw:text-style-name="P138" svg:width="1.003cm" svg:height="0.999cm" svg:x="6.502cm" svg:y="0.002cm" draw:kind="arc" draw:start-angle="0" draw:end-angle="270"><text:p/></draw:ellipse><draw:ellipse draw:style-name="gr73" draw:text-style-name="P138" svg:width="1.003cm" svg:height="0.999cm" svg:x="7.502cm" svg:y="0.002cm" draw:kind="arc" draw:start-angle="-90" draw:end-angle="180"><text:p/></draw:ellipse><draw:circle draw:style-name="gr74" draw:text-style-name="P138" svg:width="1.003cm" svg:height="1.003cm" svg:x="6.502cm" svg:y="0.998cm" draw:kind="arc" draw:start-angle="90" draw:end-angle="360"><text:p/></draw:circle><draw:circle draw:style-name="gr75" draw:text-style-name="P138" svg:width="1.003cm" svg:height="1.003cm" svg:x="7.502cm" svg:y="0.998cm" draw:kind="arc" draw:start-angle="-180" draw:end-angle="90"><text:p/></draw:circle></draw:g><draw:g draw:style-name="gr23"><draw:ellipse draw:style-name="gr76" draw:text-style-name="P138" svg:width="1.003cm" svg:height="0.999cm" svg:x="0.501cm" svg:y="0.002cm" draw:kind="arc" draw:start-angle="0" draw:end-angle="270"><text:p/></draw:ellipse><draw:ellipse draw:style-name="gr77" draw:text-style-name="P138" svg:width="1.003cm" svg:height="0.999cm" svg:x="1.501cm" svg:y="0.002cm" draw:kind="arc" draw:start-angle="-90" draw:end-angle="180"><text:p/></draw:ellipse><draw:circle draw:style-name="gr78" draw:text-style-name="P138" svg:width="1.003cm" svg:height="1.003cm" svg:x="0.501cm" svg:y="0.998cm" draw:kind="arc" draw:start-angle="0" draw:end-angle="90"><text:p/></draw:circle><draw:circle draw:style-name="gr79" draw:text-style-name="P138" svg:width="1.003cm" svg:height="1.003cm" svg:x="1.501cm" svg:y="0.998cm" draw:kind="arc" draw:start-angle="90" draw:end-angle="180"><text:p/></draw:circle></draw:g><draw:custom-shape draw:style-name="gr80" draw:text-style-name="P137" svg:width="1.003cm" svg:height="1.003cm" svg:x="7.001cm" svg:y="2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3" draw:text-style-name="P135" svg:width="0.978cm" svg:height="0.414cm" svg:x="4.032cm" svg:y="0.787cm"><draw:text-box><text:p text:style-name="P134"><text:span text:style-name="T185">Fig. 2</text:span></text:p></draw:text-box></draw:frame><draw:frame draw:style-name="gr53" draw:text-style-name="P135" svg:width="0.978cm" svg:height="0.414cm" svg:x="7.033cm" svg:y="0.787cm"><draw:text-box><text:p text:style-name="P134"><text:span text:style-name="T185">Fig. 3</text:span></text:p></draw:text-box></draw:frame><draw:frame draw:style-name="gr53" draw:text-style-name="P135" svg:width="0.978cm" svg:height="0.414cm" svg:x="1.531cm" svg:y="2.789cm"><draw:text-box><text:p text:style-name="P134"><text:span text:style-name="T185">Fig. 4</text:span></text:p></draw:text-box></draw:frame><draw:frame draw:style-name="gr53" draw:text-style-name="P135" svg:width="0.978cm" svg:height="0.414cm" svg:x="4.531cm" svg:y="2.999cm"><draw:text-box><text:p text:style-name="P134"><text:span text:style-name="T185">Fig. 5</text:span></text:p></draw:text-box></draw:frame></draw:g></text:h>
            <text:h text:style-name="_5f_Paragraphe" text:outline-level="1">Quel est l'intrus et pourquoi ? </text:h>
            <text:p text:style-name="_5f_Paragraphe_5f_Réponse_5f_Pointillés_5f_Grisés"><text:span text:style-name="_5f_pointillés_20_gris">….............................................................................…..........................................................................…</text:span></text:p>
            <text:list xml:id="list230337405984619" text:continue-numbering="true" text:style-name="_5f_Numérotation_20_des_20_exercices">
              <text:list-item>
                <text:h text:style-name="_5f_Titre_5f_Exercices_5f_sans_5f_Titre" text:outline-level="1">Donne une valeur approchée du périmètre :</text:h>
                <text:list>
                  <text:list-item text:start-value="1">
                    <text:p text:style-name="P109">d'un cercle de diamètre 3 cm au dixième de mm près :</text:p>
                  </text:list-item>
                </text:list>
              </text:list-item>
            </text:list>
            <text:p text:style-name="_5f_Paragraphe_5f_Réponse_5f_Pointillés_5f_Grisés"><text:span text:style-name="_5f_pointillés_20_gris">….............................................................................….............................................................................</text:span></text:p>
            <text:list xml:id="list230336978319764" text:continue-numbering="true" text:style-name="_5f_Numérotation_20_des_20_exercices">
              <text:list-item>
                <text:list>
                  <text:list-item>
                    <text:p text:style-name="P109">d'un cercle de diamètre 6 cm au dixième de mm près :</text:p>
                  </text:list-item>
                </text:list>
              </text:list-item>
            </text:list>
            <text:p text:style-name="_5f_Paragraphe_5f_Réponse_5f_Pointillés_5f_Grisés"><text:span text:style-name="_5f_pointillés_20_gris">….............................................................................….............................................................................</text:span></text:p>
            <text:list xml:id="list230337809573231" text:continue-numbering="true" text:style-name="_5f_Numérotation_20_des_20_exercices">
              <text:list-item>
                <text:list>
                  <text:list-item>
                    <text:p text:style-name="P109">Que remarques-tu ?</text:p>
                  </text:list-item>
                </text:list>
              </text:list-item>
            </text:list>
            <text:p text:style-name="_5f_Paragraphe_5f_Réponse_5f_Pointillés_5f_Grisés"><text:span text:style-name="_5f_pointillés_20_gris">…..........................................................................…</text:span></text:p>
            <text:list xml:id="list230336317457356" text:continue-numbering="true" text:style-name="_5f_Numérotation_20_des_20_exercices">
              <text:list-item>
                <text:h text:style-name="_5f_Titre_5f_Exercices_5f_sans_5f_Titre" text:outline-level="1"><text:soft-page-break/>On considère les figures suivantes.</text:h>
              </text:list-item>
            </text:list>
            <text:h text:style-name="_5f_Paragraphe" text:outline-level="1"><draw:g text:anchor-type="char" draw:z-index="21" draw:name="Forme3_6" draw:style-name="gr36"><draw:g draw:style-name="gr23"><draw:line draw:style-name="gr24" draw:text-style-name="P129" svg:x1="0.043cm" svg:y1="0.247cm" svg:x2="0.043cm" svg:y2="4.747cm"><text:p/></draw:line><draw:line draw:style-name="gr24" draw:text-style-name="P129" svg:x1="0.543cm" svg:y1="0.247cm" svg:x2="0.543cm" svg:y2="4.747cm"><text:p/></draw:line><draw:line draw:style-name="gr24" draw:text-style-name="P129" svg:x1="1.043cm" svg:y1="0.247cm" svg:x2="1.043cm" svg:y2="4.747cm"><text:p/></draw:line><draw:line draw:style-name="gr24" draw:text-style-name="P129" svg:x1="1.543cm" svg:y1="0.247cm" svg:x2="1.543cm" svg:y2="4.747cm"><text:p/></draw:line><draw:line draw:style-name="gr24" draw:text-style-name="P129" svg:x1="2.039cm" svg:y1="0.247cm" svg:x2="2.039cm" svg:y2="4.747cm"><text:p/></draw:line><draw:line draw:style-name="gr24" draw:text-style-name="P129" svg:x1="2.54cm" svg:y1="0.247cm" svg:x2="2.54cm" svg:y2="4.747cm"><text:p/></draw:line><draw:line draw:style-name="gr24" draw:text-style-name="P129" svg:x1="3.041cm" svg:y1="0.247cm" svg:x2="3.041cm" svg:y2="4.747cm"><text:p/></draw:line><draw:line draw:style-name="gr24" draw:text-style-name="P129" svg:x1="3.542cm" svg:y1="0.247cm" svg:x2="3.542cm" svg:y2="4.747cm"><text:p/></draw:line><draw:line draw:style-name="gr24" draw:text-style-name="P129" svg:x1="4.043cm" svg:y1="0.247cm" svg:x2="4.043cm" svg:y2="4.747cm"><text:p/></draw:line><draw:line draw:style-name="gr24" draw:text-style-name="P129" svg:x1="4.542cm" svg:y1="0.247cm" svg:x2="4.542cm" svg:y2="4.747cm"><text:p/></draw:line><draw:line draw:style-name="gr24" draw:text-style-name="P129" svg:x1="5.043cm" svg:y1="0.247cm" svg:x2="5.043cm" svg:y2="4.747cm"><text:p/></draw:line><draw:line draw:style-name="gr24" draw:text-style-name="P129" svg:x1="5.543cm" svg:y1="0.247cm" svg:x2="5.543cm" svg:y2="4.747cm"><text:p/></draw:line><draw:line draw:style-name="gr24" draw:text-style-name="P129" svg:x1="6.043cm" svg:y1="0.247cm" svg:x2="6.043cm" svg:y2="4.747cm"><text:p/></draw:line><draw:line draw:style-name="gr24" draw:text-style-name="P129" svg:x1="6.543cm" svg:y1="0.247cm" svg:x2="6.543cm" svg:y2="4.747cm"><text:p/></draw:line><draw:line draw:style-name="gr24" draw:text-style-name="P129" svg:x1="7.043cm" svg:y1="0.247cm" svg:x2="7.043cm" svg:y2="4.747cm"><text:p/></draw:line><draw:line draw:style-name="gr24" draw:text-style-name="P129" svg:x1="7.543cm" svg:y1="0.247cm" svg:x2="7.543cm" svg:y2="4.747cm"><text:p/></draw:line><draw:line draw:style-name="gr24" draw:text-style-name="P129" svg:x1="8.043cm" svg:y1="0.247cm" svg:x2="8.043cm" svg:y2="4.747cm"><text:p/></draw:line><draw:line draw:style-name="gr24" draw:text-style-name="P129" svg:x1="8.539cm" svg:y1="0.247cm" svg:x2="8.539cm" svg:y2="4.747cm"><text:p/></draw:line><draw:line draw:style-name="gr24" draw:text-style-name="P129" svg:x1="9.043cm" svg:y1="0.247cm" svg:x2="9.043cm" svg:y2="4.747cm"><text:p/></draw:line><draw:line draw:style-name="gr24" draw:text-style-name="P129" svg:x1="0.043cm" svg:y1="0.247cm" svg:x2="9.043cm" svg:y2="0.247cm"><text:p/></draw:line><draw:line draw:style-name="gr24" draw:text-style-name="P129" svg:x1="0.043cm" svg:y1="0.746cm" svg:x2="9.043cm" svg:y2="0.746cm"><text:p/></draw:line><draw:line draw:style-name="gr24" draw:text-style-name="P129" svg:x1="0.043cm" svg:y1="1.244cm" svg:x2="9.043cm" svg:y2="1.244cm"><text:p/></draw:line><draw:line draw:style-name="gr24" draw:text-style-name="P129" svg:x1="0.043cm" svg:y1="1.746cm" svg:x2="9.043cm" svg:y2="1.746cm"><text:p/></draw:line><draw:line draw:style-name="gr24" draw:text-style-name="P129" svg:x1="0.043cm" svg:y1="2.244cm" svg:x2="9.043cm" svg:y2="2.244cm"><text:p/></draw:line><draw:line draw:style-name="gr24" draw:text-style-name="P129" svg:x1="0.043cm" svg:y1="2.745cm" svg:x2="9.043cm" svg:y2="2.745cm"><text:p/></draw:line><draw:line draw:style-name="gr24" draw:text-style-name="P129" svg:x1="0.043cm" svg:y1="3.246cm" svg:x2="9.043cm" svg:y2="3.246cm"><text:p/></draw:line><draw:line draw:style-name="gr24" draw:text-style-name="P129" svg:x1="0.043cm" svg:y1="3.746cm" svg:x2="9.043cm" svg:y2="3.746cm"><text:p/></draw:line><draw:line draw:style-name="gr24" draw:text-style-name="P129" svg:x1="0.043cm" svg:y1="4.249cm" svg:x2="9.043cm" svg:y2="4.249cm"><text:p/></draw:line><draw:line draw:style-name="gr24" draw:text-style-name="P129" svg:x1="0.043cm" svg:y1="4.746cm" svg:x2="9.043cm" svg:y2="4.746cm"><text:p/></draw:line></draw:g><draw:g draw:style-name="gr23"><draw:ellipse draw:style-name="gr37" draw:text-style-name="P138" svg:width="1.003cm" svg:height="0.999cm" svg:x="5.549cm" svg:y="0.249cm" draw:kind="arc" draw:start-angle="0" draw:end-angle="270"><text:p/></draw:ellipse><draw:circle draw:style-name="gr38" draw:text-style-name="P138" svg:width="0.999cm" svg:height="0.999cm" svg:x="6.549cm" svg:y="0.249cm" draw:kind="arc" draw:start-angle="-180" draw:end-angle="0"><text:p/></draw:circle><draw:ellipse draw:style-name="gr39" draw:text-style-name="P138" svg:width="1.003cm" svg:height="1.001cm" svg:x="5.549cm" svg:y="1.247cm" draw:kind="arc" draw:start-angle="-90" draw:end-angle="90"><text:p/></draw:ellipse><draw:circle draw:style-name="gr40" draw:text-style-name="P138" svg:width="1.003cm" svg:height="1.003cm" svg:x="5.549cm" svg:y="2.247cm" draw:kind="arc" draw:start-angle="90" draw:end-angle="360"><text:p/></draw:circle><draw:ellipse draw:style-name="gr41" draw:text-style-name="P138" svg:width="0.999cm" svg:height="1.003cm" svg:x="6.549cm" svg:y="2.247cm" draw:kind="arc" draw:start-angle="0" draw:end-angle="180"><text:p/></draw:ellipse><draw:ellipse draw:style-name="gr42" draw:text-style-name="P138" svg:width="1.004cm" svg:height="1.003cm" svg:x="7.546cm" svg:y="2.247cm" draw:kind="arc" draw:start-angle="-180" draw:end-angle="90"><text:p/></draw:ellipse><draw:ellipse draw:style-name="gr43" draw:text-style-name="P138" svg:width="1.004cm" svg:height="1.001cm" svg:x="7.546cm" svg:y="1.247cm" draw:kind="arc" draw:start-angle="90" draw:end-angle="270"><text:p/></draw:ellipse><draw:ellipse draw:style-name="gr44" draw:text-style-name="P138" svg:width="1.004cm" svg:height="0.999cm" svg:x="7.546cm" svg:y="0.249cm" draw:kind="arc" draw:start-angle="-90" draw:end-angle="180"><text:p/></draw:ellipse></draw:g><draw:g draw:style-name="gr23"><draw:ellipse draw:style-name="gr45" draw:text-style-name="P138" svg:width="1.004cm" svg:height="0.999cm" svg:x="2.547cm" svg:y="0.249cm" draw:kind="arc" draw:start-angle="0" draw:end-angle="270"><text:p/></draw:ellipse><draw:ellipse draw:style-name="gr46" draw:text-style-name="P138" svg:width="1.004cm" svg:height="1.001cm" svg:x="3.046cm" svg:y="0.748cm" draw:kind="arc" draw:start-angle="-180" draw:end-angle="-90"><text:p/></draw:ellipse><draw:ellipse draw:style-name="gr47" draw:text-style-name="P138" svg:width="1.004cm" svg:height="1.001cm" svg:x="3.547cm" svg:y="1.249cm" draw:kind="arc" draw:start-angle="-180" draw:end-angle="-90"><text:p/></draw:ellipse><draw:ellipse draw:style-name="gr48" draw:text-style-name="P138" svg:width="1.003cm" svg:height="1.001cm" svg:x="4.048cm" svg:y="1.748cm" draw:kind="arc" draw:start-angle="-180" draw:end-angle="90"><text:p/></draw:ellipse><draw:ellipse draw:style-name="gr49" draw:text-style-name="P138" svg:width="1.004cm" svg:height="1.001cm" svg:x="3.547cm" svg:y="1.247cm" draw:kind="arc" draw:start-angle="0" draw:end-angle="90"><text:p/></draw:ellipse><draw:ellipse draw:style-name="gr50" draw:text-style-name="P138" svg:width="1.004cm" svg:height="1.001cm" svg:x="3.046cm" svg:y="0.748cm" draw:kind="arc" draw:start-angle="0" draw:end-angle="90"><text:p/></draw:ellipse></draw:g><draw:frame draw:style-name="gr51" draw:text-style-name="P135" svg:width="1.112cm" svg:height="0.414cm" svg:x="6.556cm" svg:y="4.332cm"><draw:text-box><text:p text:style-name="P134"><text:span text:style-name="T185"><text:s/></text:span><text:span text:style-name="T185">1 u.l. </text:span></text:p></draw:text-box></draw:frame><draw:custom-shape draw:style-name="gr52" draw:text-style-name="P137" svg:width="1.004cm" svg:height="1.004cm" svg:x="6.544cm" svg:y="3.2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3" draw:text-style-name="P135" svg:width="0.978cm" svg:height="0.414cm" svg:x="0.077cm" svg:y="1.037cm"><draw:text-box><text:p text:style-name="P134"><text:span text:style-name="T185">Fig. 1</text:span></text:p></draw:text-box></draw:frame><draw:frame draw:style-name="gr53" draw:text-style-name="P135" svg:width="0.978cm" svg:height="0.414cm" svg:x="3.378cm" svg:y="1.247cm"><draw:text-box><text:p text:style-name="P134"><text:span text:style-name="T185">Fig. 2</text:span></text:p></draw:text-box></draw:frame><draw:frame draw:style-name="gr53" draw:text-style-name="P135" svg:width="0.978cm" svg:height="0.414cm" svg:x="6.577cm" svg:y="1.536cm"><draw:text-box><text:p text:style-name="P134"><text:span text:style-name="T185">Fig. 3</text:span></text:p></draw:text-box></draw:frame><draw:frame draw:style-name="gr53" draw:text-style-name="P135" svg:width="0.978cm" svg:height="0.414cm" svg:x="3.074cm" svg:y="3.232cm"><draw:text-box><text:p text:style-name="P134"><text:span text:style-name="T185">Fig. 4</text:span></text:p></draw:text-box></draw:frame><draw:g draw:style-name="gr23"><draw:ellipse draw:style-name="gr54" draw:text-style-name="P138" svg:width="1.004cm" svg:height="0.999cm" draw:transform="rotate (1.5707963267949) translate (0.0458611111111111cm 2.74990277777778cm)" draw:kind="arc" draw:start-angle="-180" draw:end-angle="0"><text:p/></draw:ellipse><draw:ellipse draw:style-name="gr55" draw:text-style-name="P138" svg:width="1.004cm" svg:height="0.999cm" draw:transform="rotate (1.5707963267949) translate (0.0493888888888889cm 1.74801388888889cm)" draw:kind="arc" draw:start-angle="0" draw:end-angle="180"><text:p/></draw:ellipse><draw:ellipse draw:style-name="gr56" draw:text-style-name="P138" svg:width="1.003cm" svg:height="1.004cm" draw:transform="rotate (1.5707963267949) translate (0.545041666666667cm 3.24731944444444cm)" draw:kind="arc" draw:start-angle="90" draw:end-angle="270"><text:p/></draw:ellipse><draw:circle draw:style-name="gr57" draw:text-style-name="P138" svg:width="1.004cm" svg:height="1.004cm" draw:transform="rotate (1.5707963267949) translate (1.04422222222222cm 2.74990277777778cm)" draw:kind="arc" draw:start-angle="-180" draw:end-angle="0"><text:p/></draw:circle><draw:circle draw:style-name="gr58" draw:text-style-name="P138" svg:width="1.004cm" svg:height="1.004cm" draw:transform="rotate (1.5707963267949) translate (1.04598611111111cm 1.74801388888889cm)" draw:kind="arc" draw:start-angle="0" draw:end-angle="180"><text:p/></draw:circle><draw:ellipse draw:style-name="gr59" draw:text-style-name="P138" svg:width="0.999cm" svg:height="1.004cm" draw:transform="rotate (1.5707963267949) translate (0.545041666666667cm 1.24706944444444cm)" draw:kind="arc" draw:start-angle="-90" draw:end-angle="90"><text:p/></draw:ellipse></draw:g><draw:circle draw:style-name="gr60" draw:text-style-name="P129" svg:width="1.004cm" svg:height="1.004cm" svg:x="1.543cm" svg:y="3.244cm" draw:kind="arc" draw:start-angle="0" draw:end-angle="270"><text:p/></draw:circle><draw:ellipse draw:style-name="gr60" draw:text-style-name="P129" svg:width="1.001cm" svg:height="1.004cm" svg:x="2.042cm" svg:y="3.747cm" draw:kind="arc" draw:start-angle="-180" draw:end-angle="0"><text:p/></draw:ellipse><draw:ellipse draw:style-name="gr60" draw:text-style-name="P129" svg:width="1.003cm" svg:height="1.001cm" svg:x="3.042cm" svg:y="3.743cm" draw:kind="arc" draw:start-angle="0" draw:end-angle="180"><text:p/></draw:ellipse><draw:ellipse draw:style-name="gr60" draw:text-style-name="P129" svg:width="1.004cm" svg:height="1.001cm" svg:x="4.043cm" svg:y="3.743cm" draw:kind="arc" draw:start-angle="-180" draw:end-angle="90"><text:p/></draw:ellipse><draw:ellipse draw:style-name="gr60" draw:text-style-name="P129" svg:width="1.004cm" svg:height="1.001cm" svg:x="4.043cm" svg:y="2.743cm" draw:kind="arc" draw:start-angle="-180" draw:end-angle="-90"><text:p/></draw:ellipse><draw:ellipse draw:style-name="gr60" draw:text-style-name="P129" svg:width="1.003cm" svg:height="1.001cm" svg:x="3.042cm" svg:y="2.743cm" draw:kind="arc" draw:start-angle="0" draw:end-angle="180"><text:p/></draw:ellipse><draw:circle draw:style-name="gr60" draw:text-style-name="P129" svg:width="1.001cm" svg:height="1.001cm" svg:x="2.042cm" svg:y="2.743cm" draw:kind="arc" draw:start-angle="-90" draw:end-angle="0"><text:p/></draw:circle></draw:g><text:span text:style-name="_5f_Caractères"/></text:h>
            <text:h text:style-name="_5f_Paragraphe" text:outline-level="1"><text:span text:style-name="_5f_Caractères"/></text:h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list xml:id="list230337842871345" text:continue-list="list230336317457356" text:style-name="_5f_Numérotation_20_des_20_exercices">
              <text:list-item>
                <text:list>
                  <text:list-item text:start-value="1">
                    <text:p text:style-name="P110">Complète la 2e ligne du tableau en exprimant le périmètre de chaque figure en unités de longueur.</text:p>
                  </text:list-item>
                </text:list>
              </text:list-item>
            </text:list>
            <table:table table:name="Tableau37" table:style-name="Tableau37">
              <table:table-column table:style-name="Tableau37.A"/>
              <table:table-column table:style-name="Tableau37.B"/>
              <table:table-column table:style-name="Tableau37.C"/>
              <table:table-column table:style-name="Tableau37.D"/>
              <table:table-column table:style-name="Tableau37.E"/>
              <table:table-row table:style-name="Tableau37.1">
                <table:table-cell table:style-name="Tableau37.A1" office:value-type="string">
                  <text:h text:style-name="_5f_Tableau_5f_Centré_5f_Gras" text:outline-level="1">Figure</text:h>
                </table:table-cell>
                <table:table-cell table:style-name="Tableau37.B1" office:value-type="float" office:value="1">
                  <text:h text:style-name="_5f_Tableau_5f_Centré_5f_Gras" text:outline-level="1">1</text:h>
                </table:table-cell>
                <table:table-cell table:style-name="Tableau37.C1" office:value-type="float" office:value="2">
                  <text:h text:style-name="_5f_Tableau_5f_Centré_5f_Gras" text:outline-level="1">2</text:h>
                </table:table-cell>
                <table:table-cell table:style-name="Tableau37.D1" office:value-type="float" office:value="3">
                  <text:h text:style-name="_5f_Tableau_5f_Centré_5f_Gras" text:outline-level="1">3</text:h>
                </table:table-cell>
                <table:table-cell table:style-name="Tableau37.E1" office:value-type="float" office:value="4">
                  <text:h text:style-name="_5f_Tableau_5f_Centré_5f_Gras" text:outline-level="1">4</text:h>
                </table:table-cell>
              </table:table-row>
              <table:table-row table:style-name="Tableau37.2">
                <table:table-cell table:style-name="Tableau37.A2" office:value-type="string">
                  <text:h text:style-name="_5f_Tableau_5f_Centré_5f_Gras" text:outline-level="1">Périmètre expri­mé en u.l.</text:h>
                </table:table-cell>
                <table:table-cell table:style-name="Tableau37.B2" office:value-type="string">
                  <text:h text:style-name="_5f_Tableau_5f_Centré" text:outline-level="1"><text:span text:style-name="_5f_pointillés_20_gris">……</text:span></text:h>
                </table:table-cell>
                <table:table-cell table:style-name="Tableau37.C2" office:value-type="string">
                  <text:h text:style-name="_5f_Tableau_5f_Centré" text:outline-level="1"><text:span text:style-name="_5f_pointillés_20_gris">……</text:span></text:h>
                </table:table-cell>
                <table:table-cell table:style-name="Tableau37.D2" office:value-type="string">
                  <text:h text:style-name="_5f_Tableau_5f_Centré" text:outline-level="1"><text:span text:style-name="_5f_pointillés_20_gris">……</text:span></text:h>
                </table:table-cell>
                <table:table-cell table:style-name="Tableau37.E2" office:value-type="string">
                  <text:h text:style-name="_5f_Tableau_5f_Centré" text:outline-level="1"><text:span text:style-name="_5f_pointillés_20_gris">……</text:span></text:h>
                </table:table-cell>
              </table:table-row>
              <table:table-row table:style-name="Tableau37.3">
                <table:table-cell table:style-name="Tableau37.A2" office:value-type="string">
                  <text:h text:style-name="_5f_Tableau_5f_Centré_5f_Gras" text:outline-level="1">Périmètre en cm</text:h>
                </table:table-cell>
                <table:table-cell table:style-name="Tableau37.B3" office:value-type="string">
                  <text:h text:style-name="_5f_Tableau_5f_Centré" text:outline-level="1"><text:span text:style-name="_5f_pointillés_20_gris">……</text:span></text:h>
                </table:table-cell>
                <table:table-cell table:style-name="Tableau37.C3" office:value-type="string">
                  <text:h text:style-name="_5f_Tableau_5f_Centré" text:outline-level="1"><text:span text:style-name="_5f_pointillés_20_gris">……</text:span></text:h>
                </table:table-cell>
                <table:table-cell table:style-name="Tableau37.D3" office:value-type="string">
                  <text:h text:style-name="_5f_Tableau_5f_Centré" text:outline-level="1"><text:span text:style-name="_5f_pointillés_20_gris">……</text:span></text:h>
                </table:table-cell>
                <table:table-cell table:style-name="Tableau37.E3" office:value-type="string">
                  <text:h text:style-name="_5f_Tableau_5f_Centré" text:outline-level="1"><text:span text:style-name="_5f_pointillés_20_gris">……</text:span></text:h>
                </table:table-cell>
              </table:table-row>
            </table:table>
            <text:list xml:id="list230337413087612" text:continue-numbering="true" text:style-name="_5f_Numérotation_20_des_20_exercices">
              <text:list-item>
                <text:list>
                  <text:list-item>
                    <text:p text:style-name="P109"><text:span text:style-name="_5f_Caractères">L'unité de longueur a pour longueur approchée 3,14 cm. Complète la 3e ligne du tableau en don­nant une valeur approchée du périmètre.</text:span></text:p>
                  </text:list-item>
                </text:list>
              </text:list-item>
              <text:list-item>
                <text:h text:style-name="P114" text:outline-level="1">Une fourmi effectue un tour complet du cercle dessiné ci-dessous. Le diamètre du cercle mesure 5 cm. Quelle distance la fourmi a-t-elle parcourue, en mm ? Le résultat sera donné au mm près.</text:h>
              </text:list-item>
            </text:list>
            <text:section text:style-name="Sect2" text:name="Section2">
              <text:list xml:id="list230338231431986" text:continue-numbering="true" text:style-name="_5f_Numérotation_20_des_20_exercices">
                <text:list-header>
                  <text:h text:style-name="P106" text:outline-level="1"><draw:g text:anchor-type="as-char" draw:z-index="22" draw:name="Forme4_7" draw:style-name="gr29"><draw:frame draw:style-name="gr33" draw:text-style-name="P136" svg:width="0.743cm" svg:height="0.502cm" draw:transform="rotate (0.785398163397448) translate (0.201083333333333cm 0.722cm)"><draw:image xlink:href="Pictures/10000000000001F40000015080BE87473828E564.png" xlink:type="simple" xlink:show="embed" xlink:actuate="onLoad" draw:mime-type="image/png"><text:p/></draw:image></draw:frame><draw:g draw:style-name="gr23"><draw:custom-shape draw:style-name="gr34" draw:text-style-name="P137" svg:width="5.001cm" svg:height="5cm" svg:x="0.002cm" svg:y="0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5" draw:text-style-name="P137" svg:x1="0.001cm" svg:y1="2.492cm" svg:x2="5.001cm" svg:y2="2.492cm"><text:p/></draw:line></draw:g></draw:g></text:h>
                </text:list-header>
              </text:list>
              <text:p text:style-name="_5f_Paragraphe_5f_Réponse_5f_Pointillés_5f_Grisés"><text:span text:style-name="_5f_pointillés_20_gris">….............................................................................….............................................................................…..........................................................................…</text:span></text:p>
              <text:p text:style-name="_5f_Paragraphe_5f_Réponse_5f_Pointillés_5f_Grisés"><text:span text:style-name="_5f_pointillés_20_gris">…..........................................................................…</text:span></text:p>
              <text:p text:style-name="_5f_Paragraphe_5f_Réponse_5f_Pointillés_5f_Grisés"><text:span text:style-name="_5f_pointillés_20_gris">…..........................................................................…</text:span></text:p>
              <text:h text:style-name="_5f_Paragraphe" text:outline-level="1"/>
              <text:h text:style-name="_5f_Paragraphe" text:outline-level="1"/>
              <text:h text:style-name="_5f_Paragraphe" text:outline-level="1"/>
              <text:list xml:id="list230338069567569" text:continue-numbering="true" text:style-name="_5f_Numérotation_20_des_20_exercices">
                <text:list-item>
                  <text:h text:style-name="_5f_Titre_5f_Exercices_5f_sans_5f_Titre" text:outline-level="1">Soit un cercle de rayon r, de diamètre d et de périmètre P. Complète le tableau. On donnera des valeurs approchées au dixième d’unité.</text:h>
                </text:list-item>
              </text:list>
              <text:section text:style-name="Sect2" text:name="Section3">
                <table:table table:name="Table1" table:style-name="Table1">
                  <table:table-column table:style-name="Table1.A"/>
                  <table:table-column table:style-name="Table1.B"/>
                  <table:table-column table:style-name="Table1.C"/>
                  <table:table-column table:style-name="Table1.D"/>
                  <table:table-column table:style-name="Table1.E"/>
                  <table:table-row table:style-name="Table1.1">
                    <table:table-cell table:style-name="Table1.A1" office:value-type="string">
                      <text:h text:style-name="_5f_Tableau_5f_Centré_5f_Gras" text:outline-level="1">r</text:h>
                    </table:table-cell>
                    <table:table-cell table:style-name="Table1.B1" office:value-type="string">
                      <text:h text:style-name="_5f_Tableau_5f_Centré" text:outline-level="1"><text:span text:style-name="_5f_pointillés_20_gris">……</text:span><text:span text:style-name="Character_5f_20_5f_style">dm</text:span></text:h>
                    </table:table-cell>
                    <table:table-cell table:style-name="Table1.C1" office:value-type="string">
                      <text:h text:style-name="_5f_Tableau_5f_Centré" text:outline-level="1">4 cm</text:h>
                    </table:table-cell>
                    <table:table-cell table:style-name="Table1.D1" office:value-type="string">
                      <text:h text:style-name="_5f_Tableau_5f_Centré" text:outline-level="1"><text:span text:style-name="_5f_pointillés_20_gris">……</text:span><text:span text:style-name="Character_5f_20_5f_style">cm</text:span></text:h>
                    </table:table-cell>
                    <table:table-cell table:style-name="Table1.E1" office:value-type="string">
                      <text:h text:style-name="_5f_Tableau_5f_Centré" text:outline-level="1">7,5 m</text:h>
                    </table:table-cell>
                  </table:table-row>
                  <table:table-row table:style-name="Table1.1">
                    <table:table-cell table:style-name="Table1.A2" office:value-type="string">
                      <text:h text:style-name="_5f_Tableau_5f_Centré_5f_Gras" text:outline-level="1">d</text:h>
                    </table:table-cell>
                    <table:table-cell table:style-name="Table1.B2" office:value-type="string">
                      <text:h text:style-name="_5f_Tableau_5f_Centré" text:outline-level="1">12 m</text:h>
                    </table:table-cell>
                    <table:table-cell table:style-name="Table1.C2" office:value-type="string">
                      <text:h text:style-name="_5f_Tableau_5f_Centré" text:outline-level="1"><text:span text:style-name="_5f_pointillés_20_gris">……</text:span><text:span text:style-name="Character_5f_20_5f_style">m</text:span></text:h>
                    </table:table-cell>
                    <table:table-cell table:style-name="Table1.D2" office:value-type="string">
                      <text:h text:style-name="_5f_Tableau_5f_Centré" text:outline-level="1">15,6 cm</text:h>
                    </table:table-cell>
                    <table:table-cell table:style-name="Table1.E2" office:value-type="string">
                      <text:h text:style-name="_5f_Tableau_5f_Centré" text:outline-level="1"><text:span text:style-name="_5f_pointillés_20_gris">……</text:span><text:span text:style-name="Character_5f_20_5f_style">m</text:span></text:h>
                    </table:table-cell>
                  </table:table-row>
                  <table:table-row table:style-name="Table1.1">
                    <table:table-cell table:style-name="Table1.A2" office:value-type="string">
                      <text:h text:style-name="_5f_Tableau_5f_Centré_5f_Gras" text:outline-level="1">P</text:h>
                    </table:table-cell>
                    <table:table-cell table:style-name="Table1.B3" office:value-type="string">
                      <text:h text:style-name="_5f_Tableau_5f_Centré" text:outline-level="1"><text:span text:style-name="_5f_pointillés_20_gris">……</text:span><text:span text:style-name="Character_5f_20_5f_style"> dm</text:span></text:h>
                    </table:table-cell>
                    <table:table-cell table:style-name="Table1.C3" office:value-type="string">
                      <text:h text:style-name="_5f_Tableau_5f_Centré" text:outline-level="1"><text:span text:style-name="_5f_pointillés_20_gris">……</text:span><text:span text:style-name="Character_5f_20_5f_style">dm</text:span></text:h>
                    </table:table-cell>
                    <table:table-cell table:style-name="Table1.D3" office:value-type="string">
                      <text:h text:style-name="_5f_Tableau_5f_Centré" text:outline-level="1"><text:span text:style-name="_5f_pointillés_20_gris">……</text:span><text:span text:style-name="Character_5f_20_5f_style">dm</text:span></text:h>
                    </table:table-cell>
                    <table:table-cell table:style-name="Table1.E3" office:value-type="string">
                      <text:h text:style-name="_5f_Tableau_5f_Centré" text:outline-level="1"><text:span text:style-name="_5f_pointillés_20_gris">……</text:span><text:span text:style-name="Character_5f_20_5f_style">dm</text:span></text:h>
                    </table:table-cell>
                  </table:table-row>
                </table:table>
              </text:section>
              <text:list xml:id="list230336802931390" text:continue-numbering="true" text:style-name="_5f_Numérotation_20_des_20_exercices">
                <text:list-item>
                  <text:h text:style-name="_5f_Titre_5f_Exercices_5f_sans_5f_Titre" text:outline-level="1">Calcule le périmètre de chaque figure (le ré­sultat sera donné au centième de carreau près).</text:h>
                  <text:h text:style-name="P106" text:outline-level="1"><draw:g text:anchor-type="as-char" draw:z-index="23" draw:name="Forme5_6" draw:style-name="gr29"><draw:g draw:style-name="gr23"><draw:line draw:style-name="gr24" draw:text-style-name="P129" svg:x1="0.001cm" svg:y1="0.001cm" svg:x2="0.001cm" svg:y2="3.001cm"><text:p/></draw:line><draw:line draw:style-name="gr24" draw:text-style-name="P129" svg:x1="0.501cm" svg:y1="0.001cm" svg:x2="0.501cm" svg:y2="3.001cm"><text:p/></draw:line><draw:line draw:style-name="gr24" draw:text-style-name="P129" svg:x1="1.001cm" svg:y1="0.001cm" svg:x2="1.001cm" svg:y2="3.001cm"><text:p/></draw:line><draw:line draw:style-name="gr24" draw:text-style-name="P129" svg:x1="1.501cm" svg:y1="0.001cm" svg:x2="1.501cm" svg:y2="3.001cm"><text:p/></draw:line><draw:line draw:style-name="gr24" draw:text-style-name="P129" svg:x1="2.001cm" svg:y1="0.001cm" svg:x2="2.001cm" svg:y2="3.001cm"><text:p/></draw:line><draw:line draw:style-name="gr24" draw:text-style-name="P129" svg:x1="2.501cm" svg:y1="0.001cm" svg:x2="2.501cm" svg:y2="3.001cm"><text:p/></draw:line><draw:line draw:style-name="gr24" draw:text-style-name="P129" svg:x1="3.002cm" svg:y1="0.001cm" svg:x2="3.002cm" svg:y2="3.001cm"><text:p/></draw:line><draw:line draw:style-name="gr24" draw:text-style-name="P129" svg:x1="3.502cm" svg:y1="0.001cm" svg:x2="3.502cm" svg:y2="3.001cm"><text:p/></draw:line><draw:line draw:style-name="gr24" draw:text-style-name="P129" svg:x1="4.001cm" svg:y1="0.001cm" svg:x2="4.001cm" svg:y2="3.001cm"><text:p/></draw:line><draw:line draw:style-name="gr24" draw:text-style-name="P129" svg:x1="4.502cm" svg:y1="0.001cm" svg:x2="4.502cm" svg:y2="3.001cm"><text:p/></draw:line><draw:line draw:style-name="gr24" draw:text-style-name="P129" svg:x1="5.001cm" svg:y1="0.001cm" svg:x2="5.001cm" svg:y2="3.001cm"><text:p/></draw:line><draw:line draw:style-name="gr24" draw:text-style-name="P129" svg:x1="5.501cm" svg:y1="0.001cm" svg:x2="5.501cm" svg:y2="3.001cm"><text:p/></draw:line><draw:line draw:style-name="gr24" draw:text-style-name="P129" svg:x1="6.001cm" svg:y1="0.001cm" svg:x2="6.001cm" svg:y2="3.001cm"><text:p/></draw:line><draw:line draw:style-name="gr24" draw:text-style-name="P129" svg:x1="6.501cm" svg:y1="0.001cm" svg:x2="6.501cm" svg:y2="3.001cm"><text:p/></draw:line><draw:line draw:style-name="gr24" draw:text-style-name="P129" svg:x1="7.001cm" svg:y1="0.001cm" svg:x2="7.001cm" svg:y2="3.001cm"><text:p/></draw:line><draw:line draw:style-name="gr24" draw:text-style-name="P129" svg:x1="7.501cm" svg:y1="0.001cm" svg:x2="7.501cm" svg:y2="3.001cm"><text:p/></draw:line><draw:line draw:style-name="gr24" draw:text-style-name="P129" svg:x1="8.001cm" svg:y1="0.001cm" svg:x2="8.001cm" svg:y2="3.001cm"><text:p/></draw:line><draw:line draw:style-name="gr24" draw:text-style-name="P129" svg:x1="8.501cm" svg:y1="0.001cm" svg:x2="8.501cm" svg:y2="3.001cm"><text:p/></draw:line><draw:line draw:style-name="gr24" draw:text-style-name="P129" svg:x1="9.001cm" svg:y1="0.001cm" svg:x2="9.001cm" svg:y2="3.001cm"><text:p/></draw:line><draw:line draw:style-name="gr24" draw:text-style-name="P129" svg:x1="0.001cm" svg:y1="0.001cm" svg:x2="9.001cm" svg:y2="0.001cm"><text:p/></draw:line><draw:line draw:style-name="gr24" draw:text-style-name="P129" svg:x1="0.001cm" svg:y1="0.501cm" svg:x2="9.001cm" svg:y2="0.501cm"><text:p/></draw:line><draw:line draw:style-name="gr24" draw:text-style-name="P129" svg:x1="0.001cm" svg:y1="1.001cm" svg:x2="9.001cm" svg:y2="1.001cm"><text:p/></draw:line><draw:line draw:style-name="gr24" draw:text-style-name="P129" svg:x1="0.001cm" svg:y1="1.501cm" svg:x2="9.001cm" svg:y2="1.501cm"><text:p/></draw:line><draw:line draw:style-name="gr24" draw:text-style-name="P129" svg:x1="0.001cm" svg:y1="2.001cm" svg:x2="9.001cm" svg:y2="2.001cm"><text:p/></draw:line><draw:line draw:style-name="gr24" draw:text-style-name="P129" svg:x1="0.001cm" svg:y1="2.501cm" svg:x2="9.001cm" svg:y2="2.501cm"><text:p/></draw:line><draw:line draw:style-name="gr24" draw:text-style-name="P129" svg:x1="0.001cm" svg:y1="3.002cm" svg:x2="9.001cm" svg:y2="3.002cm"><text:p/></draw:line></draw:g><draw:ellipse draw:style-name="gr30" draw:text-style-name="P133" svg:width="2.498cm" svg:height="2.505cm" svg:x="0.501cm" svg:y="0.25cm"><text:p/></draw:ellipse><draw:ellipse draw:style-name="gr27" draw:text-style-name="P129" svg:width="2.502cm" svg:height="2.504cm" svg:x="4.001cm" svg:y="0.249cm" draw:kind="arc" draw:start-angle="0" draw:end-angle="180"><text:p/></draw:ellipse><draw:ellipse draw:style-name="gr27" draw:text-style-name="P129" svg:width="2.5cm" svg:height="2.504cm" svg:x="7.5cm" svg:y="0.249cm" draw:kind="arc" draw:start-angle="90" draw:end-angle="180"><text:p/></draw:ellipse><draw:frame draw:style-name="gr31" draw:text-style-name="P135" svg:width="1.687cm" svg:height="0.414cm" svg:x="0.915cm" svg:y="1.288cm"><draw:text-box><text:p text:style-name="P134"><text:span text:style-name="T185">Fig. 1</text:span></text:p></draw:text-box></draw:frame><draw:frame draw:style-name="gr32" draw:text-style-name="P135" svg:width="1.422cm" svg:height="0.414cm" svg:x="4.579cm" svg:y="0.787cm"><draw:text-box><text:p text:style-name="P134"><text:span text:style-name="T185">Fig. 2</text:span></text:p></draw:text-box></draw:frame><draw:frame draw:style-name="gr31" draw:text-style-name="P135" svg:width="1.689cm" svg:height="0.414cm" svg:x="7.414cm" svg:y="0.799cm"><draw:text-box><text:p text:style-name="P134"><text:span text:style-name="T185">Fig. 3</text:span></text:p></draw:text-box></draw:frame></draw:g></text:h>
                </text:list-item>
              </text:list>
              <text:p text:style-name="_5f_Paragraphe_5f_Réponse_5f_Pointillés_5f_Grisés"><text:span text:style-name="_5f_pointillés_20_gris">…................................................................………</text:span>.</text:p>
              <text:p text:style-name="_5f_Paragraphe_5f_Réponse_5f_Pointillés_5f_Grisés"><text:span text:style-name="_5f_pointillés_20_gris">…................................................................………</text:span>.</text:p>
              <text:p text:style-name="_5f_Paragraphe_5f_Réponse_5f_Pointillés_5f_Grisés"><text:span text:style-name="_5f_pointillés_20_gris">…................................................................………</text:span>.</text:p>
              <text:p text:style-name="_5f_Paragraphe_5f_Réponse_5f_Pointillés_5f_Grisés"><text:span text:style-name="_5f_pointillés_20_gris">…................................................................………</text:span>.</text:p>
              <text:list xml:id="list230337992196339" text:continue-numbering="true" text:style-name="_5f_Numérotation_20_des_20_exercices">
                <text:list-item>
                  <text:h text:style-name="_5f_Titre_5f_Exercices_5f_sans_5f_Titre" text:outline-level="1"><text:span text:style-name="_5f_Caractères">Compare le périmètre du demi-cercle en trait plein avec celui des deux demi-cercles en poin­tillés.</text:span></text:h>
                </text:list-item>
              </text:list>
              <text:h text:style-name="_5f_Paragraphe" text:outline-level="1"><text:span text:style-name="_5f_pointillés_20_gris"><draw:g text:anchor-type="as-char" svg:y="-3.503cm" draw:z-index="24" draw:name="Forme6_6" draw:style-name="gr22"><draw:g draw:style-name="gr23"><draw:line draw:style-name="gr24" draw:text-style-name="P129" svg:x1="0cm" svg:y1="0.001cm" svg:x2="0cm" svg:y2="3.001cm"><text:p/></draw:line><draw:line draw:style-name="gr24" draw:text-style-name="P129" svg:x1="0.5cm" svg:y1="0.001cm" svg:x2="0.5cm" svg:y2="3.001cm"><text:p/></draw:line><draw:line draw:style-name="gr24" draw:text-style-name="P129" svg:x1="1cm" svg:y1="0.001cm" svg:x2="1cm" svg:y2="3.001cm"><text:p/></draw:line><draw:line draw:style-name="gr24" draw:text-style-name="P129" svg:x1="1.5cm" svg:y1="0.001cm" svg:x2="1.5cm" svg:y2="3.001cm"><text:p/></draw:line><draw:line draw:style-name="gr24" draw:text-style-name="P129" svg:x1="2cm" svg:y1="0.001cm" svg:x2="2cm" svg:y2="3.001cm"><text:p/></draw:line><draw:line draw:style-name="gr24" draw:text-style-name="P129" svg:x1="2.5cm" svg:y1="0.001cm" svg:x2="2.5cm" svg:y2="3.001cm"><text:p/></draw:line><draw:line draw:style-name="gr24" draw:text-style-name="P129" svg:x1="3cm" svg:y1="0.001cm" svg:x2="3cm" svg:y2="3.001cm"><text:p/></draw:line><draw:line draw:style-name="gr24" draw:text-style-name="P129" svg:x1="3.5cm" svg:y1="0.001cm" svg:x2="3.5cm" svg:y2="3.001cm"><text:p/></draw:line><draw:line draw:style-name="gr24" draw:text-style-name="P129" svg:x1="4cm" svg:y1="0.001cm" svg:x2="4cm" svg:y2="3.001cm"><text:p/></draw:line><draw:line draw:style-name="gr24" draw:text-style-name="P129" svg:x1="0cm" svg:y1="0.001cm" svg:x2="4cm" svg:y2="0.001cm"><text:p/></draw:line><draw:line draw:style-name="gr24" draw:text-style-name="P129" svg:x1="0cm" svg:y1="0.501cm" svg:x2="4cm" svg:y2="0.501cm"><text:p/></draw:line><draw:line draw:style-name="gr24" draw:text-style-name="P129" svg:x1="0cm" svg:y1="1.001cm" svg:x2="4cm" svg:y2="1.001cm"><text:p/></draw:line><draw:line draw:style-name="gr24" draw:text-style-name="P129" svg:x1="0cm" svg:y1="1.501cm" svg:x2="4cm" svg:y2="1.501cm"><text:p/></draw:line><draw:line draw:style-name="gr24" draw:text-style-name="P129" svg:x1="0cm" svg:y1="2.001cm" svg:x2="4cm" svg:y2="2.001cm"><text:p/></draw:line><draw:line draw:style-name="gr24" draw:text-style-name="P129" svg:x1="0cm" svg:y1="2.501cm" svg:x2="4cm" svg:y2="2.501cm"><text:p/></draw:line><draw:line draw:style-name="gr24" draw:text-style-name="P129" svg:x1="0cm" svg:y1="3.002cm" svg:x2="4cm" svg:y2="3.002cm"><text:p/></draw:line></draw:g><draw:line draw:style-name="gr25" draw:text-style-name="P130" svg:x1="2.5cm" svg:y1="2.501cm" svg:x2="3cm" svg:y2="2.501cm"><text:p/></draw:line><draw:frame draw:style-name="gr26" draw:text-style-name="P132" svg:width="0.616cm" svg:height="0.327cm" svg:x="2.431cm" svg:y="2.536cm"><draw:text-box><text:p text:style-name="P131"><text:span text:style-name="T184">2 cm</text:span></text:p></draw:text-box></draw:frame><draw:ellipse draw:style-name="gr27" draw:text-style-name="P129" svg:width="4cm" svg:height="4.001cm" svg:x="0.002cm" svg:y="0.501cm" draw:kind="arc" draw:start-angle="0" draw:end-angle="180"><text:p/></draw:ellipse><draw:circle draw:style-name="gr28" draw:text-style-name="P129" svg:width="2.001cm" svg:height="2.001cm" svg:x="2cm" svg:y="1.501cm" draw:kind="arc" draw:start-angle="0" draw:end-angle="180"><text:p/></draw:circle><draw:circle draw:style-name="gr28" draw:text-style-name="P129" svg:width="2.001cm" svg:height="2.001cm" svg:x="0.002cm" svg:y="1.501cm" draw:kind="arc" draw:start-angle="0" draw:end-angle="180"><text:p/></draw:circle></draw:g></text:span></text:h>
              <text:p text:style-name="_5f_Paragraphe_5f_Réponse_5f_Pointillés_5f_Grisés"><text:span text:style-name="_5f_pointillés_20_gris">…........................................................................…........................................................................….........................................................................….........................................................................….........................................................................….........................................................................</text:span></text:p>
            </text:section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Lucida Sans Unicode1" svg:font-family="'Lucida Sans Unicode'" style:font-pitch="variable"/>
    <style:font-face style:name="MS Gothic1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List_20_5_20_Cont." style:display-name="List 5 Cont." style:family="paragraph" style:parent-style-name="List" style:class="list"/>
    <style:style style:name="List_20_5_20_End" style:display-name="List 5 End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4_20_Cont." style:display-name="List 4 Cont." style:family="paragraph" style:parent-style-name="List" style:class="list"/>
    <style:style style:name="List_20_4_20_End" style:display-name="List 4 End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3_20_Cont." style:display-name="List 3 Cont." style:family="paragraph" style:parent-style-name="List" style:class="list"/>
    <style:style style:name="List_20_3_20_End" style:display-name="List 3 End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2_20_Cont." style:display-name="List 2 Cont." style:family="paragraph" style:parent-style-name="List" style:class="list"/>
    <style:style style:name="List_20_2_20_End" style:display-name="List 2 End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1_20_Cont." style:display-name="List 1 Cont." style:family="paragraph" style:parent-style-name="List" style:class="list"/>
    <style:style style:name="List_20_1_20_End" style:display-name="List 1 End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Numbering_20_5_20_Cont." style:display-name="Numbering 5 Cont.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1_20_End" style:display-name="Numbering 1 End" style:family="paragraph" style:parent-style-name="List" style:class="list"/>
    <style:style style:name="Contents_20_Heading" style:display-name="Contents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Heading_20_10" style:display-name="Heading 10" style:family="paragraph" style:parent-style-name="Heading" style:default-outline-level="10" style:class="text"/>
    <style:style style:name="Heading_20_9" style:display-name="Heading 9" style:family="paragraph" style:parent-style-name="Heading" style:default-outline-level="9" style:class="text"/>
    <style:style style:name="Heading_20_8" style:display-name="Heading 8" style:family="paragraph" style:parent-style-name="Heading" style:default-outline-level="8" style:class="text"/>
    <style:style style:name="Heading_20_7" style:display-name="Heading 7" style:family="paragraph" style:parent-style-name="Heading" style:default-outline-level="7" style:class="text"/>
    <style:style style:name="Table" style:family="paragraph" style:parent-style-name="Caption" style:class="extra"/>
    <style:style style:name="Contents_20_10" style:display-name="Contents 10" style:family="paragraph" style:parent-style-name="Index" style:class="index"/>
    <style:style style:name="Contents_20_9" style:display-name="Contents 9" style:family="paragraph" style:parent-style-name="Index" style:class="index"/>
    <style:style style:name="Contents_20_8" style:display-name="Contents 8" style:family="paragraph" style:parent-style-name="Index" style:class="index"/>
    <style:style style:name="Contents_20_7" style:display-name="Contents 7" style:family="paragraph" style:parent-style-name="Index" style:class="index"/>
    <style:style style:name="Contents_20_6" style:display-name="Contents 6" style:family="paragraph" style:parent-style-name="Index" style:class="index"/>
    <style:style style:name="Contents_20_5" style:display-name="Contents 5" style:family="paragraph" style:parent-style-name="Index" style:class="index"/>
    <style:style style:name="Contents_20_4" style:display-name="Contents 4" style:family="paragraph" style:parent-style-name="Index" style:class="index"/>
    <style:style style:name="Contents_20_3" style:display-name="Contents 3" style:family="paragraph" style:parent-style-name="Index" style:class="index"/>
    <style:style style:name="Contents_20_2" style:display-name="Contents 2" style:family="paragraph" style:parent-style-name="Index" style:class="index"/>
    <style:style style:name="Contents_20_1" style:display-name="Contents 1" style:family="paragraph" style:parent-style-name="Index" style:class="index"/>
    <style:style style:name="Heading_20_6" style:display-name="Heading 6" style:family="paragraph" style:parent-style-name="Heading" style:default-outline-level="6" style:class="text"/>
    <style:style style:name="Heading_20_5" style:display-name="Heading 5" style:family="paragraph" style:parent-style-name="Heading" style:default-outline-level="5" style:class="text"/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3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211dd7e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officeooo:paragraph-rsid="00c384cf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paragraph-properties fo:text-align="start" style:justify-single-word="false"/>
      <style:text-properties officeooo:paragraph-rsid="0211dd7e"/>
    </style:style>
    <style:style style:name="MP7" style:family="paragraph" style:parent-style-name="Footer">
      <style:text-properties officeooo:rsid="00178920" officeooo:paragraph-rsid="00178920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Footer">
      <style:text-properties officeooo:rsid="0242edd8" officeooo:paragraph-rsid="0242edd8"/>
    </style:style>
    <style:style style:name="MP10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1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Footer">
      <style:text-properties officeooo:paragraph-rsid="008d016c"/>
    </style:style>
    <style:style style:name="MP13" style:family="paragraph">
      <style:paragraph-properties fo:text-align="center"/>
    </style:style>
    <style:style style:name="MP14" style:family="paragraph" style:parent-style-name="Header">
      <style:paragraph-properties fo:margin-left="0cm" fo:margin-right="0cm" fo:text-indent="0cm" style:auto-text-indent="false"/>
    </style:style>
    <style:style style:name="MP15" style:family="paragraph" style:parent-style-name="Footer">
      <style:text-properties officeooo:paragraph-rsid="010f7046"/>
    </style:style>
    <style:style style:name="MP16" style:family="paragraph" style:parent-style-name="Footer">
      <style:text-properties officeooo:paragraph-rsid="01120261"/>
    </style:style>
    <style:style style:name="MP1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1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21" style:family="paragraph" style:parent-style-name="_5f_Header_20_D_20_page_20_impaire_20__28_D_29_">
      <style:text-properties officeooo:paragraph-rsid="01a13e78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2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24" style:family="paragraph" style:parent-style-name="Header">
      <style:paragraph-properties fo:text-align="center" style:justify-single-word="false"/>
      <style:text-properties officeooo:paragraph-rsid="00ab054e"/>
    </style:style>
    <style:style style:name="M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27" style:family="paragraph" style:parent-style-name="Footer">
      <style:paragraph-properties fo:text-align="end" style:justify-single-word="false"/>
      <style:text-properties officeooo:paragraph-rsid="00d4df5c"/>
    </style:style>
    <style:style style:name="MP28" style:family="paragraph" style:parent-style-name="Footer">
      <style:paragraph-properties fo:text-align="start" style:justify-single-word="false"/>
      <style:text-properties officeooo:paragraph-rsid="00d4df5c"/>
    </style:style>
    <style:style style:name="MP29" style:family="paragraph" style:parent-style-name="_5f_Header_20_G_20_page_20_impaire_20__28_D_29_">
      <style:text-properties officeooo:paragraph-rsid="01259ec2"/>
    </style:style>
    <style:style style:name="MP30" style:family="paragraph" style:parent-style-name="_5f_Header_20_G_20_page_20_paire_20__28_G_29_">
      <style:text-properties officeooo:paragraph-rsid="00eb2abc"/>
    </style:style>
    <style:style style:name="MP31" style:family="paragraph" style:parent-style-name="_5f_Footer_20_page_20_paire_20__28_G_29_">
      <style:text-properties fo:font-size="9pt" style:font-size-asian="9pt" style:font-size-complex="9pt"/>
    </style:style>
    <style:style style:name="MP32" style:family="paragraph" style:parent-style-name="_5f_Header_20_N_20_page_20_impaire_20__28_D_29_">
      <style:paragraph-properties fo:text-align="start" style:justify-single-word="false"/>
    </style:style>
    <style:style style:name="MP33" style:family="paragraph" style:parent-style-name="Footer">
      <style:text-properties officeooo:paragraph-rsid="00d4df5c"/>
    </style:style>
    <style:style style:name="MP34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5" style:family="paragraph">
      <loext:graphic-properties draw:fill="solid" draw:fill-color="#d7e12c"/>
    </style:style>
    <style:style style:name="MP36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MP38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MP4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4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42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4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MP4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4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4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MP48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4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5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2" style:family="paragraph" style:parent-style-name="Footer">
      <style:text-properties officeooo:paragraph-rsid="00863005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5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57" style:family="paragraph" style:parent-style-name="_5f_Header_20_N_20_page_20_impaire_20__28_D_29_">
      <style:text-properties officeooo:rsid="0277791e" officeooo:paragraph-rsid="0277791e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G_20_page_20_paire_20__28_G_29_">
      <style:paragraph-properties fo:text-align="start" style:justify-single-word="false"/>
    </style:style>
    <style:style style:name="MP60" style:family="paragraph" style:parent-style-name="Footer">
      <style:text-properties officeooo:paragraph-rsid="030c4d7d"/>
    </style:style>
    <style:style style:name="MP61" style:family="paragraph" style:parent-style-name="_5f_Header_20_G_20_page_20_paire_20__28_G_29_">
      <style:text-properties officeooo:paragraph-rsid="0334a5be"/>
    </style:style>
    <style:style style:name="MP62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63" style:family="paragraph" style:parent-style-name="Header">
      <style:paragraph-properties fo:text-align="start" style:justify-single-word="false"/>
      <style:text-properties officeooo:paragraph-rsid="0289fb01"/>
    </style:style>
    <style:style style:name="M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6" style:family="paragraph" style:parent-style-name="Footer">
      <style:text-properties officeooo:paragraph-rsid="00a59a60"/>
    </style:style>
    <style:style style:name="MP67" style:family="paragraph" style:parent-style-name="Footer">
      <style:text-properties officeooo:paragraph-rsid="004274bc"/>
    </style:style>
    <style:style style:name="MP68" style:family="paragraph" style:parent-style-name="Header">
      <style:paragraph-properties fo:text-align="center" style:justify-single-word="false"/>
      <style:text-properties officeooo:paragraph-rsid="00c10aa6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4" style:family="paragraph" style:parent-style-name="Footer">
      <style:text-properties officeooo:paragraph-rsid="00d8520c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6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7" style:family="paragraph" style:parent-style-name="Footer">
      <style:text-properties officeooo:paragraph-rsid="002aa84d"/>
    </style:style>
    <style:style style:name="MP7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9" style:family="paragraph">
      <loext:graphic-properties draw:fill="solid" draw:fill-color="#7fb241"/>
    </style:style>
    <style:style style:name="MP8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MP8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8" style:family="paragraph" style:parent-style-name="_5f_Header_20_G_20_page_20_impaire_20__28_D_29_">
      <style:text-properties officeooo:paragraph-rsid="00c87b35"/>
    </style:style>
    <style:style style:name="MP8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MP9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MP9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3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6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2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4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6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7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8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2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24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2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27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28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2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30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1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MT32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MT3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34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MT35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36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7" style:family="text">
      <style:text-properties officeooo:rsid="010c4d3a"/>
    </style:style>
    <style:style style:name="MT38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40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41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42" style:family="text">
      <style:text-properties fo:font-variant="small-caps" fo:color="#9d0f89" loext:opacity="100%" style:font-name="Bitstream Vera Sans" fo:font-size="16pt" fo:font-weight="bold" officeooo:rsid="01a13e78"/>
    </style:style>
    <style:style style:name="MT43" style:family="text">
      <style:text-properties officeooo:rsid="00b6801f"/>
    </style:style>
    <style:style style:name="MT44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5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49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0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1" style:family="text">
      <style:text-properties fo:font-size="16pt" style:font-size-asian="16pt" style:font-size-complex="16pt"/>
    </style:style>
    <style:style style:name="MT52" style:family="text"/>
    <style:style style:name="MT5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4" style:family="text">
      <style:text-properties officeooo:rsid="01f8729d"/>
    </style:style>
    <style:style style:name="MT55" style:family="text">
      <style:text-properties officeooo:rsid="01b6dc57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5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60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1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62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3" style:family="text">
      <style:text-properties officeooo:rsid="00b5d2d1"/>
    </style:style>
    <style:style style:name="MT64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65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68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69" style:family="text">
      <style:text-properties officeooo:rsid="015f088a"/>
    </style:style>
    <style:style style:name="MT70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1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72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74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MT75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MT76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MT77" style:family="text">
      <style:text-properties officeooo:rsid="0160d7ef"/>
    </style:style>
    <style:style style:name="MT78" style:family="text">
      <style:text-properties officeooo:rsid="02735980"/>
    </style:style>
    <style:style style:name="MT79" style:family="text">
      <style:text-properties officeooo:rsid="02757f12"/>
    </style:style>
    <style:style style:name="MT80" style:family="text">
      <style:text-properties officeooo:rsid="0272f9e5"/>
    </style:style>
    <style:style style:name="MT81" style:family="text">
      <style:text-properties officeooo:rsid="026ec296"/>
    </style:style>
    <style:style style:name="MT82" style:family="text">
      <style:text-properties officeooo:rsid="0268e0aa"/>
    </style:style>
    <style:style style:name="MT83" style:family="text">
      <style:text-properties officeooo:rsid="0072f07f"/>
    </style:style>
    <style:style style:name="MT84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85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MT86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88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MT8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90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92" style:family="text">
      <style:text-properties officeooo:rsid="014407b5"/>
    </style:style>
    <style:style style:name="MT93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MT9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95" style:family="text">
      <style:text-properties fo:font-variant="small-caps" fo:color="#d7e12c" loext:opacity="100%" style:font-name="Bitstream Vera Sans" fo:font-size="16pt" fo:font-weight="bold" officeooo:rsid="0244a749"/>
    </style:style>
    <style:style style:name="MT96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7" style:family="text">
      <style:text-properties officeooo:rsid="0334a5be"/>
    </style:style>
    <style:style style:name="MT98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9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03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MT104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05" style:family="text">
      <style:text-properties officeooo:rsid="0315af39"/>
    </style:style>
    <style:style style:name="MT106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MT107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09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MT110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MT111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MT112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13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14" style:family="text">
      <style:text-properties officeooo:rsid="008d016c"/>
    </style:style>
    <style:style style:name="MT115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6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4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6" style:family="text">
      <style:text-properties officeooo:rsid="009e3fdd"/>
    </style:style>
    <style:style style:name="MT12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9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0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1" style:family="text">
      <style:text-properties fo:font-variant="small-caps" officeooo:rsid="0054f64f"/>
    </style:style>
    <style:style style:name="MT132" style:family="text">
      <style:text-properties fo:font-variant="small-caps"/>
    </style:style>
    <style:style style:name="MT133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4" style:family="text">
      <style:text-properties officeooo:rsid="00a4cf55"/>
    </style:style>
    <style:style style:name="MT13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8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9" style:family="text">
      <style:text-properties officeooo:rsid="005a3fa8"/>
    </style:style>
    <style:style style:name="MT140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41" style:family="text">
      <style:text-properties officeooo:rsid="00415f3a"/>
    </style:style>
    <style:style style:name="MT142" style:family="text">
      <style:text-properties officeooo:rsid="00386ebd"/>
    </style:style>
    <style:style style:name="MT143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MT144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5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6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7" style:family="text">
      <style:text-properties officeooo:rsid="00a59a60"/>
    </style:style>
    <style:style style:name="MT148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9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0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1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2" style:family="text">
      <style:text-properties officeooo:rsid="01fe03f2"/>
    </style:style>
    <style:style style:name="MT153" style:family="text">
      <style:text-properties fo:font-variant="small-caps" officeooo:rsid="0096b4e2"/>
    </style:style>
    <style:style style:name="MT154" style:family="text">
      <style:text-properties fo:font-variant="small-caps" officeooo:rsid="00a847d5"/>
    </style:style>
    <style:style style:name="MT155" style:family="text">
      <style:text-properties officeooo:rsid="0096b4e2"/>
    </style:style>
    <style:style style:name="MT156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8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0" style:family="text">
      <style:text-properties officeooo:rsid="0032e83a"/>
    </style:style>
    <style:style style:name="MT161" style:family="text">
      <style:text-properties officeooo:rsid="002b33ed"/>
    </style:style>
    <style:style style:name="MT1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6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7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8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9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0" style:family="text">
      <style:text-properties fo:font-variant="small-caps" officeooo:rsid="007d7a6f"/>
    </style:style>
    <style:style style:name="MT171" style:family="text">
      <style:text-properties officeooo:rsid="00a59037"/>
    </style:style>
    <style:style style:name="MT172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4" style:family="text">
      <style:text-properties fo:font-variant="small-caps" officeooo:rsid="00990660"/>
    </style:style>
    <style:style style:name="MT175" style:family="text">
      <style:text-properties fo:font-variant="small-caps" officeooo:rsid="00b5d2d1"/>
    </style:style>
    <style:style style:name="MT176" style:family="text">
      <style:text-properties fo:font-variant="small-caps" officeooo:rsid="00b6801f"/>
    </style:style>
    <style:style style:name="MT177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8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9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0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1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2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5__5f_8_5f_SERIE_5f_N_5f_GAUCHE_5f_ET_5f_DROITE_5f_2COL" style:display-name="5_8_SERIE_N_GAUCHE_ET_DROITE_2COL" style:page-layout-name="Mpm10" draw:style-name="Mdp1">
      <style:header>
        <text:p text:style-name="MP1"><text:span text:style-name="MT1">Conversions d’unités : </text:span><text:span text:style-name="MT2">Problèmes</text:span></text:p>
      </style:header>
      <style:header-left>
        <text:p text:style-name="MP1"><text:span text:style-name="MT1">Conversions d’unités : </text:span><text:span text:style-name="MT2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4">problèmes</text:span></text:p></draw:text-box></draw:frame><draw:g text:anchor-type="paragraph" draw:z-index="167" draw:name="Shape4_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5">Conversions d’unités : </text:span><text:span text:style-name="MT4">problèmes</text:span></text:p></draw:text-box></draw:frame><draw:g text:anchor-type="paragraph" draw:z-index="168" draw:name="Shape4_142" draw:style-name="Mgr1"><draw:path draw:style-name="Mgr2" draw:text-style-name="MP5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2">Problèmes</text:span></text:p>
      </style:header>
      <style:header-left>
        <text:p text:style-name="_5f_Header_20_N_20_page_20_paire_20__28_G_29_"><text:s/><text:span text:style-name="MT6">Conversions d’unités : </text:span><text:span text:style-name="MT2">Problèmes</text:span></text:p>
      </style:header-left>
      <style:footer>
        <text:p text:style-name="MP7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4">problèmes</text:span></text:p></draw:text-box></draw:frame><draw:g text:anchor-type="paragraph" draw:z-index="169" draw:name="Shape4_14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7">Conversions d’unités </text:span><text:span text:style-name="MT8">: </text:span><text:span text:style-name="MT7">problèmes</text:span></text:p></draw:text-box></draw:frame><draw:g text:anchor-type="paragraph" draw:z-index="170" draw:name="Shape4_63" draw:style-name="Mgr1"><draw:path draw:style-name="Mgr2" draw:text-style-name="MP5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">Conversions d’unités : </text:span><text:span text:style-name="MT9">Aires</text:span></text:p>
      </style:header>
      <style:header-left>
        <text:p text:style-name="_5f_Header_20_N_20_page_20_paire_20__28_G_29_"><text:span text:style-name="MT1">Conversions d’unités : </text:span><text:span text:style-name="MT9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3">Conversions d’unités : </text:span><text:span text:style-name="MT10">Aires</text:span></text:h></draw:text-box></draw:frame><draw:g text:anchor-type="paragraph" draw:z-index="171" draw:name="Shape4_14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6">Conversions d’unités : </text:span><text:span text:style-name="MT9">Aires</text:span></text:p>
      </style:header>
      <style:header-left>
        <text:p text:style-name="Header"><text:s/><text:span text:style-name="MT6">Conversions d’unités : </text:span><text:span text:style-name="MT9">Aires</text:span></text:p>
      </style:header-left>
      <style:footer>
        <text:p text:style-name="MP7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0">aires</text:span></text:p></draw:text-box></draw:frame><draw:g text:anchor-type="paragraph" draw:z-index="172" draw:name="Shape4_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73" draw:name="Shape4_1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12">Vitesse</text:span></text:p>
      </style:header>
      <style:header-left>
        <text:p text:style-name="_5f_Header_20_N_20_page_20_impaire_20__28_D_29_"><text:span text:style-name="MT1">Conversions d’unités : </text:span><text:span text:style-name="MT12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3">vitesse</text:span><text:span text:style-name="MT8"> </text:span></text:p></draw:text-box></draw:frame><draw:g text:anchor-type="paragraph" draw:z-index="175" draw:name="Shape4_14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76" draw:name="Shape4_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5">Conversions d’unités : </text:span><text:span text:style-name="MT13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14">Temps et durées</text:span></text:p>
      </style:header>
      <style:header-left>
        <text:p text:style-name="_5f_Header_20_N_20_page_20_impaire_20__28_D_29_"><text:s/><text:span text:style-name="MT6">Conversions d’unités : </text:span><text:span text:style-name="MT14">Temps et durées</text:span></text:p>
      </style:header-left>
      <style:footer>
        <text:p text:style-name="MP7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5">Temps et </text:span><text:span text:style-name="MT16">Durée</text:span><text:span text:style-name="MT8"> </text:span></text:p></draw:text-box></draw:frame><draw:g text:anchor-type="paragraph" draw:z-index="177" draw:name="Shape4_13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78" draw:name="Shape4_14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79" draw:name="Shape4_1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17">Temps et d</text:span><text:span text:style-name="MT18">urées</text:span></text:p>
      </style:header>
      <style:header-left>
        <text:p text:style-name="_5f_Header_20_N_20_page_20_impaire_20__28_D_29_"><text:span text:style-name="MT1">Conversions d’unités : </text:span><text:span text:style-name="MT17">Temps et d</text:span><text:span text:style-name="MT18">urées</text:span></text:p>
      </style:header-left>
      <style:footer>
        <text:p text:style-name="MP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9">temps et </text:span><text:span text:style-name="MT20">durées</text:span><text:span text:style-name="MT8"> </text:span></text:p></draw:text-box></draw:frame><draw:g text:anchor-type="paragraph" draw:z-index="180" draw:name="Shape4_13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81" draw:name="Shape4_14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5">Conversions d’unités : </text:span><text:span text:style-name="MT19">temps et </text:span><text:span text:style-name="MT20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6">Conversions d’unités : </text:span><text:span text:style-name="MT17">Temps et d</text:span><text:span text:style-name="MT18">urées</text:span></text:p>
      </style:header>
      <style:header-left>
        <text:p text:style-name="Header"><text:s/><text:span text:style-name="MT6">Conversions d’unités : </text:span><text:span text:style-name="MT17">Temps et d</text:span><text:span text:style-name="MT18">urées</text:span></text:p>
      </style:header-left>
      <style:footer>
        <text:p text:style-name="MP7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9">temps et </text:span><text:span text:style-name="MT20">durées</text:span><text:span text:style-name="MT8"> </text:span></text:p></draw:text-box></draw:frame><draw:g text:anchor-type="paragraph" draw:z-index="182" draw:name="Shape4_13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83" draw:name="Shape4_13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4" draw:name="Shape4_1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21">Capacités</text:span></text:p>
      </style:header>
      <style:header-left>
        <text:p text:style-name="_5f_Header_20_N_20_page_20_impaire_20__28_D_29_"><text:span text:style-name="MT1">Conversions d’unités : </text:span><text:span text:style-name="MT21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2">Capacités</text:span><text:span text:style-name="MT8"> </text:span></text:p></draw:text-box></draw:frame><draw:g text:anchor-type="paragraph" draw:z-index="185" draw:name="Shape4_14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6">Conversions d’unités : </text:span><text:span text:style-name="MT21">Capacités</text:span></text:p>
      </style:header>
      <style:header-left>
        <text:p text:style-name="Header"><text:s/><text:span text:style-name="MT6">Conversions d’unités : </text:span><text:span text:style-name="MT21">Capacités</text:span></text:p>
      </style:header-left>
      <style:footer>
        <text:p text:style-name="MP7"><draw:frame draw:style-name="Mfr1" draw:name="Frame1851" text:anchor-type="paragraph" svg:y="-0.06cm" draw:z-index="0"><draw:text-box fo:min-height="0.499cm" fo:min-width="3cm"><draw:frame draw:style-name="Mfr2" draw:name="Frame1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3">capacités</text:span><text:span text:style-name="MT8"> </text:span></text:p></draw:text-box></draw:frame><draw:g text:anchor-type="paragraph" draw:z-index="186" draw:name="Shape4_13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87" draw:name="Shape4_13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13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24"><text:s/></text:span><text:span text:style-name="MT6">Conversions d’unités : </text:span><text:span text:style-name="MT24">masses</text:span></text:p>
      </style:header>
      <style:header-left>
        <text:p text:style-name="_5f_Header_20_N_20_page_20_impaire_20__28_D_29_"><text:span text:style-name="MT24"><text:s/></text:span><text:span text:style-name="MT6">Conversions d’unités : </text:span><text:span text:style-name="MT24">masses</text:span></text:p>
      </style:header-left>
      <style:footer>
        <text:p text:style-name="MP9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5">Masses</text:span><text:span text:style-name="MT8"> </text:span></text:p></draw:text-box></draw:frame><draw:g text:anchor-type="paragraph" draw:z-index="189" draw:name="Shape4_12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draw:g text:anchor-type="paragraph" draw:z-index="190" draw:name="Shape4_12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91" draw:name="Shape4_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5">Conversions d’unités : </text:span><text:span text:style-name="MT26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24">masses</text:span></text:p>
      </style:header>
      <style:header-left>
        <text:p text:style-name="_5f_Header_20_N_20_page_20_impaire_20__28_D_29_"><text:s/><text:span text:style-name="MT6">Conversions d’unités : </text:span><text:span text:style-name="MT24">masses</text:span></text:p>
      </style:header-left>
      <style:footer>
        <text:p text:style-name="MP7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7">masses</text:span><text:span text:style-name="MT8"> </text:span></text:p></draw:text-box></draw:frame><draw:g text:anchor-type="paragraph" draw:z-index="192" draw:name="Shape4_12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93" draw:name="Shape4_12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3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0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210" draw:name="Shape4_10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28">Périmètre : </text:span><text:span text:style-name="MT29">Problèmes</text:span></text:p></draw:text-box></draw:frame></text:p>
      </style:footer>
      <style:footer-left>
        <text:p text:style-name="MP10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28">Périmètre : </text:span><text:span text:style-name="MT29">Problèmes</text:span></text:p></draw:text-box></draw:frame><draw:g text:anchor-type="paragraph" draw:z-index="206" draw:name="Shape4_12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11" draw:name="Shape4_10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08" draw:name="Shape4_1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9" draw:name="Shape4_121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15" draw:name="Shape3_16" draw:style-name="Mgr5" draw:text-style-name="MP13" svg:x1="12.726cm" svg:y1="0.399cm" svg:x2="20.496cm" svg:y2="0.36cm"><text:p/></draw:line><text:span text:style-name="MT31">Périmètre</text:span> : <text:span text:style-name="MT32">Périmètres et unités</text:span></text:p>
      </style:header>
      <style:header-left>
        <text:p text:style-name="MP14"><draw:line text:anchor-type="paragraph" draw:z-index="216" draw:name="Shape3_17" draw:style-name="Mgr5" draw:text-style-name="MP13" svg:x1="16.083cm" svg:y1="0.383cm" svg:x2="20.496cm" svg:y2="0.36cm"><text:p/></draw:line><text:span text:style-name="MT31">Périmètre</text:span> : <text:span text:style-name="MT32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212" draw:name="Shape4_10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8">Périmètre <text:s/>: </text:span><text:span text:style-name="MT33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17" draw:name="Shape4_1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13" draw:name="Shape4_26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14" draw:name="Shape4_26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21" draw:name="Shape3_11" draw:style-name="Mgr5" draw:text-style-name="MP13" svg:x1="12.45cm" svg:y1="0.362cm" svg:x2="20.497cm" svg:y2="0.36cm"><text:p/></draw:line><text:span text:style-name="MT31">Périmètre</text:span> : <text:span text:style-name="MT34">Mesurer, reporter</text:span></text:p>
      </style:header>
      <style:header-left>
        <text:p text:style-name="_5f_Header_20_M_20_page_20_impaire_20__28_D_29_"><draw:line text:anchor-type="paragraph" draw:z-index="222" draw:name="Shape3_20" draw:style-name="Mgr5" draw:text-style-name="MP13" svg:x1="12.45cm" svg:y1="0.362cm" svg:x2="20.497cm" svg:y2="0.36cm"><text:p/></draw:line><text:span text:style-name="MT31">Périmètre</text:span> : <text:span text:style-name="MT34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218" draw:name="Shape4_11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28">Périmètre : </text:span><text:span text:style-name="MT35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25" draw:name="Shape4_1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11" text:anchor-type="paragraph" svg:y="-0.06cm" draw:z-index="0"><draw:text-box fo:min-height="0.499cm" fo:min-width="3cm"><draw:frame draw:style-name="Mfr2" draw:name="Frame1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19" draw:name="Shape4_11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20" draw:name="Shape4_11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31">Périmètre</text:span> : <text:span text:style-name="MT31">Calculs sur une figure</text:span></text:p>
      </style:header>
      <style:header-left>
        <text:p text:style-name="_5f_Header_20_M_20_page_20_paire_20__28_G_29_"><text:span text:style-name="MT31">Périmètre</text:span> : <text:span text:style-name="MT3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28" draw:name="Shape4_9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23" draw:name="Shape4_9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24" draw:name="Shape4_96" draw:style-name="Mgr1"><draw:path draw:style-name="Mgr4" draw:text-style-name="MP11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30" draw:name="Shape4_9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26" draw:name="Shape4_10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27" draw:name="Shape4_10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36">Proportionnalité et pourcentage</text:span><text:span text:style-name="MT37"> </text:span>: <text:span text:style-name="MT38">Pourcentages</text:span> </text:p>
      </style:header>
      <style:header-left>
        <text:p text:style-name="_5f_Header_20_D_20_page_20_impaire_20__28_D_29_"><text:span text:style-name="MT36">Proportionnalité et pourcentage</text:span><text:span text:style-name="MT37"> </text:span>: <text:span text:style-name="MT38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32" draw:name="Shape4_9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5"><text:span text:style-name="MT39">Proportionnalité et pourcentage : </text:span><text:span text:style-name="MT40">pourcentages</text:span></text:p></draw:text-box></draw:frame></text:p>
      </style:footer>
      <style:footer-left>
        <text:p text:style-name="MP7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6"><text:span text:style-name="MT41">Proportionnalité et pourcentages : </text:span><text:span text:style-name="MT40">pourcentages</text:span></text:p></draw:text-box></draw:frame><draw:g text:anchor-type="paragraph" draw:z-index="229" draw:name="Shape4_112" draw:style-name="Mgr1"><draw:path draw:style-name="Mgr3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7"/>
      </style:header>
      <style:header-left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7"/>
      </style:header-left>
      <style:footer>
        <text:p text:style-name="MP7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8">Proportionnalité et pourcentages : proportionalité</text:p></draw:text-box></draw:frame><draw:g text:anchor-type="paragraph" draw:z-index="234" draw:name="Shape4_23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: </text:p></draw:text-box></draw:frame><draw:g text:anchor-type="paragraph" draw:z-index="231" draw:name="Shape4_99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42">Utiliser des données</text:span> : <text:span text:style-name="MT42">Organiser</text:span> </text:p>
      </style:header>
      <style:header-left>
        <text:p text:style-name="MP21"><text:span text:style-name="MT42">Utiliser des données</text:span> : <text:span text:style-name="MT42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47" draw:name="Shape4_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>
      <style:footer-left>
        <text:p text:style-name="MP7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42" draw:name="Shape4_7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7">Utilis</text:span><text:span text:style-name="MT44">er des</text:span><text:span text:style-name="MT37"> données </text:span>: <text:span text:style-name="MT45">Organiser</text:span> </text:p>
      </style:header>
      <style:header-left>
        <text:p text:style-name="_5f_Header_20_D_20_page_20_paire_20__28_G_29_"><text:s/><text:span text:style-name="MT37">Utilis</text:span><text:span text:style-name="MT44">er des</text:span><text:span text:style-name="MT37"> données </text:span>: <text:span text:style-name="MT45">Organiser</text:span> </text:p>
      </style:header-left>
      <style:footer>
        <text:p text:style-name="MP7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Organiser</text:span><text:span text:style-name="MT8"> </text:span></text:p></draw:text-box></draw:frame><draw:g text:anchor-type="paragraph" draw:z-index="249" draw:name="Shape4_7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Organiser</text:span><text:span text:style-name="MT8"> </text:span></text:p></draw:text-box></draw:frame><draw:g text:anchor-type="paragraph" draw:z-index="245" draw:name="Shape4_75" draw:style-name="Mgr1"><draw:path draw:style-name="Mgr3" draw:text-style-name="MP23" svg:width="0.855cm" svg:height="1.172cm" svg:x="-0.268cm" svg:y="-0.175cm" svg:viewBox="0 0 856 1173" svg:d="M856 1173h-856v-991c0-100 79-182 175-182h505c97 0 176 82 176 182z"><text:p/></draw:path></draw:g><draw:g text:anchor-type="paragraph" draw:z-index="246" draw:name="Shape4_25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24"><text:span text:style-name="MT49">Repères du plan : Se repérer</text:span> </text:p>
      </style:header>
      <style:header-left>
        <text:p text:style-name="MP24"><text:span text:style-name="MT49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52" draw:name="Shape4_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>
      <style:footer-left>
        <text:p text:style-name="MP7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48" draw:name="Shape4_11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37">Utilis</text:span><text:span text:style-name="MT44">er des</text:span><text:span text:style-name="MT37"> données </text:span>: <text:span text:style-name="MT50">Représenter</text:span> </text:p>
      </style:header>
      <style:header-left>
        <text:p text:style-name="_5f_Header_20_D_20_page_20_paire_20__28_G_29_"><text:span text:style-name="_5f_Caractères"><text:span text:style-name="MT51"><text:s/>Utiliser des données : Représenter </text:span></text:span></text:p>
      </style:header-left>
      <style:footer>
        <text:p text:style-name="MP7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3">représenter</text:span><text:span text:style-name="MT8"> </text:span></text:p></draw:text-box></draw:frame><draw:g text:anchor-type="paragraph" draw:z-index="255" draw:name="Shape4_70" draw:style-name="Mgr1"><draw:path draw:style-name="Mgr3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3">représenter</text:span><text:span text:style-name="MT8"> </text:span></text:p></draw:text-box></draw:frame><draw:g text:anchor-type="paragraph" draw:z-index="250" draw:name="Shape4_91" draw:style-name="Mgr1"><draw:path draw:style-name="Mgr3" draw:text-style-name="MP23" svg:width="0.855cm" svg:height="1.172cm" svg:x="-0.268cm" svg:y="-0.175cm" svg:viewBox="0 0 856 1173" svg:d="M856 1173h-856v-991c0-100 79-182 175-182h505c97 0 176 82 176 182z"><text:p/></draw:path></draw:g><draw:g text:anchor-type="paragraph" draw:z-index="251" draw:name="Shape4_9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60" draw:name="Shape4_8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54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Résoudre des problèmes</text:p></draw:text-box></draw:frame><draw:g text:anchor-type="paragraph" draw:z-index="256" draw:name="Shape4_97" draw:style-name="Mgr1"><draw:path draw:style-name="Mgr2" draw:text-style-name="MP5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62" draw:name="Shape4_6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58" draw:name="Shape4_89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5">Calculer : </text:span><text:span text:style-name="MT56">Distributivité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56">Distributivité</text:span><text:span text:style-name="MT55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69" draw:name="Shape4_7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57">calculer</text:span><text:span text:style-name="MT58"> : </text:span><text:span text:style-name="MT59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71" draw:name="Shape4_6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67" draw:name="Shape4_8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8" draw:name="Shape4_81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5">Calculer : </text:span><text:span text:style-name="MT60">Critères de divisibilité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60">Critères de divisibilité</text:span><text:span text:style-name="MT55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73" draw:name="Shape4_6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57">calculer</text:span><text:span text:style-name="MT58"> : </text:span><text:span text:style-name="MT61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text:span text:style-name="MT57">calculer</text:span><text:span text:style-name="MT58"> : </text:span><text:span text:style-name="MT61">critères de divisibilité</text:span></text:p></draw:text-box></draw:frame><draw:g text:anchor-type="paragraph" draw:z-index="270" draw:name="Shape4_65" draw:style-name="Mgr1"><draw:path draw:style-name="Mgr2" draw:text-style-name="MP5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29"><text:span text:style-name="MT62">G</text:span>éométrie plane : Parallèles, perpendiculaires,<text:line-break/> distances</text:p>
      </style:header>
      <style:header-left>
        <text:p text:style-name="MP30"><text:s/><text:span text:style-name="MT62">Géométrie plane</text:span> : <text:span text:style-name="MT63">P</text:span><text:span text:style-name="MT64">arallèles, perpendiculaires,<text:line-break/> </text:span><text:span text:style-name="MT65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66">Géométrie plane : </text:span><text:span text:style-name="MT67">parallèles, perpendiculaires, </text:span><text:span text:style-name="MT68">distances</text:span></text:h></draw:text-box></draw:frame><draw:g text:anchor-type="paragraph" draw:z-index="275" draw:name="Shape4_59" draw:style-name="Mgr1"><draw:path draw:style-name="Mgr6" draw:text-style-name="MP19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31" text:outline-level="1"><text:span text:style-name="MT69">G</text:span>éométrie plane : Parallèles, perpendiculaires, distances</text:h></draw:text-box></draw:frame><draw:g text:anchor-type="paragraph" draw:z-index="272" draw:name="Shape4_62" draw:style-name="Mgr1"><draw:path draw:style-name="Mgr6" draw:text-style-name="MP19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5">Calculer : </text:span><text:span text:style-name="MT70">Diviser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70">Diviser</text:span><text:span text:style-name="MT55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<draw:g text:anchor-type="paragraph" draw:z-index="278" draw:name="Shape4_51" draw:style-name="Mgr1"><draw:path draw:style-name="Mgr2" draw:text-style-name="MP5" svg:width="0.855cm" svg:height="1.172cm" svg:x="7.545cm" svg:y="-0.194cm" svg:viewBox="0 0 856 1173" svg:d="M856 1173h-856v-991c0-100 79-182 175-182h505c97 0 176 82 176 182z"><text:p/></draw:path></draw:g><text:span text:style-name="MT57">calculer</text:span><text:span text:style-name="MT58"> : </text:span><text:span text:style-name="MT71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text:span text:style-name="MT57">calculer</text:span><text:span text:style-name="MT58"> : </text:span><text:span text:style-name="MT71">diviser</text:span></text:p></draw:text-box></draw:frame><draw:g text:anchor-type="paragraph" draw:z-index="274" draw:name="Shape4_60" draw:style-name="Mgr1"><draw:path draw:style-name="Mgr2" draw:text-style-name="MP5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80" draw:name="Shape4_5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76" draw:name="Shape4_5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7" draw:name="Shape4_5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2">Calculer : <text:span text:style-name="MT72">Multiplier</text:span> </text:p>
      </style:header>
      <style:header-left>
        <text:p text:style-name="MP32">Calculer : <text:span text:style-name="MT72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<draw:g text:anchor-type="paragraph" draw:z-index="283" draw:name="Shape4_55" draw:style-name="Mgr1"><draw:path draw:style-name="Mgr2" draw:text-style-name="MP5" svg:width="0.855cm" svg:height="1.172cm" svg:x="7.535cm" svg:y="-0.178cm" svg:viewBox="0 0 856 1173" svg:d="M856 1173h-856v-991c0-100 79-182 175-182h505c97 0 176 82 176 182z"><text:p/></draw:path></draw:g><text:span text:style-name="MT57">calculer</text:span><text:span text:style-name="MT58"> : </text:span><text:span text:style-name="MT73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text:span text:style-name="MT57">calculer</text:span><text:span text:style-name="MT58"> : </text:span><text:span text:style-name="MT73">Multiplier</text:span></text:p></draw:text-box></draw:frame><draw:g text:anchor-type="paragraph" draw:z-index="279" draw:name="Shape4_262" draw:style-name="Mgr1"><draw:path draw:style-name="Mgr2" draw:text-style-name="MP5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85" draw:name="Shape4_5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81" draw:name="Shape4_5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5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<text:span text:style-name="MT57">calculer</text:span><text:span text:style-name="MT58"> : </text:span><text:span text:style-name="MT57">additionner et soustraire</text:span></text:p></draw:text-box></draw:frame><draw:g text:anchor-type="paragraph" draw:z-index="287" draw:name="Shape4_47" draw:style-name="Mgr1"><draw:path draw:style-name="Mgr2" draw:text-style-name="MP5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<text:span text:style-name="MT57">calculer</text:span><text:span text:style-name="MT58"> : </text:span><text:span text:style-name="MT57">additionner et soustraire</text:span></text:p></draw:text-box></draw:frame><draw:g text:anchor-type="paragraph" draw:z-index="284" draw:name="Shape4_261" draw:style-name="Mgr1"><draw:path draw:style-name="Mgr2" draw:text-style-name="MP5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30">Calculer</text:span> : <text:span text:style-name="MT30">Additionner et soustraire</text:span></text:p>
      </style:header>
      <style:header-left>
        <text:p text:style-name="_5f_Header_20_N_20_page_20_paire_20__28_G_29_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89" draw:name="Shape4_4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86" draw:name="Shape4_4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4"><draw:path text:anchor-type="paragraph" draw:z-index="292" draw:name="Shape1_6" draw:style-name="Mgr7" draw:text-style-name="MP35" svg:width="4.329cm" svg:height="2.238cm" svg:x="-1.5cm" svg:y="-1.001cm" svg:viewBox="0 0 4330 2239" svg:d="M0 2239l3984-288c209-15 363-167 345-342l-170-1609h-4159z"><text:p/></draw:path><draw:line text:anchor-type="paragraph" draw:z-index="293" draw:name="Shape3_10" draw:style-name="Mgr8" draw:text-style-name="MP13" svg:x1="10.308cm" svg:y1="0.388cm" svg:x2="20.496cm" svg:y2="0.36cm"><text:p/></draw:line><text:span text:style-name="MT74">Fractions</text:span><text:span text:style-name="MT75"> : </text:span><text:span text:style-name="MT76">Problèmes</text:span><text:span text:style-name="MT75"> </text:span></text:p>
      </style:header>
      <style:header-left>
        <text:p text:style-name="MP34"><draw:line text:anchor-type="paragraph" draw:z-index="294" draw:name="Shape3_27" draw:style-name="Mgr8" draw:text-style-name="MP13" svg:x1="10.308cm" svg:y1="0.388cm" svg:x2="20.496cm" svg:y2="0.36cm"><text:p/></draw:line><draw:path text:anchor-type="paragraph" draw:z-index="288" draw:name="Shape1_10" draw:style-name="Mgr7" draw:text-style-name="MP35" svg:width="4.329cm" svg:height="2.238cm" svg:x="-1.5cm" svg:y="-1.001cm" svg:viewBox="0 0 4330 2239" svg:d="M0 2239l3984-288c209-15 363-167 345-342l-170-1609h-4159z"><text:p/></draw:path><text:span text:style-name="MT74">Fractions</text:span><text:span text:style-name="MT75"> : </text:span><text:span text:style-name="MT76">Problèmes</text:span><text:span text:style-name="MT75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90" draw:name="Shape4_4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77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00" draw:name="Shape4_4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95" draw:name="Shape4_4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4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37"><draw:line text:anchor-type="paragraph" draw:z-index="304" draw:name="Shape3_9" draw:style-name="Mgr8" draw:text-style-name="MP13" svg:x1="10.37cm" svg:y1="0.365cm" svg:x2="20.496cm" svg:y2="0.36cm"><text:p/></draw:line><draw:path text:anchor-type="paragraph" draw:z-index="305" draw:name="Shape1_4" draw:style-name="Mgr7" draw:text-style-name="MP35" svg:width="4.329cm" svg:height="2.238cm" svg:x="-1.5cm" svg:y="-7.4cm" svg:viewBox="0 0 4330 2239" svg:d="M0 2239l3984-288c209-15 363-167 345-342l-170-1609h-4159z"><text:p/></draw:path><text:span text:style-name="MT78">Fractions</text:span> : <text:span text:style-name="MT78">Opérations</text:span> </text:p>
      </style:header>
      <style:header-left>
        <text:p text:style-name="MP37"><draw:path text:anchor-type="paragraph" draw:z-index="306" draw:name="Shape1_8" draw:style-name="Mgr7" draw:text-style-name="MP35" svg:width="4.329cm" svg:height="2.238cm" svg:x="-1.5cm" svg:y="-7.4cm" svg:viewBox="0 0 4330 2239" svg:d="M0 2239l3984-288c209-15 363-167 345-342l-170-1609h-4159z"><text:p/></draw:path><draw:line text:anchor-type="paragraph" draw:z-index="299" draw:name="Shape3_26" draw:style-name="Mgr8" draw:text-style-name="MP13" svg:x1="10.37cm" svg:y1="0.365cm" svg:x2="20.496cm" svg:y2="0.36cm"><text:p/></draw:line><text:span text:style-name="MT78">Fractions</text:span> : <text:span text:style-name="MT78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301" draw:name="Shape4_3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77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07" draw:name="Shape4_3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02" draw:name="Shape4_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3" draw:name="Shape4_4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39"><draw:line text:anchor-type="paragraph" draw:z-index="311" draw:name="Shape3_8" draw:style-name="Mgr8" draw:text-style-name="MP13" svg:x1="17.736cm" svg:y1="0.376cm" svg:x2="20.496cm" svg:y2="0.36cm"><text:p/></draw:line><text:span text:style-name="MT79">Fractions</text:span> : <text:span text:style-name="MT79">Fractions, décimaux et comparaison</text:span></text:p>
      </style:header>
      <style:header-left>
        <text:p text:style-name="MP39"><draw:line text:anchor-type="paragraph" draw:z-index="312" draw:name="Shape3_25" draw:style-name="Mgr8" draw:text-style-name="MP13" svg:x1="17.736cm" svg:y1="0.376cm" svg:x2="20.496cm" svg:y2="0.36cm"><text:p/></draw:line><text:span text:style-name="MT79">Fractions</text:span> : <text:span text:style-name="MT79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308" draw:name="Shape4_3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77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13" draw:name="Shape4_3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09" draw:name="Shape4_3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10" draw:name="Shape4_3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1"><draw:line text:anchor-type="paragraph" draw:z-index="317" draw:name="Shape3_24" draw:style-name="Mgr8" draw:text-style-name="MP13" svg:x1="11.52cm" svg:y1="0.376cm" svg:x2="20.496cm" svg:y2="0.36cm"><text:p/></draw:line><text:span text:style-name="MT80">Fractions</text:span> : <text:span text:style-name="MT80">Droite graduée</text:span></text:p>
      </style:header>
      <style:header-left>
        <text:p text:style-name="MP41"><draw:line text:anchor-type="paragraph" draw:z-index="318" draw:name="Shape3_28" draw:style-name="Mgr8" draw:text-style-name="MP13" svg:x1="11.52cm" svg:y1="0.376cm" svg:x2="20.496cm" svg:y2="0.36cm"><text:p/></draw:line><text:span text:style-name="MT80">Fractions</text:span> : <text:span text:style-name="MT80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314" draw:name="Shape4_3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7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20" draw:name="Shape4_2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15" draw:name="Shape4_3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3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43"><draw:line text:anchor-type="paragraph" draw:z-index="324" draw:name="Shape3_14" draw:style-name="Mgr8" draw:text-style-name="MP13" svg:x1="12.876cm" svg:y1="0.392cm" svg:x2="20.496cm" svg:y2="0.36cm"><text:p/></draw:line><draw:path text:anchor-type="paragraph" draw:z-index="325" draw:name="Shape1_3" draw:style-name="Mgr7" draw:text-style-name="MP35" svg:width="4.329cm" svg:height="2.238cm" svg:x="-1.8cm" svg:y="-8.982cm" svg:viewBox="0 0 4330 2239" svg:d="M0 2239l3984-288c209-15 363-167 345-342l-170-1609h-4159z"><text:p/></draw:path><text:span text:style-name="MT81">Fractions</text:span> : <text:span text:style-name="MT81">Vocabulaire et sens</text:span></text:p>
      </style:header>
      <style:header-left>
        <text:p text:style-name="MP43"><draw:line text:anchor-type="paragraph" draw:z-index="326" draw:name="Shape3_23" draw:style-name="Mgr8" draw:text-style-name="MP13" svg:x1="12.876cm" svg:y1="0.392cm" svg:x2="20.496cm" svg:y2="0.36cm"><text:p/></draw:line><draw:path text:anchor-type="paragraph" draw:z-index="319" draw:name="Shape1_7" draw:style-name="Mgr7" draw:text-style-name="MP35" svg:width="4.329cm" svg:height="2.238cm" svg:x="-1.8cm" svg:y="-8.982cm" svg:viewBox="0 0 4330 2239" svg:d="M0 2239l3984-288c209-15 363-167 345-342l-170-1609h-4159z"><text:p/></draw:path><text:span text:style-name="MT81">Fractions</text:span> : <text:span text:style-name="MT81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321" draw:name="Shape4_26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7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28" draw:name="Shape4_2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22" draw:name="Shape4_2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3" draw:name="Shape4_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45"><draw:path text:anchor-type="paragraph" draw:z-index="331" draw:name="Shape1_1" draw:style-name="Mgr7" draw:text-style-name="MP35" svg:width="4.329cm" svg:height="2.238cm" svg:x="-1.8cm" svg:y="-8.982cm" svg:viewBox="0 0 4330 2239" svg:d="M0 2239l3984-288c209-15 363-167 345-342l-170-1609h-4159z"><text:p/></draw:path><draw:line text:anchor-type="paragraph" draw:z-index="332" draw:name="Shape3_13" draw:style-name="Mgr8" draw:text-style-name="MP13" svg:x1="15.337cm" svg:y1="0.36cm" svg:x2="20.496cm" svg:y2="0.36cm"><text:p/></draw:line><text:span text:style-name="MT82">Fractions</text:span> : <text:span text:style-name="MT82">Représentation géométrique</text:span></text:p>
      </style:header>
      <style:header-left>
        <text:p text:style-name="MP45"><draw:line text:anchor-type="paragraph" draw:z-index="333" draw:name="Shape3_21" draw:style-name="Mgr8" draw:text-style-name="MP13" svg:x1="15.337cm" svg:y1="0.36cm" svg:x2="20.496cm" svg:y2="0.36cm"><text:p/></draw:line><draw:path text:anchor-type="paragraph" draw:z-index="327" draw:name="Shape1_13" draw:style-name="Mgr7" draw:text-style-name="MP35" svg:width="4.329cm" svg:height="2.238cm" svg:x="-1.8cm" svg:y="-8.982cm" svg:viewBox="0 0 4330 2239" svg:d="M0 2239l3984-288c209-15 363-167 345-342l-170-1609h-4159z"><text:p/></draw:path><text:span text:style-name="MT82">Fractions</text:span> : <text:span text:style-name="MT82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6"><text:span text:style-name="MT77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34" draw:name="Shape4_2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81" text:anchor-type="paragraph" svg:y="-0.06cm" draw:z-index="0"><draw:text-box fo:min-height="0.499cm" fo:min-width="3cm"><draw:frame draw:style-name="Mfr2" draw:name="Frame6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29" draw:name="Shape4_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8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47"><draw:line text:anchor-type="paragraph" draw:z-index="338" draw:name="Shape3_5" draw:style-name="Mgr8" draw:text-style-name="MP13" svg:x1="18.701cm" svg:y1="0.36cm" svg:x2="20.497cm" svg:y2="0.36cm"><text:p/></draw:line><text:span text:style-name="MT83">Nombres entiers et décimaux</text:span> : <text:span text:style-name="MT83">Comparer, encadrer</text:span></text:p>
      </style:header>
      <style:header-left>
        <text:p text:style-name="MP47"><draw:line text:anchor-type="paragraph" draw:z-index="339" draw:name="Shape3_6" draw:style-name="Mgr8" draw:text-style-name="MP13" svg:x1="18.701cm" svg:y1="0.36cm" svg:x2="20.497cm" svg:y2="0.36cm"><text:p/></draw:line><text:span text:style-name="MT83">Nombres entiers et décimaux</text:span> : <text:span text:style-name="MT83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1" text:anchor-type="frame" svg:x="0.45cm" svg:y="0.079cm" svg:width="0.817cm" draw:z-index="0"><draw:text-box fo:min-height="0.355cm"><text:p text:style-name="MP3"><draw:g text:anchor-type="paragraph" draw:z-index="335" draw:name="Shape4_1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7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41" draw:name="Shape4_1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36" draw:name="Shape4_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7" draw:name="Shape4_2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49"><draw:line text:anchor-type="paragraph" draw:z-index="344" draw:name="Shape3_2" draw:style-name="Mgr8" draw:text-style-name="MP13" svg:x1="16.083cm" svg:y1="0.383cm" svg:x2="20.496cm" svg:y2="0.36cm"><text:p/></draw:line>Nombres entiers et décimaux : Numération</text:p>
      </style:header>
      <style:header-left>
        <text:p text:style-name="MP49"><draw:line text:anchor-type="paragraph" draw:z-index="345" draw:name="Shape3_3" draw:style-name="Mgr9" draw:text-style-name="MP13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46" draw:name="Shape4_4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draw:frame draw:style-name="Mfr1" draw:name="Frame1352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77">N</text:span>ombres entiers et décimaux : numération</text:p></draw:text-box></draw:frame></text:p>
      </style:footer>
      <style:footer-left>
        <text:p text:style-name="MP2"><draw:g text:anchor-type="paragraph" draw:z-index="340" draw:name="Shape4_8" draw:style-name="Mgr1"><draw:path draw:style-name="Mgr2" draw:text-style-name="MP5" svg:width="0.855cm" svg:height="1.172cm" svg:x="-0.217cm" svg:y="-0.175cm" svg:viewBox="0 0 856 1173" svg:d="M856 1173h-856v-991c0-100 79-182 175-182h505c97 0 176 82 176 182z"><text:p/></draw:path></draw:g><draw:frame draw:style-name="Mfr1" draw:name="Frame421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77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47" draw:name="Shape4_7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42" draw:name="Shape4_11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43" draw:name="Shape4_9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1"><draw:line text:anchor-type="paragraph" draw:z-index="351" draw:name="Shape3_15" draw:style-name="Mgr8" draw:text-style-name="MP13" svg:x1="17.597cm" svg:y1="0.383cm" svg:x2="19.595cm" svg:y2="0.383cm"><text:p/></draw:line><text:span text:style-name="MT75">Nombres entiers et décimaux : </text:span><text:span text:style-name="Character_5f_20_5f_style"><text:span text:style-name="MT84">×</text:span></text:span><text:span text:style-name="MT85"> 10, 100, 1000</text:span></text:p>
      </style:header>
      <style:header-left>
        <text:p text:style-name="MP51"><draw:line text:anchor-type="paragraph" draw:z-index="352" draw:name="Shape3_19" draw:style-name="Mgr8" draw:text-style-name="MP13" svg:x1="17.597cm" svg:y1="0.383cm" svg:x2="19.595cm" svg:y2="0.383cm"><text:p/></draw:line><text:span text:style-name="MT75">Nombres entiers et décimaux : </text:span><text:span text:style-name="Character_5f_20_5f_style"><text:span text:style-name="MT84">×</text:span></text:span><text:span text:style-name="MT85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48" draw:name="Shape4_1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57">N</text:span><text:span text:style-name="MT86">ombres entiers et décimaux : </text:span><text:span text:style-name="Character_5f_20_5f_style"><text:span text:style-name="MT84">×</text:span></text:span><text:span text:style-name="MT87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55" draw:name="Shape4_1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49" draw:name="Shape4_10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50" draw:name="Shape4_1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58" draw:name="Shape4_1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53" draw:name="Shape4_1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4" draw:name="Shape4_11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1"><draw:line text:anchor-type="paragraph" draw:z-index="359" draw:name="Shape3_22" draw:style-name="Mgr10" draw:text-style-name="MP13" svg:x1="16.575cm" svg:y1="0cm" svg:x2="19.073cm" svg:y2="0cm"><text:p/></draw:line><text:span text:style-name="MT75">Nombres entiers et décimaux : </text:span><text:span text:style-name="MT88">La droite graduée</text:span></text:p>
      </style:header>
      <style:header-left>
        <text:p text:style-name="MP51"><draw:line text:anchor-type="paragraph" draw:z-index="360" draw:name="Shape3_37" draw:style-name="Mgr8" draw:text-style-name="MP13" svg:x1="17.999cm" svg:y1="0.36cm" svg:x2="20.497cm" svg:y2="0.36cm"><text:p/></draw:line><text:span text:style-name="MT75">Nombres entiers et décimaux : </text:span><text:span text:style-name="MT88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57" draw:name="Shape4_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57">N</text:span><text:span text:style-name="MT86">ombres entiers et décimaux : </text:span><text:span text:style-name="MT89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56" draw:name="Shape4_1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57">N</text:span><text:span text:style-name="MT86">ombres entiers et décimaux : </text:span><text:span text:style-name="MT89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57" draw:name="Shape4_6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53" draw:name="Shape4_7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77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5">Calculer : </text:span><text:span text:style-name="MT90">Priorités opératoires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90">Priorités opératoires</text:span><text:span text:style-name="MT55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65" draw:name="Shape4_6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57">calculer</text:span><text:span text:style-name="MT58"> : </text:span><text:span text:style-name="MT91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text:span text:style-name="MT57">calculer</text:span><text:span text:style-name="MT58"> : </text:span><text:span text:style-name="MT91">priorités opératoires</text:span></text:p></draw:text-box></draw:frame><draw:g text:anchor-type="paragraph" draw:z-index="261" draw:name="Shape4_69" draw:style-name="Mgr1"><draw:path draw:style-name="Mgr2" draw:text-style-name="MP5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92">P</text:span>roportionnalité </text:p>
      </style:header>
      <style:header-left>
        <text:p text:style-name="_5f_Header_20_D_20_page_20_paire_20__28_G_29_"><text:span text:style-name="MT36"><text:tab/>Proportionnalité et pourcentage</text:span><text:span text:style-name="MT37"> </text:span>: <text:span text:style-name="MT36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<draw:g text:anchor-type="paragraph" draw:z-index="236" draw:name="Shape4_73" draw:style-name="Mgr1"><draw:path draw:style-name="Mgr3" draw:text-style-name="MP23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7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33" draw:name="Shape4_8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7"/>
      </style:header>
      <style:header-left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7"/>
      </style:header-left>
      <style:footer>
        <text:p text:style-name="MP7"><draw:frame draw:style-name="Mfr1" draw:name="Frame211111112" text:anchor-type="paragraph" svg:y="-0.06cm" draw:z-index="0"><draw:text-box fo:min-height="0.499cm" fo:min-width="3cm"><draw:frame draw:style-name="Mfr2" draw:name="Frame14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8">Proportionnalité et pourcentages : proportionalité</text:p></draw:text-box></draw:frame><draw:g text:anchor-type="paragraph" draw:z-index="239" draw:name="Shape4_22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1" text:anchor-type="paragraph" svg:y="-0.06cm" draw:z-index="0"><draw:text-box fo:min-height="0.499cm" fo:min-width="3cm"><draw:frame draw:style-name="Mfr2" draw:name="Frame8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: </text:p></draw:text-box></draw:frame><draw:g text:anchor-type="paragraph" draw:z-index="235" draw:name="Shape4_257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40" draw:name="Shape4_7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37" draw:name="Shape4_10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38" draw:name="Shape4_10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43" draw:name="Shape3_4" draw:style-name="Mgr5" draw:text-style-name="MP13" svg:x1="12.104cm" svg:y1="0.392cm" svg:x2="20.497cm" svg:y2="0.36cm"><text:p/></draw:line><text:span text:style-name="MT31">Périmètre</text:span> : <text:span text:style-name="MT93">Coder et calculer</text:span></text:p>
      </style:header>
      <style:header-left>
        <text:p text:style-name="_5f_Header_20_M_20_page_20_impaire_20__28_D_29_"><draw:line text:anchor-type="paragraph" draw:z-index="244" draw:name="Shape3_18" draw:style-name="Mgr5" draw:text-style-name="MP13" svg:x1="12.104cm" svg:y1="0.392cm" svg:x2="20.497cm" svg:y2="0.36cm"><text:p/></draw:line><text:span text:style-name="MT31">Périmètre</text:span> : <text:span text:style-name="MT93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41" draw:name="Shape4_10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28">Périmètre : </text:span><text:span text:style-name="MT94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6">Conversions d’unités : longueurs</text:span></text:p>
      </style:header>
      <style:header-left>
        <text:p text:style-name="_5f_Header_20_N_20_page_20_impaire_20__28_D_29_"><text:s/><text:span text:style-name="MT6">Conversions d’unités : longueurs</text:span></text:p>
      </style:header-left>
      <style:footer>
        <text:p text:style-name="MP7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longueurs</text:span><text:span text:style-name="MT8"> </text:span></text:p></draw:text-box></draw:frame><draw:g text:anchor-type="paragraph" draw:z-index="195" draw:name="Shape4_8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96" draw:name="Shape4_12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97" draw:name="Shape4_1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<text:span text:style-name="MT95">L</text:span>ongueurs</text:p>
      </style:header>
      <style:header-left>
        <text:p text:style-name="_5f_Header_20_N_20_page_20_impaire_20__28_D_29_"><text:span text:style-name="MT95">L</text:span>ongueurs</text:p>
      </style:header-left>
      <style:footer>
        <text:h text:style-name="_5f_Footer_20_page_20_paire_20__28_G_29_" text:outline-level="1"><draw:frame draw:style-name="Mfr5" draw:name="Frame811111112" text:anchor-type="paragraph" svg:x="0.949cm" svg:y="0.078cm" draw:z-index="199"><draw:text-box fo:min-height="0.499cm" fo:min-width="7.096cm"><draw:frame draw:style-name="Mfr2" draw:name="Frame461" text:anchor-type="frame" svg:x="0.45cm" svg:y="0.079cm" svg:width="0.817cm" draw:z-index="205"><draw:text-box fo:min-height="0.355cm"><text:p text:style-name="MP3"><text:page-number text:select-page="current">188</text:page-number></text:p></draw:text-box></draw:frame><text:p text:style-name="MP55">Conversions d’unités : longueurs</text:p></draw:text-box></draw:frame><draw:g text:anchor-type="paragraph" draw:z-index="201" draw:name="Shape4_127" draw:style-name="Mgr1"><draw:path draw:style-name="Mgr2" draw:text-style-name="MP5" svg:width="0.855cm" svg:height="1.172cm" svg:x="-0.054cm" svg:y="-0.175cm" svg:viewBox="0 0 856 1173" svg:d="M856 1173h-856v-991c0-100 79-182 175-182h505c97 0 176 82 176 182z"><text:p/></draw:path></draw:g><text:page-number text:select-page="current">188</text:page-number></text:h>
      </style:footer>
      <style:footer-left>
        <text:h text:style-name="_5f_Footer_20_page_20_impaire_20__28_D_29_" text:outline-level="1"><draw:frame draw:style-name="Mfr3" draw:name="Frame471" text:anchor-type="paragraph" svg:y="-0.06cm" draw:z-index="202"><draw:text-box fo:min-height="0.499cm" fo:min-width="7.096cm"><text:p text:style-name="MP56">Conversions d’unités : longueurs</text:p></draw:text-box></draw:frame><draw:g text:anchor-type="paragraph" draw:z-index="203" draw:name="Shape4_177" draw:style-name="Mgr1"><draw:path draw:style-name="Mgr2" draw:text-style-name="MP5" svg:width="0.855cm" svg:height="1.172cm" svg:x="18.251cm" svg:y="-0.175cm" svg:viewBox="0 0 856 1173" svg:d="M856 1173h-856v-991c0-100 79-182 175-182h505c97 0 176 82 176 182z"><text:p/></draw:path></draw:g><text:page-number text:select-page="current">189</text:page-number></text:h>
      </style:footer-left>
    </style:master-page>
    <style:master-page style:name="_35__5f_7_5f_SERIE_5f_N_5f_GAUCHE_5f_ET_5f_DROITE_5f_1COL" style:display-name="5_7_SERIE_N_GAUCHE_ET_DROITE_1COL" style:page-layout-name="Mpm14">
      <style:header>
        <text:p text:style-name="MP57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5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207" draw:name="Shape4_145" draw:style-name="Mgr1"><draw:path draw:style-name="Mgr2" draw:text-style-name="MP5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96">Volume</text:span><text:span text:style-name="MT8"> </text:span></text:p></draw:text-box></draw:frame></text:h>
      </style:footer>
      <style:footer-left>
        <text:p text:style-name="Footer"/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5" draw:name="Shape3_7" draw:style-name="Mgr11" draw:text-style-name="MP13" svg:x1="15.12cm" svg:y1="0.36cm" svg:x2="20.496cm" svg:y2="0.36cm"><text:p/></draw:line><text:s/><text:span text:style-name="MT97">Angles : </text:span>Angles : <text:span text:style-name="MT98">Comprendre la notion d’angle</text:span></text:p>
      </style:header>
      <style:header-left>
        <text:p text:style-name="MP59"><draw:line text:anchor-type="paragraph" draw:z-index="36" draw:name="Shape3_29" draw:style-name="Mgr11" draw:text-style-name="MP13" svg:x1="15.12cm" svg:y1="0.36cm" svg:x2="20.496cm" svg:y2="0.36cm"><text:p/></draw:line>Angles : <text:span text:style-name="MT98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Angles : </text:span><text:span text:style-name="MT100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9">Angles : </text:span><text:span text:style-name="MT101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Angles : </text:span><text:span text:style-name="MT102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61"><draw:line text:anchor-type="paragraph" draw:z-index="374" draw:name="Shape3_33" draw:style-name="Mgr11" draw:text-style-name="MP13" svg:x1="15.12cm" svg:y1="0.36cm" svg:x2="20.496cm" svg:y2="0.36cm"><text:p/></draw:line><text:s/><text:span text:style-name="MT103">Angles</text:span> : <text:span text:style-name="MT98">Comprendre la notion d’angle</text:span></text:p>
      </style:header>
      <style:footer>
        <text:p text:style-name="MP7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/text:p>
      </style:footer>
      <style:footer-left>
        <text:p text:style-name="MP7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04">Angles</text:span><text:span text:style-name="MT8"> : </text:span><text:span text:style-name="MT104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73" draw:name="Shape3_35" draw:style-name="Mgr11" draw:text-style-name="MP13" svg:x1="11.344cm" svg:y1="0.358cm" svg:x2="20.497cm" svg:y2="0.36cm"><text:p/></draw:line><text:span text:style-name="MT105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2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72" draw:name="Shape4_18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69" draw:name="Shape4_1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70" draw:name="Shape4_18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_5f_Header_20_G_20_page_20_paire_20__28_G_29_"><draw:line text:anchor-type="paragraph" draw:z-index="371" draw:name="Shape3_30" draw:style-name="Mgr11" draw:text-style-name="MP13" svg:x1="11.435cm" svg:y1="0.388cm" svg:x2="20.496cm" svg:y2="0.36cm"><text:p/></draw:line><text:span text:style-name="MT106">Angles</text:span> : <text:span text:style-name="MT106">Mesurer un angle</text:span></text:p>
      </style:header-left>
      <style:footer>
        <text:p text:style-name="MP7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67" draw:name="Shape4_17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07">Angles </text:span><text:span text:style-name="MT8">: </text:span><text:span text:style-name="MT107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66" draw:name="Shape3_31" draw:style-name="Mgr11" draw:text-style-name="MP13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68" draw:name="Shape3_32" draw:style-name="Mgr11" draw:text-style-name="MP13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Angles : </text:span><text:span text:style-name="MT100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Angles : </text:span><text:span text:style-name="MT108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Angles : </text:span><text:span text:style-name="MT100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65" draw:name="Shape4_18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61" draw:name="Shape4_18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62" draw:name="Shape4_1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63" draw:name="Shape3_34" draw:style-name="Mgr11" draw:text-style-name="MP13" svg:x1="15.448cm" svg:y1="0.365cm" svg:x2="20.496cm" svg:y2="0.36cm"><text:p/></draw:line><text:span text:style-name="MT109">Angles</text:span><text:span text:style-name="MT110"> : </text:span><text:span text:style-name="MT111">Calculer des mesures d’angle</text:span></text:p>
      </style:header>
      <style:header-left>
        <text:p text:style-name="_5f_Header_20_G_20_page_20_paire_20__28_G_29_"><draw:line text:anchor-type="paragraph" draw:z-index="364" draw:name="Shape3_36" draw:style-name="Mgr11" draw:text-style-name="MP13" svg:x1="15.448cm" svg:y1="0.365cm" svg:x2="20.496cm" svg:y2="0.36cm"><text:p/></draw:line><text:span text:style-name="MT109">Angles : </text:span><text:span text:style-name="MT111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Angles : </text:span><text:span text:style-name="MT100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Angles : </text:span><text:span text:style-name="MT112">Calculer des </text:span><text:span text:style-name="MT108">Mesure</text:span><text:span text:style-name="MT112">s</text:span><text:span text:style-name="MT108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Angles : </text:span><text:span text:style-name="MT113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63"><draw:line text:anchor-type="paragraph" draw:z-index="297" draw:name="Shape3_39" draw:style-name="Mgr8" draw:text-style-name="MP13" svg:x1="10.308cm" svg:y1="0.388cm" svg:x2="20.496cm" svg:y2="0.36cm"><text:p/></draw:line><draw:path text:anchor-type="paragraph" draw:z-index="298" draw:name="Shape1_12" draw:style-name="Mgr7" draw:text-style-name="MP35" svg:width="4.329cm" svg:height="2.238cm" svg:x="-1.5cm" svg:y="-1.001cm" svg:viewBox="0 0 4330 2239" svg:d="M0 2239l3984-288c209-15 363-167 345-342l-170-1609h-4159z"><text:p/></draw:path><text:span text:style-name="MT74">Fractions</text:span><text:span text:style-name="MT75"> : </text:span><text:span text:style-name="MT76">Problèmes</text:span><text:span text:style-name="MT75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91" draw:name="Shape4_25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77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66" draw:name="Shape4_8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63" draw:name="Shape4_26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64" draw:name="Shape4_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64" draw:name="Shape4_10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65" draw:name="Shape4_15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5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4"><text:span text:style-name="MT114"><text:s text:c="15"/>A</text:span>ires : Aire et unité</text:p>
      </style:header>
      <style:header-left>
        <text:p text:style-name="MP64"><text:span text:style-name="MT114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63" draw:name="Shape4_15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62">Géométrie plane, </text:span><text:span text:style-name="MT115">partie 1</text:span> : <text:span text:style-name="MT116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17">Géométrie plane, </text:span><text:span text:style-name="MT118">partie 1</text:span><text:span text:style-name="MT117"> : </text:span><text:span text:style-name="MT119">assembler et décomposer</text:span></text:p></draw:text-box></draw:frame><draw:g text:anchor-type="paragraph" draw:z-index="161" draw:name="Shape4_216" draw:style-name="Mgr1"><draw:path draw:style-name="Mgr6" draw:text-style-name="MP19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62" draw:name="Shape4_21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, </text:span><text:span text:style-name="MT118">partie 1</text:span><text:span text:style-name="MT66"> : </text:span><text:span text:style-name="MT119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8"><text:span text:style-name="MT120">Géométrie plane</text:span><text:span text:style-name="MT121"> : </text:span><text:span text:style-name="MT122">Vocabulaire</text:span></text:p>
      </style:header>
      <style:footer>
        <text:p text:style-name="MP7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3">vocabulaire</text:span></text:p></draw:text-box></draw:frame><draw:g text:anchor-type="paragraph" draw:z-index="159" draw:name="Shape4_213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3">vocabulaire</text:span></text:p></draw:text-box></draw:frame><draw:g text:anchor-type="paragraph" draw:z-index="160" draw:name="Shape4_214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62">Géométrie plane, </text:span><text:span text:style-name="MT115">partie 1</text:span> : <text:span text:style-name="MT124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17">Géométrie plane, </text:span><text:span text:style-name="MT118">partie 1</text:span><text:span text:style-name="MT117"> : </text:span><text:span text:style-name="MT125">coder</text:span></text:p></draw:text-box></draw:frame><draw:g text:anchor-type="paragraph" draw:z-index="157" draw:name="Shape4_211" draw:style-name="Mgr1"><draw:path draw:style-name="Mgr6" draw:text-style-name="MP19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66">Géométrie plane, </text:span><text:span text:style-name="MT118">partie 1</text:span><text:span text:style-name="MT66"> : </text:span><text:span text:style-name="MT125">coder</text:span></text:p></draw:text-box></draw:frame><draw:g text:anchor-type="paragraph" draw:z-index="158" draw:name="Shape4_212" draw:style-name="Mgr1"><draw:path draw:style-name="Mgr6" draw:text-style-name="MP19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8"><text:span text:style-name="MT120">Géométrie plane</text:span><text:span text:style-name="MT121"> : </text:span><text:span text:style-name="MT122">Vocabulaire</text:span></text:p>
      </style:header>
      <style:header-left>
        <text:p text:style-name="MP68"><text:span text:style-name="MT120">Géométrie plane</text:span><text:span text:style-name="MT121"> : </text:span><text:span text:style-name="MT122">Vocabulaire</text:span></text:p>
      </style:header-left>
      <style:footer>
        <text:p text:style-name="MP7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3">vocabulaire</text:span></text:p></draw:text-box></draw:frame><draw:g text:anchor-type="paragraph" draw:z-index="155" draw:name="Shape4_209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3">vocabulaire</text:span></text:p></draw:text-box></draw:frame><draw:g text:anchor-type="paragraph" draw:z-index="156" draw:name="Shape4_210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62">Géométrie plane</text:span> : <text:span text:style-name="MT63">P</text:span><text:span text:style-name="MT64">arallèles, perpendiculaires,<text:line-break/> </text:span><text:span text:style-name="MT65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draw:g text:anchor-type="paragraph" draw:z-index="153" draw:name="Shape4_20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7">Géométrie plane : </text:span><text:span text:style-name="MT67">Parallèles, perpendiculaires, </text:span><text:span text:style-name="MT68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draw:g text:anchor-type="paragraph" draw:z-index="154" draw:name="Shape4_206" draw:style-name="Mgr1"><draw:path draw:style-name="Mgr6" draw:text-style-name="MP19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7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151" draw:name="Shape4_205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152" draw:name="Shape4_154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62">Géométrie plane</text:span> : <text:span text:style-name="MT127">Milieu, alignement, </text:span><text:span text:style-name="MT128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49" draw:name="Shape4_15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7">Géométrie plane : </text:span><text:span text:style-name="MT129">milieu, Alignement, </text:span><text:span text:style-name="MT130">APPARTENANCE</text:span></text:p></draw:text-box></draw:frame></text:p>
      </style:footer>
      <style:footer-left>
        <text:p text:style-name="MP7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50" draw:name="Shape4_15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129">milieu, alignement, </text:span><text:span text:style-name="MT130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0"><text:span text:style-name="MT131">S</text:span><text:span text:style-name="MT132">olides</text:span> : <text:span text:style-name="MT131">Vocabulaire, nature</text:span></text:p>
      </style:header>
      <style:footer>
        <text:p text:style-name="MP7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47" draw:name="Shape4_149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48" draw:name="Shape4_150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62">Géométrie plane</text:span> : <text:span text:style-name="MT62">Points, droites </text:span><text:span text:style-name="MT133">et cercles</text:span></text:p>
      </style:header>
      <style:footer>
        <text:p text:style-name="MP7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45" draw:name="Shape4_20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34">et cercles</text:span></text:p></draw:text-box></draw:frame></text:p>
      </style:footer>
      <style:footer-left>
        <text:p text:style-name="MP7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46" draw:name="Shape4_20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4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0"><text:span text:style-name="MT131">S</text:span><text:span text:style-name="MT132">olides</text:span> : <text:span text:style-name="MT131">Vocabulaire, nature</text:span></text:p>
      </style:header>
      <style:footer>
        <text:p text:style-name="MP7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43" draw:name="Shape4_200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44" draw:name="Shape4_201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24"><text:span text:style-name="MT49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41" draw:name="Shape4_19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>
      <style:footer-left>
        <text:p text:style-name="MP7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42" draw:name="Shape4_19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5">R</text:span><text:span text:style-name="MT136">epères du plan : Se </text:span><text:span text:style-name="MT137">déplacer</text:span></text:p>
      </style:header>
      <style:footer>
        <text:p text:style-name="MP7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8">Repères du plan : Se </text:span><text:span text:style-name="MT138">déplacer</text:span></text:p></draw:text-box></draw:frame><draw:g text:anchor-type="paragraph" draw:z-index="139" draw:name="Shape4_192" draw:style-name="Mgr1"><draw:path draw:style-name="Mgr6" draw:text-style-name="MP19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7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<text:span text:style-name="MT8">Repères du plan : se </text:span><text:span text:style-name="MT138">déplacer</text:span></text:p></draw:text-box></draw:frame><draw:g text:anchor-type="paragraph" draw:z-index="140" draw:name="Shape4_193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24"><text:span text:style-name="MT49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37" draw:name="Shape4_190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>
      <style:footer-left>
        <text:p text:style-name="MP7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38" draw:name="Shape4_19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43">R</text:span>epères du plan : Se repérer</text:p>
      </style:header>
      <style:header-left>
        <text:p text:style-name="_5f_Header_20_G_20_page_20_paire_20__28_G_29_"><text:span text:style-name="MT43">R</text:span>epères du plan : Se repérer</text:p>
      </style:header-left>
      <style:footer>
        <text:p text:style-name="MP7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Repères du plan : Se repérer</text:p></draw:text-box></draw:frame><draw:g text:anchor-type="paragraph" draw:z-index="135" draw:name="Shape4_117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Repères du plan : se repérer</text:p></draw:text-box></draw:frame><draw:g text:anchor-type="paragraph" draw:z-index="136" draw:name="Shape4_189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6">Volumes : Volumes par comptage</text:p>
      </style:header>
      <style:footer>
        <text:p text:style-name="MP7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34" draw:name="Shape4_17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/><text:span text:style-name="MT139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8"><draw:line text:anchor-type="paragraph" draw:z-index="127" draw:name="Shape7_8" draw:style-name="Mgr5" draw:text-style-name="MP13" svg:x1="9.042cm" svg:y1="0.36cm" svg:x2="20.461cm" svg:y2="0.36cm"><text:p/></draw:line><draw:path text:anchor-type="paragraph" draw:z-index="128" draw:name="Shape5_1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129" draw:name="Shape6_2" draw:style-name="Mgr13" draw:text-style-name="MP80" svg:width="2.703cm" svg:height="0.715cm" draw:transform="rotate (0.0872664625997165) translate (-0.172861111111111cm 0.218722222222222cm)"><draw:text-box><text:p text:style-name="MP13"><text:span text:style-name="MT140">Série 1</text:span></text:p></draw:text-box></draw:frame>T<text:span text:style-name="MT141">itre de la série</text:span></text:p>
      </style:header>
      <style:header-left>
        <text:p text:style-name="MP78"><draw:line text:anchor-type="paragraph" draw:z-index="131" draw:name="Shape7_9" draw:style-name="Mgr5" draw:text-style-name="MP13" svg:x1="9.042cm" svg:y1="0.36cm" svg:x2="20.461cm" svg:y2="0.36cm"><text:p/></draw:line><draw:path text:anchor-type="paragraph" draw:z-index="132" draw:name="Shape5_2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133" draw:name="Shape6_5" draw:style-name="Mgr13" draw:text-style-name="MP80" svg:width="2.703cm" svg:height="0.715cm" draw:transform="rotate (0.0872664625997165) translate (-0.172861111111111cm 0.218722222222222cm)"><draw:text-box><text:p text:style-name="MP13"><text:span text:style-name="MT140">Série 1</text:span></text:p></draw:text-box></draw:frame>T<text:span text:style-name="MT141">itre de la série</text:span></text:p>
      </style:header-left>
      <style:footer>
        <text:p text:style-name="MP7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30" draw:name="Shape8_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42">Angles</text:span> • <text:span text:style-name="MT142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1"><text:span text:style-name="MT114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26" draw:name="Shape4_17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23" draw:name="Shape4_18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24" draw:name="Shape4_18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25" draw:name="Shape4_1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3"><text:span text:style-name="MT31"><text:s text:c="15"/>A</text:span><text:span text:style-name="MT143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22" draw:name="Shape4_16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19" draw:name="Shape4_16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20" draw:name="Shape4_167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21" draw:name="Shape4_16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16" draw:name="Shape4_17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17" draw:name="Shape4_17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18" draw:name="Shape4_17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5"><text:span text:style-name="MT114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15" draw:name="Shape4_17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8"><draw:path text:anchor-type="paragraph" draw:z-index="108" draw:name="Shape5_3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109" draw:name="Shape6_3" draw:style-name="Mgr13" draw:text-style-name="MP80" svg:width="2.703cm" svg:height="0.715cm" draw:transform="rotate (0.0872664625997165) translate (-0.172861111111111cm 0.218722222222222cm)"><draw:text-box><text:p text:style-name="MP13"><text:span text:style-name="MT140">Série 1</text:span></text:p></draw:text-box></draw:frame><draw:line text:anchor-type="paragraph" draw:z-index="110" draw:name="Shape7_6" draw:style-name="Mgr5" draw:text-style-name="MP13" svg:x1="9.042cm" svg:y1="0.36cm" svg:x2="20.461cm" svg:y2="0.36cm"><text:p/></draw:line>T<text:span text:style-name="MT141">itre de la série</text:span></text:p>
      </style:header>
      <style:header-left>
        <text:p text:style-name="MP78"><draw:path text:anchor-type="paragraph" draw:z-index="112" draw:name="Shape5_4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113" draw:name="Shape6_4" draw:style-name="Mgr13" draw:text-style-name="MP80" svg:width="2.703cm" svg:height="0.715cm" draw:transform="rotate (0.0872664625997165) translate (-0.172861111111111cm 0.218722222222222cm)"><draw:text-box><text:p text:style-name="MP13"><text:span text:style-name="MT140">Série 1</text:span></text:p></draw:text-box></draw:frame><draw:line text:anchor-type="paragraph" draw:z-index="114" draw:name="Shape7_3" draw:style-name="Mgr5" draw:text-style-name="MP13" svg:x1="9.042cm" svg:y1="0.36cm" svg:x2="20.461cm" svg:y2="0.36cm"><text:p/></draw:line>T<text:span text:style-name="MT141">itre de la série</text:span></text:p>
      </style:header-left>
      <style:footer>
        <text:p text:style-name="MP7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111" draw:name="Shape8_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42">Angles</text:span> • <text:span text:style-name="MT142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4">Volumes : </text:span><text:span text:style-name="MT145">Calculs et conversions</text:span></text:p>
      </style:header>
      <style:header-left>
        <text:p text:style-name="_5f_Header_20_M_20_page_20_paire_20__28_G_29_"><text:span text:style-name="MT144">Volumes : </text:span><text:span text:style-name="MT145">Calculs et conversions</text:span></text:p>
      </style:header-left>
      <style:footer>
        <text:list xml:id="list800858990" text:style-name="_5f_Numérotation_20_des_20_exercices">
          <text:list-item>
            <text:list>
              <text:list-item>
                <text:p text:style-name="MP87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/><text:span text:style-name="MT139">Volumes : </text:span><text:span text:style-name="MT146">Calculs et conversions</text:span> </text:p></draw:text-box></draw:frame><draw:g text:anchor-type="paragraph" draw:z-index="106" draw:name="Shape4_174" draw:style-name="Mgr1"><draw:path draw:style-name="Mgr4" draw:text-style-name="MP11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30336927005069" text:continue-numbering="true" text:style-name="_5f_Numérotation_20_des_20_exercices">
          <text:list-item>
            <text:list>
              <text:list-item>
                <text:p text:style-name="MP87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/><text:span text:style-name="MT139">Volumes : </text:span><text:span text:style-name="MT146">Calculs et conversions</text:span> </text:p></draw:text-box></draw:frame><draw:g text:anchor-type="paragraph" draw:z-index="107" draw:name="Shape4_175" draw:style-name="Mgr1"><draw:path draw:style-name="Mgr4" draw:text-style-name="MP11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0"><text:span text:style-name="MT131">S</text:span><text:span text:style-name="MT132">olides</text:span> : <text:span text:style-name="MT131">Vocabulaire, nature</text:span></text:p>
      </style:header>
      <style:footer>
        <text:p text:style-name="MP7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04" draw:name="Shape4_196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05" draw:name="Shape4_197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8"><text:span text:style-name="MT62">Géométrie plane</text:span> : <text:span text:style-name="MT147">D</text:span><text:span text:style-name="MT62">roites, </text:span><text:span text:style-name="MT148">demi-droites </text:span><text:span text:style-name="MT149">&amp; </text:span><text:span text:style-name="MT148">segments</text:span></text:p>
      </style:header>
      <style:footer>
        <text:p text:style-name="MP7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102" draw:name="Shape4_198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7">Géométrie plane : </text:span><text:span text:style-name="MT66">droites, </text:span><text:span text:style-name="MT150">DEMI-droites et segments</text:span></text:p></draw:text-box></draw:frame></text:p>
      </style:footer>
      <style:footer-left>
        <text:p text:style-name="MP7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103" draw:name="Shape4_19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droites, </text:span><text:span text:style-name="MT150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9"><text:span text:style-name="MT114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101" draw:name="Shape4_16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151">Aires</text:span><text:span text:style-name="MT28"> <text:s/>: </text:span><text:span text:style-name="MT151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98" draw:name="Shape4_16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99" draw:name="Shape4_16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6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2">Aires </text:span>: <text:span text:style-name="MT152">problèmes <text:s text:c="4"/></text:span></text:h>
      </style:footer>
      <style:footer-left>
        <text:p text:style-name="MP90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95" draw:name="Shape4_15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96" draw:name="Shape4_16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97" draw:name="Shape4_15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1"><text:span text:style-name="MT114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94" draw:name="Shape4_16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3"><text:span text:style-name="MT153">Constructions géométriques : </text:span><text:span text:style-name="MT154">Reproduire</text:span></text:p>
      </style:header>
      <style:header-left>
        <text:p text:style-name="MP93"><text:span text:style-name="MT153">Constructions géométriques : </text:span><text:span text:style-name="MT154">Reproduire</text:span></text:p>
      </style:header-left>
      <style:footer>
        <text:p text:style-name="MP7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92" draw:name="Shape10_0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5">CONSTRUCTIONS Géométriques : <text:s/></text:span><text:span text:style-name="MT156">REPRODUIRE</text:span></text:p></draw:text-box></draw:frame></text:p>
      </style:footer>
      <style:footer-left>
        <text:p text:style-name="MP7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3"><draw:g text:anchor-type="paragraph" draw:z-index="93" draw:name="Shape10_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7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90" draw:name="Shape4_208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6">G</text:span><text:span text:style-name="MT157">éométrie </text:span><text:span text:style-name="MT158">plane </text:span><text:span text:style-name="MT157">: </text:span><text:span text:style-name="MT158">vocabulaire</text:span></text:h></draw:text-box></draw:frame></text:p>
      </style:footer>
      <style:footer-left>
        <text:p text:style-name="MP7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91" draw:name="Shape4_20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6">G</text:span><text:span text:style-name="MT157">éométrie </text:span><text:span text:style-name="MT159">plane</text:span><text:span text:style-name="MT157"> : </text:span><text:span text:style-name="MT159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8"><draw:line text:anchor-type="paragraph" draw:z-index="86" draw:name="Shape9_1" draw:style-name="Mgr11" draw:text-style-name="MP13" svg:x1="11.559cm" svg:y1="0.36cm" svg:x2="20.5cm" svg:y2="0.36cm"><text:p/></draw:line><draw:frame text:anchor-type="paragraph" draw:z-index="87" draw:name="Shape8_6" draw:style-name="Mgr13" draw:text-style-name="MP80" svg:width="2.703cm" svg:height="0.715cm" draw:transform="rotate (0.0872664625997165) translate (-0.172861111111111cm 0.218722222222222cm)"><draw:text-box><text:p text:style-name="MP13"><text:span text:style-name="MT140">Série 1</text:span></text:p></draw:text-box></draw:frame><draw:path text:anchor-type="paragraph" draw:z-index="88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60">itre de la série</text:span></text:p>
      </style:header>
      <style:footer>
        <text:p text:style-name="MP7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89" draw:name="Shape10_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1">Éléments de géométrie</text:span> • <text:span text:style-name="MT161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7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85" draw:name="Shape4_21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3">Constructions géométriques : </text:span><text:span text:style-name="MT154">Reproduire</text:span></text:p>
      </style:header>
      <style:header-left>
        <text:p text:style-name="MP102"><text:span text:style-name="MT153">Constructions géométriques : </text:span><text:span text:style-name="MT154">Reproduire</text:span></text:p>
      </style:header-left>
      <style:footer>
        <text:p text:style-name="MP7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84" draw:name="Shape4_218" draw:style-name="Mgr1"><draw:path draw:style-name="Mgr6" draw:text-style-name="MP19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4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2">Constructions géométriques : </text:span><text:span text:style-name="MT163">Reproduire</text:span></text:p>
      </style:header>
      <style:header-left>
        <text:p text:style-name="_5f_Header_20_G_20_page_20_paire_20__28_G_29_"><text:span text:style-name="MT162">Constructions géométriques : </text:span><text:span text:style-name="MT163">Reproduire</text:span></text:p>
      </style:header-left>
      <style:footer>
        <text:p text:style-name="MP7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82" draw:name="Shape4_220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5">CONSTRUCTIONS Géométriques : </text:span><text:span text:style-name="MT156">REPRODUIRE</text:span></text:p></draw:text-box></draw:frame></text:p>
      </style:footer>
      <style:footer-left>
        <text:p text:style-name="MP7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83" draw:name="Shape4_21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3"><text:span text:style-name="MT153">Constructions géométriques : </text:span><text:span text:style-name="MT154">Reproduire</text:span></text:p>
      </style:header>
      <style:footer>
        <text:p text:style-name="MP7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80" draw:name="Shape10_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5">CONSTRUCTIONS Géométriques : <text:s/></text:span><text:span text:style-name="MT156">REPRODUIRE</text:span></text:p></draw:text-box></draw:frame></text:p>
      </style:footer>
      <style:footer-left>
        <text:p text:style-name="MP7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3"><draw:g text:anchor-type="paragraph" draw:z-index="81" draw:name="Shape10_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2">Constructions géométriques : </text:span><text:span text:style-name="MT164">Rédiger</text:span></text:p>
      </style:header>
      <style:header-left>
        <text:p text:style-name="_5f_Header_20_G_20_page_20_paire_20__28_G_29_"><text:span text:style-name="MT162">Constructions géométriques : </text:span><text:span text:style-name="MT164">Rédiger</text:span></text:p>
      </style:header-left>
      <style:footer>
        <text:p text:style-name="MP7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79" draw:name="Shape4_22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5">CONSTRUCTIONS Géométriques : </text:span><text:span text:style-name="MT165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6">S</text:span>olides : <text:span text:style-name="MT166">Vocabulaire, nature</text:span></text:p>
      </style:header>
      <style:header-left>
        <text:p text:style-name="_5f_Header_20_G_20_page_20_impaire_20__28_D_29_"><text:span text:style-name="MT166">S</text:span>olides : <text:span text:style-name="MT166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77" draw:name="Shape4_25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7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4">solides : Vocabulaire, NatuRE</text:p></draw:text-box></draw:frame><draw:g text:anchor-type="paragraph" draw:z-index="78" draw:name="Shape4_256" draw:style-name="Mgr1"><draw:path draw:style-name="Mgr6" draw:text-style-name="MP19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0"><text:span text:style-name="MT131">S</text:span><text:span text:style-name="MT132">olides</text:span> : <text:span text:style-name="MT131">Vocabulaire, nature</text:span></text:p>
      </style:header>
      <style:header-left>
        <text:p text:style-name="MP70"><text:span text:style-name="MT131">S</text:span><text:span text:style-name="MT132">olides</text:span> : <text:span text:style-name="MT131">Vocabulaire, nature</text:span></text:p>
      </style:header-left>
      <style:footer>
        <text:p text:style-name="MP7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75" draw:name="Shape4_225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76" draw:name="Shape4_254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6">S</text:span>olides : <text:span text:style-name="MT167">Perspective cavalière</text:span></text:p>
      </style:header>
      <style:header-left>
        <text:p text:style-name="_5f_Header_20_G_20_page_20_impaire_20__28_D_29_"><text:span text:style-name="MT166">S</text:span>olides : <text:span text:style-name="MT167">Perspective cavalière</text:span></text:p>
      </style:header-left>
      <style:footer>
        <text:p text:style-name="MP7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73" draw:name="Shape4_22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8">solides : </text:span><text:span text:style-name="MT169">perspective cavalière</text:span></text:h></draw:text-box></draw:frame></text:p>
      </style:footer>
      <style:footer-left>
        <text:p text:style-name="MP7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74" draw:name="Shape4_25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8">solides : </text:span><text:span text:style-name="MT169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1">Solides : </text:span><text:span text:style-name="MT170">Patrons</text:span></text:p>
      </style:header>
      <style:header-left>
        <text:p text:style-name="_5f_Header_20_G_20_page_20_paire_20__28_G_29_"><text:span text:style-name="MT131">Solides : </text:span><text:span text:style-name="MT170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<text:span text:style-name="MT171">patrons</text:span></text:p></draw:text-box></draw:frame><draw:g text:anchor-type="paragraph" draw:z-index="71" draw:name="Shape4_223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7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1">patrons</text:span></text:h></draw:text-box></draw:frame><draw:g text:anchor-type="paragraph" draw:z-index="72" draw:name="Shape4_252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6">S</text:span>olides : <text:span text:style-name="MT172">Patrons</text:span></text:p>
      </style:header>
      <style:header-left>
        <text:p text:style-name="_5f_Header_20_G_20_page_20_impaire_20__28_D_29_"><text:span text:style-name="MT166">S</text:span>olides : <text:span text:style-name="MT172">Patrons</text:span></text:p>
      </style:header-left>
      <style:footer>
        <text:p text:style-name="MP7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69" draw:name="Shape4_22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8">solides : </text:span><text:span text:style-name="MT173">Patrons</text:span></text:h></draw:text-box></draw:frame></text:p>
      </style:footer>
      <style:footer-left>
        <text:p text:style-name="MP7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70" draw:name="Shape4_25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8">solides : </text:span><text:span text:style-name="MT173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1">S</text:span><text:span text:style-name="MT132">olides</text:span> : <text:span text:style-name="MT131">Vocabulaire, nature</text:span></text:p>
      </style:header>
      <style:header-left>
        <text:p text:style-name="_5f_Header_20_G_20_page_20_impaire_20__28_D_29_"><text:span text:style-name="MT131">S</text:span><text:span text:style-name="MT132">olides</text:span> : <text:span text:style-name="MT131">Vocabulaire, nature</text:span></text:p>
      </style:header-left>
      <style:footer>
        <text:p text:style-name="MP7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67" draw:name="Shape4_249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68" draw:name="Shape4_250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>
      <style:footer>
        <text:p text:style-name="MP7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65" draw:name="Shape4_247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66" draw:name="Shape4_248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7">Symétrie axiale</text:span><text:span text:style-name="MT65"> : </text:span><text:span text:style-name="MT178">Reconnaissance et axes</text:span></text:p>
      </style:header>
      <style:footer>
        <text:p text:style-name="MP2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63" draw:name="Shape4_24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3">S</text:span>ymétrie axiale : reconnaissance et axes</text:h></draw:text-box></draw:frame></text:p>
      </style:footer>
      <style:footer-left>
        <text:p text:style-name="MP7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64" draw:name="Shape4_246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>
      <style:footer>
        <text:p text:style-name="MP7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61" draw:name="Shape4_243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62" draw:name="Shape4_244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7">Symétrie axiale</text:span><text:span text:style-name="MT65"> : </text:span><text:span text:style-name="MT177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59" draw:name="Shape4_24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7">S</text:span><text:span text:style-name="MT179">ymétrie axiale : </text:span><text:span text:style-name="MT180">Médiatrice d’un segment</text:span></text:h></draw:text-box></draw:frame></text:p>
      </style:footer>
      <style:footer-left>
        <text:p text:style-name="MP7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60" draw:name="Shape4_24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7">S</text:span><text:span text:style-name="MT179">ymétrie axiale : </text:span><text:span text:style-name="MT180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7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57" draw:name="Shape4_226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ymétrie axiale : constructions</text:p></draw:text-box></draw:frame><draw:g text:anchor-type="paragraph" draw:z-index="58" draw:name="Shape4_240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43">S</text:span><text:span text:style-name="MT65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55" draw:name="Shape4_238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43">S</text:span>ymétrie axiale : Constructions</text:h></draw:text-box></draw:frame></text:p>
      </style:footer>
      <style:footer-left>
        <text:p text:style-name="MP7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56" draw:name="Shape4_23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>
      <style:header-left>
        <text:p text:style-name="MP105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-left>
      <style:footer>
        <text:p text:style-name="MP7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53" draw:name="Shape4_236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54" draw:name="Shape4_237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1">Symétrie axiale</text:span><text:span text:style-name="MT65"> : </text:span><text:span text:style-name="MT182">Axes de symétrie de figures</text:span></text:p>
      </style:header>
      <style:header-left>
        <text:p text:style-name="MP109"><text:span text:style-name="MT181">Symétrie axiale</text:span><text:span text:style-name="MT65"> : </text:span><text:span text:style-name="MT182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51" draw:name="Shape4_23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43">S</text:span>ymétrie axiale : axes de symétrie de figures</text:p></draw:text-box></draw:frame></text:p>
      </style:footer>
      <style:footer-left>
        <text:p text:style-name="MP7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52" draw:name="Shape4_23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>
      <style:footer>
        <text:p text:style-name="MP7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49" draw:name="Shape4_232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50" draw:name="Shape4_233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43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47" draw:name="Shape4_230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3">S</text:span>ymétrie axiale : propriétés</text:p></draw:text-box></draw:frame></text:p>
      </style:footer>
      <style:footer-left>
        <text:p text:style-name="MP7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48" draw:name="Shape4_23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>
      <style:footer>
        <text:p text:style-name="MP7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45" draw:name="Shape4_228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6">Géométrie plane : </text:span><text:span text:style-name="MT63">parallèles, perpendiculaires, </text:span><text:span text:style-name="MT43">distances</text:span></text:p></draw:text-box></draw:frame><draw:g text:anchor-type="paragraph" draw:z-index="46" draw:name="Shape4_229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43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43" draw:name="Shape4_4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43">S</text:span>ymétrie axiale : pour aller plus loin</text:p></draw:text-box></draw:frame></text:p>
      </style:footer>
      <style:footer-left>
        <text:p text:style-name="MP7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44" draw:name="Shape4_22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37" draw:name="Shape3_1" draw:style-name="Mgr15" draw:text-style-name="MP13" svg:x1="10.893cm" svg:y1="0.403cm" svg:x2="20.503cm" svg:y2="0.327cm"><text:p/></draw:line><draw:path text:anchor-type="char" draw:z-index="38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41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40" draw:name="Shape3_38" draw:style-name="Mgr15" draw:text-style-name="MP13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39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54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Résoudre des problèmes</text:p></draw:text-box></draw:frame><draw:g text:anchor-type="paragraph" draw:z-index="42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31T23:03:32.969000000</dc:date>
    <meta:editing-duration>P3DT1H40M1S</meta:editing-duration>
    <meta:editing-cycles>456</meta:editing-cycles>
    <meta:generator>LibreOffice/7.1.5.2$Windows_X86_64 LibreOffice_project/85f04e9f809797b8199d13c421bd8a2b025d52b5</meta:generator>
    <meta:document-statistic meta:table-count="9" meta:image-count="0" meta:object-count="0" meta:page-count="3" meta:paragraph-count="902" meta:word-count="3335" meta:character-count="23144" meta:non-whitespace-character-count="20343"/>
    <meta:template xlink:type="simple" xlink:actuate="onRequest" xlink:title="lycee_v3" xlink:href="../../../../../../.cache/evolution/tmp/fichiers%20définitifs/Modele_cahier.ott" meta:date="2021-07-09T13:45:32.011278978"/>
  </office:meta>
</office:document-meta>
</file>